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5.8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1c458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king_ID</text:p>
          </table:table-cell>
          <table:table-cell table:style-name="ce1" office:value-type="string" calcext:value-type="string">
            <text:p>Booking_Status</text:p>
          </table:table-cell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Vehicle_Type</text:p>
          </table:table-cell>
          <table:table-cell table:style-name="ce1" office:value-type="string" calcext:value-type="string">
            <text:p>Pickup_Location</text:p>
          </table:table-cell>
          <table:table-cell table:style-name="ce1" office:value-type="string" calcext:value-type="string">
            <text:p>Drop_Location</text:p>
          </table:table-cell>
          <table:table-cell table:style-name="ce5" office:value-type="string" calcext:value-type="string">
            <text:p>V_TAT</text:p>
          </table:table-cell>
          <table:table-cell table:style-name="ce5" office:value-type="string" calcext:value-type="string">
            <text:p>C_TAT</text:p>
          </table:table-cell>
          <table:table-cell table:style-name="ce1" office:value-type="string" calcext:value-type="string">
            <text:p>Canceled_Rides_by_Customer</text:p>
          </table:table-cell>
          <table:table-cell table:style-name="ce1" office:value-type="string" calcext:value-type="string">
            <text:p>Canceled_Rides_by_Driver</text:p>
          </table:table-cell>
          <table:table-cell table:style-name="ce1" office:value-type="string" calcext:value-type="string">
            <text:p>Incomplete_Rides</text:p>
          </table:table-cell>
          <table:table-cell table:style-name="ce1" office:value-type="string" calcext:value-type="string">
            <text:p>Incomplete_Rides_Reason</text:p>
          </table:table-cell>
          <table:table-cell table:style-name="ce5" office:value-type="string" calcext:value-type="string">
            <text:p>Booking_Value</text:p>
          </table:table-cell>
          <table:table-cell table:style-name="ce6" office:value-type="string" calcext:value-type="string">
            <text:p>Payment_Method</text:p>
          </table:table-cell>
          <table:table-cell table:style-name="ce5" office:value-type="string" calcext:value-type="string">
            <text:p>Ride_Distance</text:p>
          </table:table-cell>
          <table:table-cell table:style-name="ce5" office:value-type="string" calcext:value-type="string">
            <text:p>Driver_Ratings</text:p>
          </table:table-cell>
          <table:table-cell table:style-name="ce5" office:value-type="string" calcext:value-type="string">
            <text:p>Customer_Rating</text:p>
          </table:table-cell>
          <table:table-cell table:style-name="ce5" office:value-type="string" calcext:value-type="string">
            <text:p>Vehicle Images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4" office:value-type="string" calcext:value-type="string">
            <text:p>CNR7153255142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13523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44" calcext:value-type="float">
            <text:p>44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20M00S" calcext:value-type="time">
            <text:p>22:20:00</text:p>
          </table:table-cell>
          <table:table-cell table:style-name="ce4" office:value-type="string" calcext:value-type="string">
            <text:p>CNR294042404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25428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58" calcext:value-type="float">
            <text:p>15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59M00S" calcext:value-type="time">
            <text:p>19:59:00</text:p>
          </table:table-cell>
          <table:table-cell table:style-name="ce4" office:value-type="string" calcext:value-type="string">
            <text:p>CNR298235787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7015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86" calcext:value-type="float">
            <text:p>38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5M00S" calcext:value-type="time">
            <text:p>3:15:00</text:p>
          </table:table-cell>
          <table:table-cell table:style-name="ce4" office:value-type="string" calcext:value-type="string">
            <text:p>CNR2395710036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58132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Vi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84" calcext:value-type="float">
            <text:p>38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02M00S" calcext:value-type="time">
            <text:p>9:02:00</text:p>
          </table:table-cell>
          <table:table-cell table:style-name="ce4" office:value-type="string" calcext:value-type="string">
            <text:p>CNR179742176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39555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22" calcext:value-type="float">
            <text:p>822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42M00S" calcext:value-type="time">
            <text:p>4:42:00</text:p>
          </table:table-cell>
          <table:table-cell table:style-name="ce4" office:value-type="string" calcext:value-type="string">
            <text:p>CNR878717788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02429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Vijayanagar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73" calcext:value-type="float">
            <text:p>17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51M00S" calcext:value-type="time">
            <text:p>9:51:00</text:p>
          </table:table-cell>
          <table:table-cell table:style-name="ce4" office:value-type="string" calcext:value-type="string">
            <text:p>CNR361206756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7607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40" calcext:value-type="float">
            <text:p>14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12M00S" calcext:value-type="time">
            <text:p>11:12:00</text:p>
          </table:table-cell>
          <table:table-cell table:style-name="ce4" office:value-type="string" calcext:value-type="string">
            <text:p>CNR537490248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35691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Sarjap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44" calcext:value-type="float">
            <text:p>34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19M00S" calcext:value-type="time">
            <text:p>19:19:00</text:p>
          </table:table-cell>
          <table:table-cell table:style-name="ce4" office:value-type="string" calcext:value-type="string">
            <text:p>CNR503060235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999840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Peeny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839" calcext:value-type="float">
            <text:p>83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31M00S" calcext:value-type="time">
            <text:p>1:31:00</text:p>
          </table:table-cell>
          <table:table-cell table:style-name="ce4" office:value-type="string" calcext:value-type="string">
            <text:p>CNR632845321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0713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Varth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93" calcext:value-type="float">
            <text:p>89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33M00S" calcext:value-type="time">
            <text:p>23:33:00</text:p>
          </table:table-cell>
          <table:table-cell table:style-name="ce4" office:value-type="string" calcext:value-type="string">
            <text:p>CNR478758351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2340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Jayanagar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64" calcext:value-type="float">
            <text:p>16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03M00S" calcext:value-type="time">
            <text:p>4:03:00</text:p>
          </table:table-cell>
          <table:table-cell table:style-name="ce4" office:value-type="string" calcext:value-type="string">
            <text:p>CNR794363430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4702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Rajajinagar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9" calcext:value-type="float">
            <text:p>39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18M00S" calcext:value-type="time">
            <text:p>13:18:00</text:p>
          </table:table-cell>
          <table:table-cell table:style-name="ce4" office:value-type="string" calcext:value-type="string">
            <text:p>CNR452447211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4092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Yelahanka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30" calcext:value-type="float">
            <text:p>33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55M00S" calcext:value-type="time">
            <text:p>18:55:00</text:p>
          </table:table-cell>
          <table:table-cell table:style-name="ce4" office:value-type="string" calcext:value-type="string">
            <text:p>CNR3914552212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5784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Banashankar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27" calcext:value-type="float">
            <text:p>42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54M00S" calcext:value-type="time">
            <text:p>9:54:00</text:p>
          </table:table-cell>
          <table:table-cell table:style-name="ce4" office:value-type="string" calcext:value-type="string">
            <text:p>CNR818160203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67642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MG Road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78" calcext:value-type="float">
            <text:p>37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25M00S" calcext:value-type="time">
            <text:p>10:25:00</text:p>
          </table:table-cell>
          <table:table-cell table:style-name="ce4" office:value-type="string" calcext:value-type="string">
            <text:p>CNR809091854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4015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HSR Layout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3" calcext:value-type="float">
            <text:p>34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50M00S" calcext:value-type="time">
            <text:p>23:50:00</text:p>
          </table:table-cell>
          <table:table-cell table:style-name="ce4" office:value-type="string" calcext:value-type="string">
            <text:p>CNR3211335290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63035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BTM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66" calcext:value-type="float">
            <text:p>36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42M00S" calcext:value-type="time">
            <text:p>23:42:00</text:p>
          </table:table-cell>
          <table:table-cell table:style-name="ce4" office:value-type="string" calcext:value-type="string">
            <text:p>CNR31961566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43275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01" calcext:value-type="float">
            <text:p>40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11M00S" calcext:value-type="time">
            <text:p>11:11:00</text:p>
          </table:table-cell>
          <table:table-cell table:style-name="ce4" office:value-type="string" calcext:value-type="string">
            <text:p>CNR997592528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6205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RT Nagar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3" calcext:value-type="float">
            <text:p>34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44M00S" calcext:value-type="time">
            <text:p>14:44:00</text:p>
          </table:table-cell>
          <table:table-cell table:style-name="ce4" office:value-type="string" calcext:value-type="string">
            <text:p>CNR159111343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02781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42M00S" calcext:value-type="time">
            <text:p>20:42:00</text:p>
          </table:table-cell>
          <table:table-cell table:style-name="ce4" office:value-type="string" calcext:value-type="string">
            <text:p>CNR365033157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17093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Hulimavu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50" calcext:value-type="float">
            <text:p>65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33M00S" calcext:value-type="time">
            <text:p>22:33:00</text:p>
          </table:table-cell>
          <table:table-cell table:style-name="ce4" office:value-type="string" calcext:value-type="string">
            <text:p>CNR601380508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17034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Jayanagar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17M00S" calcext:value-type="time">
            <text:p>10:17:00</text:p>
          </table:table-cell>
          <table:table-cell table:style-name="ce4" office:value-type="string" calcext:value-type="string">
            <text:p>CNR4306636052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0384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Vi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909" calcext:value-type="float">
            <text:p>90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20M00S" calcext:value-type="time">
            <text:p>18:20:00</text:p>
          </table:table-cell>
          <table:table-cell table:style-name="ce4" office:value-type="string" calcext:value-type="string">
            <text:p>CNR983207018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55872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89" calcext:value-type="float">
            <text:p>18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17M00S" calcext:value-type="time">
            <text:p>21:17:00</text:p>
          </table:table-cell>
          <table:table-cell table:style-name="ce4" office:value-type="string" calcext:value-type="string">
            <text:p>CNR562053925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90480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Sahakar Nagar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11" calcext:value-type="float">
            <text:p>31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18M00S" calcext:value-type="time">
            <text:p>21:18:00</text:p>
          </table:table-cell>
          <table:table-cell table:style-name="ce4" office:value-type="string" calcext:value-type="string">
            <text:p>CNR444392190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5461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Koramangala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44M00S" calcext:value-type="time">
            <text:p>3:44:00</text:p>
          </table:table-cell>
          <table:table-cell table:style-name="ce4" office:value-type="string" calcext:value-type="string">
            <text:p>CNR719430329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38245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41" calcext:value-type="float">
            <text:p>14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11M00S" calcext:value-type="time">
            <text:p>17:11:00</text:p>
          </table:table-cell>
          <table:table-cell table:style-name="ce4" office:value-type="string" calcext:value-type="string">
            <text:p>CNR649400506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05360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Malleshwaram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4" calcext:value-type="float">
            <text:p>21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44M00S" calcext:value-type="time">
            <text:p>19:44:00</text:p>
          </table:table-cell>
          <table:table-cell table:style-name="ce4" office:value-type="string" calcext:value-type="string">
            <text:p>CNR680557910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10214</text:p>
          </table:table-cell>
          <table:table-cell table:style-name="ce4" office:value-type="string" calcext:value-type="string">
            <text:p>Prime SUV</text:p>
          </table:table-cell>
          <table:table-cell table:number-columns-repeated="2" table:style-name="ce4" office:value-type="string" calcext:value-type="string">
            <text:p>Indiranagar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83" calcext:value-type="float">
            <text:p>218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26M00S" calcext:value-type="time">
            <text:p>8:26:00</text:p>
          </table:table-cell>
          <table:table-cell table:style-name="ce4" office:value-type="string" calcext:value-type="string">
            <text:p>CNR6003663433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35042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Chamaraj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604" calcext:value-type="float">
            <text:p>60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04M00S" calcext:value-type="time">
            <text:p>7:04:00</text:p>
          </table:table-cell>
          <table:table-cell table:style-name="ce4" office:value-type="string" calcext:value-type="string">
            <text:p>CNR2998177390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94604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Yelahank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802" calcext:value-type="float">
            <text:p>80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18M00S" calcext:value-type="time">
            <text:p>6:18:00</text:p>
          </table:table-cell>
          <table:table-cell table:style-name="ce4" office:value-type="string" calcext:value-type="string">
            <text:p>CNR797945813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78509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95" calcext:value-type="float">
            <text:p>109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17M00S" calcext:value-type="time">
            <text:p>10:17:00</text:p>
          </table:table-cell>
          <table:table-cell table:style-name="ce4" office:value-type="string" calcext:value-type="string">
            <text:p>CNR7286474506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500806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Richmond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20" calcext:value-type="float">
            <text:p>12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56M00S" calcext:value-type="time">
            <text:p>12:56:00</text:p>
          </table:table-cell>
          <table:table-cell table:style-name="ce4" office:value-type="string" calcext:value-type="string">
            <text:p>CNR982069295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2532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Hosur Road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52M00S" calcext:value-type="time">
            <text:p>11:52:00</text:p>
          </table:table-cell>
          <table:table-cell table:style-name="ce4" office:value-type="string" calcext:value-type="string">
            <text:p>CNR409406743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9606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Jayanagar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5" calcext:value-type="float">
            <text:p>47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25M00S" calcext:value-type="time">
            <text:p>5:25:00</text:p>
          </table:table-cell>
          <table:table-cell table:style-name="ce4" office:value-type="string" calcext:value-type="string">
            <text:p>CNR714227986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7803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61" calcext:value-type="float">
            <text:p>46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33M00S" calcext:value-type="time">
            <text:p>9:33:00</text:p>
          </table:table-cell>
          <table:table-cell table:style-name="ce4" office:value-type="string" calcext:value-type="string">
            <text:p>CNR548857412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6928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Hos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783" calcext:value-type="float">
            <text:p>78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16M00S" calcext:value-type="time">
            <text:p>16:16:00</text:p>
          </table:table-cell>
          <table:table-cell table:style-name="ce4" office:value-type="string" calcext:value-type="string">
            <text:p>CNR814846882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4709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BTM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995" calcext:value-type="float">
            <text:p>99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58M00S" calcext:value-type="time">
            <text:p>0:58:00</text:p>
          </table:table-cell>
          <table:table-cell table:style-name="ce4" office:value-type="string" calcext:value-type="string">
            <text:p>CNR51767043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9602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1102" calcext:value-type="float">
            <text:p>110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31M00S" calcext:value-type="time">
            <text:p>17:31:00</text:p>
          </table:table-cell>
          <table:table-cell table:style-name="ce4" office:value-type="string" calcext:value-type="string">
            <text:p>CNR9287248724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5955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Yeshwanthp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70" calcext:value-type="float">
            <text:p>17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56M00S" calcext:value-type="time">
            <text:p>21:56:00</text:p>
          </table:table-cell>
          <table:table-cell table:style-name="ce4" office:value-type="string" calcext:value-type="string">
            <text:p>CNR754735232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76231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ulimavu</text:p>
          </table:table-cell>
          <table:table-cell table:style-name="ce4" office:value-type="string" calcext:value-type="string">
            <text:p>Rajarajeshwari Nagar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44" calcext:value-type="float">
            <text:p>44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4" office:value-type="string" calcext:value-type="string">
            <text:p>CNR966040576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83311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Varth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130" calcext:value-type="float">
            <text:p>113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22M00S" calcext:value-type="time">
            <text:p>3:22:00</text:p>
          </table:table-cell>
          <table:table-cell table:style-name="ce4" office:value-type="string" calcext:value-type="string">
            <text:p>CNR425130447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8874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Jayanagar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76" calcext:value-type="float">
            <text:p>87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2M00S" calcext:value-type="time">
            <text:p>15:02:00</text:p>
          </table:table-cell>
          <table:table-cell table:style-name="ce4" office:value-type="string" calcext:value-type="string">
            <text:p>CNR156868427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0961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80" calcext:value-type="float">
            <text:p>68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28M00S" calcext:value-type="time">
            <text:p>20:28:00</text:p>
          </table:table-cell>
          <table:table-cell table:style-name="ce4" office:value-type="string" calcext:value-type="string">
            <text:p>CNR223004581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6112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25" calcext:value-type="float">
            <text:p>42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28M00S" calcext:value-type="time">
            <text:p>11:28:00</text:p>
          </table:table-cell>
          <table:table-cell table:style-name="ce4" office:value-type="string" calcext:value-type="string">
            <text:p>CNR787105808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2102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89" calcext:value-type="float">
            <text:p>98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25M00S" calcext:value-type="time">
            <text:p>16:25:00</text:p>
          </table:table-cell>
          <table:table-cell table:style-name="ce4" office:value-type="string" calcext:value-type="string">
            <text:p>CNR5503358927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55204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MG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594" calcext:value-type="float">
            <text:p>59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02M00S" calcext:value-type="time">
            <text:p>18:02:00</text:p>
          </table:table-cell>
          <table:table-cell table:style-name="ce4" office:value-type="string" calcext:value-type="string">
            <text:p>CNR270818761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15325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Rajajinagar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43" calcext:value-type="float">
            <text:p>44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35M00S" calcext:value-type="time">
            <text:p>22:35:00</text:p>
          </table:table-cell>
          <table:table-cell table:style-name="ce4" office:value-type="string" calcext:value-type="string">
            <text:p>CNR162511963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4527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Sahakar Nagar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21" calcext:value-type="float">
            <text:p>72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20M00S" calcext:value-type="time">
            <text:p>13:20:00</text:p>
          </table:table-cell>
          <table:table-cell table:style-name="ce4" office:value-type="string" calcext:value-type="string">
            <text:p>CNR931263286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4956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Mysore Road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Vehicle Breakdown</text:p>
          </table:table-cell>
          <table:table-cell table:style-name="ce2" office:value-type="float" office:value="2936" calcext:value-type="float">
            <text:p>293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33M00S" calcext:value-type="time">
            <text:p>3:33:00</text:p>
          </table:table-cell>
          <table:table-cell table:style-name="ce4" office:value-type="string" calcext:value-type="string">
            <text:p>CNR527460334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7778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Banashankari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47" calcext:value-type="float">
            <text:p>74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30M00S" calcext:value-type="time">
            <text:p>3:30:00</text:p>
          </table:table-cell>
          <table:table-cell table:style-name="ce4" office:value-type="string" calcext:value-type="string">
            <text:p>CNR105000375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93137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Shivajinagar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99" calcext:value-type="float">
            <text:p>79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59M00S" calcext:value-type="time">
            <text:p>5:59:00</text:p>
          </table:table-cell>
          <table:table-cell table:style-name="ce4" office:value-type="string" calcext:value-type="string">
            <text:p>CNR360351787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86651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00" calcext:value-type="float">
            <text:p>30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1M00S" calcext:value-type="time">
            <text:p>2:21:00</text:p>
          </table:table-cell>
          <table:table-cell table:style-name="ce4" office:value-type="string" calcext:value-type="string">
            <text:p>CNR1557960488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88438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Varth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62" calcext:value-type="float">
            <text:p>16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45M00S" calcext:value-type="time">
            <text:p>2:45:00</text:p>
          </table:table-cell>
          <table:table-cell table:style-name="ce4" office:value-type="string" calcext:value-type="string">
            <text:p>CNR975885783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2864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Magadi Road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18" calcext:value-type="float">
            <text:p>61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17M00S" calcext:value-type="time">
            <text:p>4:17:00</text:p>
          </table:table-cell>
          <table:table-cell table:style-name="ce4" office:value-type="string" calcext:value-type="string">
            <text:p>CNR808041019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16746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7M00S" calcext:value-type="time">
            <text:p>2:27:00</text:p>
          </table:table-cell>
          <table:table-cell table:style-name="ce4" office:value-type="string" calcext:value-type="string">
            <text:p>CNR1648186942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13303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Padmanabh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543" calcext:value-type="float">
            <text:p>54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57M00S" calcext:value-type="time">
            <text:p>10:57:00</text:p>
          </table:table-cell>
          <table:table-cell table:style-name="ce4" office:value-type="string" calcext:value-type="string">
            <text:p>CNR243349064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5407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24" calcext:value-type="float">
            <text:p>72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37M00S" calcext:value-type="time">
            <text:p>0:37:00</text:p>
          </table:table-cell>
          <table:table-cell table:style-name="ce4" office:value-type="string" calcext:value-type="string">
            <text:p>CNR782594102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3400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16" calcext:value-type="float">
            <text:p>31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08M00S" calcext:value-type="time">
            <text:p>13:08:00</text:p>
          </table:table-cell>
          <table:table-cell table:style-name="ce4" office:value-type="string" calcext:value-type="string">
            <text:p>CNR914858025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6439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Magadi Road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8" calcext:value-type="float">
            <text:p>13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21M00S" calcext:value-type="time">
            <text:p>7:21:00</text:p>
          </table:table-cell>
          <table:table-cell table:style-name="ce4" office:value-type="string" calcext:value-type="string">
            <text:p>CNR294630976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8434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67" calcext:value-type="float">
            <text:p>46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29M00S" calcext:value-type="time">
            <text:p>10:29:00</text:p>
          </table:table-cell>
          <table:table-cell table:style-name="ce4" office:value-type="string" calcext:value-type="string">
            <text:p>CNR3472489570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62140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Marath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565" calcext:value-type="float">
            <text:p>56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56M00S" calcext:value-type="time">
            <text:p>16:56:00</text:p>
          </table:table-cell>
          <table:table-cell table:style-name="ce4" office:value-type="string" calcext:value-type="string">
            <text:p>CNR1768885472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3099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Padmanabh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18M00S" calcext:value-type="time">
            <text:p>1:18:00</text:p>
          </table:table-cell>
          <table:table-cell table:style-name="ce4" office:value-type="string" calcext:value-type="string">
            <text:p>CNR748644849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3146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Padmanabhanagar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32M00S" calcext:value-type="time">
            <text:p>15:32:00</text:p>
          </table:table-cell>
          <table:table-cell table:style-name="ce4" office:value-type="string" calcext:value-type="string">
            <text:p>CNR273563650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11117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Chamaraj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310" calcext:value-type="float">
            <text:p>131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17M00S" calcext:value-type="time">
            <text:p>17:17:00</text:p>
          </table:table-cell>
          <table:table-cell table:style-name="ce4" office:value-type="string" calcext:value-type="string">
            <text:p>CNR7533317866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867762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Hulimavu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771" calcext:value-type="float">
            <text:p>77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55M00S" calcext:value-type="time">
            <text:p>2:55:00</text:p>
          </table:table-cell>
          <table:table-cell table:style-name="ce4" office:value-type="string" calcext:value-type="string">
            <text:p>CNR575847913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0552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Chickpet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24M00S" calcext:value-type="time">
            <text:p>16:24:00</text:p>
          </table:table-cell>
          <table:table-cell table:style-name="ce4" office:value-type="string" calcext:value-type="string">
            <text:p>CNR802198546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0435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21" calcext:value-type="float">
            <text:p>32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56M00S" calcext:value-type="time">
            <text:p>19:56:00</text:p>
          </table:table-cell>
          <table:table-cell table:style-name="ce4" office:value-type="string" calcext:value-type="string">
            <text:p>CNR380059707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8610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Chickpet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57" calcext:value-type="float">
            <text:p>45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55M00S" calcext:value-type="time">
            <text:p>13:55:00</text:p>
          </table:table-cell>
          <table:table-cell table:style-name="ce4" office:value-type="string" calcext:value-type="string">
            <text:p>CNR617942551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07886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Basavanagudi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9" calcext:value-type="float">
            <text:p>13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40M00S" calcext:value-type="time">
            <text:p>19:40:00</text:p>
          </table:table-cell>
          <table:table-cell table:style-name="ce4" office:value-type="string" calcext:value-type="string">
            <text:p>CNR792430288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1766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Nagarbhavi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685" calcext:value-type="float">
            <text:p>68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19M00S" calcext:value-type="time">
            <text:p>21:19:00</text:p>
          </table:table-cell>
          <table:table-cell table:style-name="ce4" office:value-type="string" calcext:value-type="string">
            <text:p>CNR718137475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0095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Kamman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50" calcext:value-type="float">
            <text:p>15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15M00S" calcext:value-type="time">
            <text:p>13:15:00</text:p>
          </table:table-cell>
          <table:table-cell table:style-name="ce4" office:value-type="string" calcext:value-type="string">
            <text:p>CNR283089944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0860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Frazer Town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6" calcext:value-type="float">
            <text:p>19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37M00S" calcext:value-type="time">
            <text:p>11:37:00</text:p>
          </table:table-cell>
          <table:table-cell table:style-name="ce4" office:value-type="string" calcext:value-type="string">
            <text:p>CNR7592165192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86370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HSR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24" calcext:value-type="float">
            <text:p>42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40M00S" calcext:value-type="time">
            <text:p>21:40:00</text:p>
          </table:table-cell>
          <table:table-cell table:style-name="ce4" office:value-type="string" calcext:value-type="string">
            <text:p>CNR607752433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0851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Shant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27" calcext:value-type="float">
            <text:p>82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15M00S" calcext:value-type="time">
            <text:p>4:15:00</text:p>
          </table:table-cell>
          <table:table-cell table:style-name="ce4" office:value-type="string" calcext:value-type="string">
            <text:p>CNR885420645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3276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70" calcext:value-type="float">
            <text:p>77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30M00S" calcext:value-type="time">
            <text:p>7:30:00</text:p>
          </table:table-cell>
          <table:table-cell table:style-name="ce4" office:value-type="string" calcext:value-type="string">
            <text:p>CNR638723127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686160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Indir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25" calcext:value-type="float">
            <text:p>32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43M00S" calcext:value-type="time">
            <text:p>14:43:00</text:p>
          </table:table-cell>
          <table:table-cell table:style-name="ce4" office:value-type="string" calcext:value-type="string">
            <text:p>CNR621553036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13821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Jayanagar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86" calcext:value-type="float">
            <text:p>98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56M00S" calcext:value-type="time">
            <text:p>14:56:00</text:p>
          </table:table-cell>
          <table:table-cell table:style-name="ce4" office:value-type="string" calcext:value-type="string">
            <text:p>CNR431402610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5957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208" calcext:value-type="float">
            <text:p>220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55M00S" calcext:value-type="time">
            <text:p>19:55:00</text:p>
          </table:table-cell>
          <table:table-cell table:style-name="ce4" office:value-type="string" calcext:value-type="string">
            <text:p>CNR902746566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3738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695" calcext:value-type="float">
            <text:p>169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58M00S" calcext:value-type="time">
            <text:p>10:58:00</text:p>
          </table:table-cell>
          <table:table-cell table:style-name="ce4" office:value-type="string" calcext:value-type="string">
            <text:p>CNR500349470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6113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Majestic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18M00S" calcext:value-type="time">
            <text:p>9:18:00</text:p>
          </table:table-cell>
          <table:table-cell table:style-name="ce4" office:value-type="string" calcext:value-type="string">
            <text:p>CNR206465882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5444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Devanahall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271" calcext:value-type="float">
            <text:p>227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31M00S" calcext:value-type="time">
            <text:p>1:31:00</text:p>
          </table:table-cell>
          <table:table-cell table:style-name="ce4" office:value-type="string" calcext:value-type="string">
            <text:p>CNR214902923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9686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UPI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20M00S" calcext:value-type="time">
            <text:p>1:20:00</text:p>
          </table:table-cell>
          <table:table-cell table:style-name="ce4" office:value-type="string" calcext:value-type="string">
            <text:p>CNR970440067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7465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Vijayanagar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82" calcext:value-type="float">
            <text:p>48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25M00S" calcext:value-type="time">
            <text:p>11:25:00</text:p>
          </table:table-cell>
          <table:table-cell table:style-name="ce4" office:value-type="string" calcext:value-type="string">
            <text:p>CNR883646020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16037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Shantinagar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36" calcext:value-type="float">
            <text:p>53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44M00S" calcext:value-type="time">
            <text:p>10:44:00</text:p>
          </table:table-cell>
          <table:table-cell table:style-name="ce4" office:value-type="string" calcext:value-type="string">
            <text:p>CNR369731860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15228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Chickpet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88" calcext:value-type="float">
            <text:p>18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17M00S" calcext:value-type="time">
            <text:p>18:17:00</text:p>
          </table:table-cell>
          <table:table-cell table:style-name="ce4" office:value-type="string" calcext:value-type="string">
            <text:p>CNR654128954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5653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Whitefiel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54M00S" calcext:value-type="time">
            <text:p>6:54:00</text:p>
          </table:table-cell>
          <table:table-cell table:style-name="ce4" office:value-type="string" calcext:value-type="string">
            <text:p>CNR836960121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8150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609" calcext:value-type="float">
            <text:p>160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21M00S" calcext:value-type="time">
            <text:p>0:21:00</text:p>
          </table:table-cell>
          <table:table-cell table:style-name="ce4" office:value-type="string" calcext:value-type="string">
            <text:p>CNR834638870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8014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BTM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821" calcext:value-type="float">
            <text:p>182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39M00S" calcext:value-type="time">
            <text:p>9:39:00</text:p>
          </table:table-cell>
          <table:table-cell table:style-name="ce4" office:value-type="string" calcext:value-type="string">
            <text:p>CNR44450823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3683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15" calcext:value-type="float">
            <text:p>41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06M00S" calcext:value-type="time">
            <text:p>6:06:00</text:p>
          </table:table-cell>
          <table:table-cell table:style-name="ce4" office:value-type="string" calcext:value-type="string">
            <text:p>CNR552876431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0820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25" calcext:value-type="float">
            <text:p>212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4M00S" calcext:value-type="time">
            <text:p>15:04:00</text:p>
          </table:table-cell>
          <table:table-cell table:style-name="ce4" office:value-type="string" calcext:value-type="string">
            <text:p>CNR396714156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6376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Ramamurthy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758" calcext:value-type="float">
            <text:p>75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55M00S" calcext:value-type="time">
            <text:p>9:55:00</text:p>
          </table:table-cell>
          <table:table-cell table:style-name="ce4" office:value-type="string" calcext:value-type="string">
            <text:p>CNR7054352438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27032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Cox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653" calcext:value-type="float">
            <text:p>65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51M00S" calcext:value-type="time">
            <text:p>12:51:00</text:p>
          </table:table-cell>
          <table:table-cell table:style-name="ce4" office:value-type="string" calcext:value-type="string">
            <text:p>CNR164022858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9028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Mysore Road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ther Issue</text:p>
          </table:table-cell>
          <table:table-cell table:style-name="ce2" office:value-type="float" office:value="704" calcext:value-type="float">
            <text:p>70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48M00S" calcext:value-type="time">
            <text:p>4:48:00</text:p>
          </table:table-cell>
          <table:table-cell table:style-name="ce4" office:value-type="string" calcext:value-type="string">
            <text:p>CNR668403379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5226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85" calcext:value-type="float">
            <text:p>38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03M00S" calcext:value-type="time">
            <text:p>5:03:00</text:p>
          </table:table-cell>
          <table:table-cell table:style-name="ce4" office:value-type="string" calcext:value-type="string">
            <text:p>CNR41585849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7239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34" calcext:value-type="float">
            <text:p>93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01M00S" calcext:value-type="time">
            <text:p>4:01:00</text:p>
          </table:table-cell>
          <table:table-cell table:style-name="ce4" office:value-type="string" calcext:value-type="string">
            <text:p>CNR513323627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0584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Chick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615" calcext:value-type="float">
            <text:p>61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22M00S" calcext:value-type="time">
            <text:p>8:22:00</text:p>
          </table:table-cell>
          <table:table-cell table:style-name="ce4" office:value-type="string" calcext:value-type="string">
            <text:p>CNR566149057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46076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Electronic City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202" calcext:value-type="float">
            <text:p>220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36M00S" calcext:value-type="time">
            <text:p>12:36:00</text:p>
          </table:table-cell>
          <table:table-cell table:style-name="ce4" office:value-type="string" calcext:value-type="string">
            <text:p>CNR230444675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3214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MG Road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21M00S" calcext:value-type="time">
            <text:p>7:21:00</text:p>
          </table:table-cell>
          <table:table-cell table:style-name="ce4" office:value-type="string" calcext:value-type="string">
            <text:p>CNR3780555542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80381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Chamaraj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513" calcext:value-type="float">
            <text:p>51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21M00S" calcext:value-type="time">
            <text:p>8:21:00</text:p>
          </table:table-cell>
          <table:table-cell table:style-name="ce4" office:value-type="string" calcext:value-type="string">
            <text:p>CNR155978215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0696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Bellandur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55M00S" calcext:value-type="time">
            <text:p>2:55:00</text:p>
          </table:table-cell>
          <table:table-cell table:style-name="ce4" office:value-type="string" calcext:value-type="string">
            <text:p>CNR762369060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2626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Malleshwaram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ther Issue</text:p>
          </table:table-cell>
          <table:table-cell table:style-name="ce2" office:value-type="float" office:value="558" calcext:value-type="float">
            <text:p>55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56M00S" calcext:value-type="time">
            <text:p>7:56:00</text:p>
          </table:table-cell>
          <table:table-cell table:style-name="ce4" office:value-type="string" calcext:value-type="string">
            <text:p>CNR209816519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1997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32M00S" calcext:value-type="time">
            <text:p>4:32:00</text:p>
          </table:table-cell>
          <table:table-cell table:style-name="ce4" office:value-type="string" calcext:value-type="string">
            <text:p>CNR550201257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48475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25" calcext:value-type="float">
            <text:p>92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58M00S" calcext:value-type="time">
            <text:p>21:58:00</text:p>
          </table:table-cell>
          <table:table-cell table:style-name="ce4" office:value-type="string" calcext:value-type="string">
            <text:p>CNR469896596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2934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Chickpet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21" calcext:value-type="float">
            <text:p>12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3M00S" calcext:value-type="time">
            <text:p>3:13:00</text:p>
          </table:table-cell>
          <table:table-cell table:style-name="ce4" office:value-type="string" calcext:value-type="string">
            <text:p>CNR8566688320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175878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Shiv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04" calcext:value-type="float">
            <text:p>40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44M00S" calcext:value-type="time">
            <text:p>12:44:00</text:p>
          </table:table-cell>
          <table:table-cell table:style-name="ce4" office:value-type="string" calcext:value-type="string">
            <text:p>CNR8014852782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73711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Magadi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31M00S" calcext:value-type="time">
            <text:p>8:31:00</text:p>
          </table:table-cell>
          <table:table-cell table:style-name="ce4" office:value-type="string" calcext:value-type="string">
            <text:p>CNR601273983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08763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Magadi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989" calcext:value-type="float">
            <text:p>298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01M00S" calcext:value-type="time">
            <text:p>11:01:00</text:p>
          </table:table-cell>
          <table:table-cell table:style-name="ce4" office:value-type="string" calcext:value-type="string">
            <text:p>CNR340401292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44186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28" calcext:value-type="float">
            <text:p>72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50M00S" calcext:value-type="time">
            <text:p>10:50:00</text:p>
          </table:table-cell>
          <table:table-cell table:style-name="ce4" office:value-type="string" calcext:value-type="string">
            <text:p>CNR928202784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6794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416" calcext:value-type="float">
            <text:p>241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02M00S" calcext:value-type="time">
            <text:p>10:02:00</text:p>
          </table:table-cell>
          <table:table-cell table:style-name="ce4" office:value-type="string" calcext:value-type="string">
            <text:p>CNR5508853708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81259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HSR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71" calcext:value-type="float">
            <text:p>37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36M00S" calcext:value-type="time">
            <text:p>18:36:00</text:p>
          </table:table-cell>
          <table:table-cell table:style-name="ce4" office:value-type="string" calcext:value-type="string">
            <text:p>CNR424113922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3372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Shivajinagar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48M00S" calcext:value-type="time">
            <text:p>23:48:00</text:p>
          </table:table-cell>
          <table:table-cell table:style-name="ce4" office:value-type="string" calcext:value-type="string">
            <text:p>CNR8306274838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117206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Rajarajeshwari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70" calcext:value-type="float">
            <text:p>17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25M00S" calcext:value-type="time">
            <text:p>15:25:00</text:p>
          </table:table-cell>
          <table:table-cell table:style-name="ce4" office:value-type="string" calcext:value-type="string">
            <text:p>CNR1903850514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26419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Vi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51" calcext:value-type="float">
            <text:p>15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02M00S" calcext:value-type="time">
            <text:p>21:02:00</text:p>
          </table:table-cell>
          <table:table-cell table:style-name="ce4" office:value-type="string" calcext:value-type="string">
            <text:p>CNR185294887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53990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Majestic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25" calcext:value-type="float">
            <text:p>42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31M00S" calcext:value-type="time">
            <text:p>3:31:00</text:p>
          </table:table-cell>
          <table:table-cell table:style-name="ce4" office:value-type="string" calcext:value-type="string">
            <text:p>CNR574440121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0751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15M00S" calcext:value-type="time">
            <text:p>10:15:00</text:p>
          </table:table-cell>
          <table:table-cell table:style-name="ce4" office:value-type="string" calcext:value-type="string">
            <text:p>CNR72216404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9561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2" calcext:value-type="float">
            <text:p>47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27M00S" calcext:value-type="time">
            <text:p>22:27:00</text:p>
          </table:table-cell>
          <table:table-cell table:style-name="ce4" office:value-type="string" calcext:value-type="string">
            <text:p>CNR8395803905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25776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616" calcext:value-type="float">
            <text:p>61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20M00S" calcext:value-type="time">
            <text:p>9:20:00</text:p>
          </table:table-cell>
          <table:table-cell table:style-name="ce4" office:value-type="string" calcext:value-type="string">
            <text:p>CNR375035137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2406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Peenya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3" calcext:value-type="float">
            <text:p>47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13M00S" calcext:value-type="time">
            <text:p>18:13:00</text:p>
          </table:table-cell>
          <table:table-cell table:style-name="ce4" office:value-type="string" calcext:value-type="string">
            <text:p>CNR286916414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8435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Malleshwaram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58M00S" calcext:value-type="time">
            <text:p>11:58:00</text:p>
          </table:table-cell>
          <table:table-cell table:style-name="ce4" office:value-type="string" calcext:value-type="string">
            <text:p>CNR830354706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71469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10" calcext:value-type="float">
            <text:p>310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32M00S" calcext:value-type="time">
            <text:p>21:32:00</text:p>
          </table:table-cell>
          <table:table-cell table:style-name="ce4" office:value-type="string" calcext:value-type="string">
            <text:p>CNR736811042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7221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Sarjap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00" calcext:value-type="float">
            <text:p>20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14M00S" calcext:value-type="time">
            <text:p>10:14:00</text:p>
          </table:table-cell>
          <table:table-cell table:style-name="ce4" office:value-type="string" calcext:value-type="string">
            <text:p>CNR750031085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77809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1" calcext:value-type="float">
            <text:p>47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23M00S" calcext:value-type="time">
            <text:p>21:23:00</text:p>
          </table:table-cell>
          <table:table-cell table:style-name="ce4" office:value-type="string" calcext:value-type="string">
            <text:p>CNR892531997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8870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Rajajinagar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42" calcext:value-type="float">
            <text:p>44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56M00S" calcext:value-type="time">
            <text:p>19:56:00</text:p>
          </table:table-cell>
          <table:table-cell table:style-name="ce4" office:value-type="string" calcext:value-type="string">
            <text:p>CNR926156139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5388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25M00S" calcext:value-type="time">
            <text:p>9:25:00</text:p>
          </table:table-cell>
          <table:table-cell table:style-name="ce4" office:value-type="string" calcext:value-type="string">
            <text:p>CNR316538311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6548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KR Pu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15M00S" calcext:value-type="time">
            <text:p>23:15:00</text:p>
          </table:table-cell>
          <table:table-cell table:style-name="ce4" office:value-type="string" calcext:value-type="string">
            <text:p>CNR7006798592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78665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44" calcext:value-type="float">
            <text:p>34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52M00S" calcext:value-type="time">
            <text:p>7:52:00</text:p>
          </table:table-cell>
          <table:table-cell table:style-name="ce4" office:value-type="string" calcext:value-type="string">
            <text:p>CNR561388641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0768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04" calcext:value-type="float">
            <text:p>260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52M00S" calcext:value-type="time">
            <text:p>4:52:00</text:p>
          </table:table-cell>
          <table:table-cell table:style-name="ce4" office:value-type="string" calcext:value-type="string">
            <text:p>CNR584152178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6899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07M00S" calcext:value-type="time">
            <text:p>13:07:00</text:p>
          </table:table-cell>
          <table:table-cell table:style-name="ce4" office:value-type="string" calcext:value-type="string">
            <text:p>CNR1281921513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6347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alleshwaram</text:p>
          </table:table-cell>
          <table:table-cell table:style-name="ce4" office:value-type="string" calcext:value-type="string">
            <text:p>Magadi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895" calcext:value-type="float">
            <text:p>89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05M00S" calcext:value-type="time">
            <text:p>16:05:00</text:p>
          </table:table-cell>
          <table:table-cell table:style-name="ce4" office:value-type="string" calcext:value-type="string">
            <text:p>CNR295998029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0930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32M00S" calcext:value-type="time">
            <text:p>23:32:00</text:p>
          </table:table-cell>
          <table:table-cell table:style-name="ce4" office:value-type="string" calcext:value-type="string">
            <text:p>CNR676512427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3028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Banashankari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46" calcext:value-type="float">
            <text:p>194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23M00S" calcext:value-type="time">
            <text:p>4:23:00</text:p>
          </table:table-cell>
          <table:table-cell table:style-name="ce4" office:value-type="string" calcext:value-type="string">
            <text:p>CNR976299465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4316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Sahakar Nagar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24" calcext:value-type="float">
            <text:p>102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25M00S" calcext:value-type="time">
            <text:p>10:25:00</text:p>
          </table:table-cell>
          <table:table-cell table:style-name="ce4" office:value-type="string" calcext:value-type="string">
            <text:p>CNR8072285783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652081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Sarjap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44M00S" calcext:value-type="time">
            <text:p>19:44:00</text:p>
          </table:table-cell>
          <table:table-cell table:style-name="ce4" office:value-type="string" calcext:value-type="string">
            <text:p>CNR811633134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7738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29M00S" calcext:value-type="time">
            <text:p>10:29:00</text:p>
          </table:table-cell>
          <table:table-cell table:style-name="ce4" office:value-type="string" calcext:value-type="string">
            <text:p>CNR349170060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47449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42" calcext:value-type="float">
            <text:p>254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4M00S" calcext:value-type="time">
            <text:p>15:04:00</text:p>
          </table:table-cell>
          <table:table-cell table:style-name="ce4" office:value-type="string" calcext:value-type="string">
            <text:p>CNR21664560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30312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821" calcext:value-type="float">
            <text:p>182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33M00S" calcext:value-type="time">
            <text:p>8:33:00</text:p>
          </table:table-cell>
          <table:table-cell table:style-name="ce4" office:value-type="string" calcext:value-type="string">
            <text:p>CNR217720169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1411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0" calcext:value-type="float">
            <text:p>20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22M00S" calcext:value-type="time">
            <text:p>10:22:00</text:p>
          </table:table-cell>
          <table:table-cell table:style-name="ce4" office:value-type="string" calcext:value-type="string">
            <text:p>CNR575548216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26097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Indir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52" calcext:value-type="float">
            <text:p>15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15M00S" calcext:value-type="time">
            <text:p>11:15:00</text:p>
          </table:table-cell>
          <table:table-cell table:style-name="ce4" office:value-type="string" calcext:value-type="string">
            <text:p>CNR448457182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4579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Hosur Road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388" calcext:value-type="float">
            <text:p>238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34M00S" calcext:value-type="time">
            <text:p>6:34:00</text:p>
          </table:table-cell>
          <table:table-cell table:style-name="ce4" office:value-type="string" calcext:value-type="string">
            <text:p>CNR737746183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1981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Padmanabhanagar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83" calcext:value-type="float">
            <text:p>78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56M00S" calcext:value-type="time">
            <text:p>20:56:00</text:p>
          </table:table-cell>
          <table:table-cell table:style-name="ce4" office:value-type="string" calcext:value-type="string">
            <text:p>CNR2363111317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665310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KR Pu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28M00S" calcext:value-type="time">
            <text:p>7:28:00</text:p>
          </table:table-cell>
          <table:table-cell table:style-name="ce4" office:value-type="string" calcext:value-type="string">
            <text:p>CNR297680243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9203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Cox Town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181" calcext:value-type="float">
            <text:p>118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29M00S" calcext:value-type="time">
            <text:p>3:29:00</text:p>
          </table:table-cell>
          <table:table-cell table:style-name="ce4" office:value-type="string" calcext:value-type="string">
            <text:p>CNR8474873609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968838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KR Pu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843" calcext:value-type="float">
            <text:p>84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53M00S" calcext:value-type="time">
            <text:p>13:53:00</text:p>
          </table:table-cell>
          <table:table-cell table:style-name="ce4" office:value-type="string" calcext:value-type="string">
            <text:p>CNR194553690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9661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41" calcext:value-type="float">
            <text:p>44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02M00S" calcext:value-type="time">
            <text:p>2:02:00</text:p>
          </table:table-cell>
          <table:table-cell table:style-name="ce4" office:value-type="string" calcext:value-type="string">
            <text:p>CNR809729122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3484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Rajajinagar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32" calcext:value-type="float">
            <text:p>33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22M00S" calcext:value-type="time">
            <text:p>16:22:00</text:p>
          </table:table-cell>
          <table:table-cell table:style-name="ce4" office:value-type="string" calcext:value-type="string">
            <text:p>CNR143381564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07267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32" calcext:value-type="float">
            <text:p>83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58M00S" calcext:value-type="time">
            <text:p>6:58:00</text:p>
          </table:table-cell>
          <table:table-cell table:style-name="ce4" office:value-type="string" calcext:value-type="string">
            <text:p>CNR587605626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6872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Shantinagar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61" calcext:value-type="float">
            <text:p>136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47M00S" calcext:value-type="time">
            <text:p>21:47:00</text:p>
          </table:table-cell>
          <table:table-cell table:style-name="ce4" office:value-type="string" calcext:value-type="string">
            <text:p>CNR2943788515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2731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Ramamurthy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15" calcext:value-type="float">
            <text:p>41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06M00S" calcext:value-type="time">
            <text:p>7:06:00</text:p>
          </table:table-cell>
          <table:table-cell table:style-name="ce4" office:value-type="string" calcext:value-type="string">
            <text:p>CNR55999316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2270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Frazer Town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47" calcext:value-type="float">
            <text:p>74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54M00S" calcext:value-type="time">
            <text:p>1:54:00</text:p>
          </table:table-cell>
          <table:table-cell table:style-name="ce4" office:value-type="string" calcext:value-type="string">
            <text:p>CNR677692757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17693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Nagarbhavi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29" calcext:value-type="float">
            <text:p>12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38M00S" calcext:value-type="time">
            <text:p>18:38:00</text:p>
          </table:table-cell>
          <table:table-cell table:style-name="ce4" office:value-type="string" calcext:value-type="string">
            <text:p>CNR488062214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02848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Kammanahalli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3M00S" calcext:value-type="time">
            <text:p>3:13:00</text:p>
          </table:table-cell>
          <table:table-cell table:style-name="ce4" office:value-type="string" calcext:value-type="string">
            <text:p>CNR28417029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68274</text:p>
          </table:table-cell>
          <table:table-cell table:style-name="ce4" office:value-type="string" calcext:value-type="string">
            <text:p>Auto</text:p>
          </table:table-cell>
          <table:table-cell table:number-columns-repeated="2" table:style-name="ce4" office:value-type="string" calcext:value-type="string">
            <text:p>Sarjapur Road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37" calcext:value-type="float">
            <text:p>33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52M00S" calcext:value-type="time">
            <text:p>14:52:00</text:p>
          </table:table-cell>
          <table:table-cell table:style-name="ce4" office:value-type="string" calcext:value-type="string">
            <text:p>CNR274784695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00413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Malleshwaram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96" calcext:value-type="float">
            <text:p>89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33M00S" calcext:value-type="time">
            <text:p>9:33:00</text:p>
          </table:table-cell>
          <table:table-cell table:style-name="ce4" office:value-type="string" calcext:value-type="string">
            <text:p>CNR479548847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43263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Frazer Town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51" calcext:value-type="float">
            <text:p>151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00M00S" calcext:value-type="time">
            <text:p>10:00:00</text:p>
          </table:table-cell>
          <table:table-cell table:style-name="ce4" office:value-type="string" calcext:value-type="string">
            <text:p>CNR666264973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9566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Banashankari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40" calcext:value-type="float">
            <text:p>940</text:p>
          </table:table-cell>
          <table:table-cell table:style-name="ce7" office:value-type="string" calcext:value-type="string">
            <text:p>Debit Car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28M00S" calcext:value-type="time">
            <text:p>9:28:00</text:p>
          </table:table-cell>
          <table:table-cell table:style-name="ce4" office:value-type="string" calcext:value-type="string">
            <text:p>CNR252444291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7169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ulimavu</text:p>
          </table:table-cell>
          <table:table-cell table:style-name="ce4" office:value-type="string" calcext:value-type="string">
            <text:p>RT Nagar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29" calcext:value-type="float">
            <text:p>729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12M00S" calcext:value-type="time">
            <text:p>10:12:00</text:p>
          </table:table-cell>
          <table:table-cell table:style-name="ce4" office:value-type="string" calcext:value-type="string">
            <text:p>CNR497795679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82900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7M00S" calcext:value-type="time">
            <text:p>15:07:00</text:p>
          </table:table-cell>
          <table:table-cell table:style-name="ce4" office:value-type="string" calcext:value-type="string">
            <text:p>CNR200221542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0950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23M00S" calcext:value-type="time">
            <text:p>4:23:00</text:p>
          </table:table-cell>
          <table:table-cell table:style-name="ce4" office:value-type="string" calcext:value-type="string">
            <text:p>CNR959031198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5726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Tumkur Road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352" calcext:value-type="float">
            <text:p>35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14M00S" calcext:value-type="time">
            <text:p>5:14:00</text:p>
          </table:table-cell>
          <table:table-cell table:style-name="ce4" office:value-type="string" calcext:value-type="string">
            <text:p>CNR312456573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7802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Chickpet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34M00S" calcext:value-type="time">
            <text:p>11:34:00</text:p>
          </table:table-cell>
          <table:table-cell table:style-name="ce4" office:value-type="string" calcext:value-type="string">
            <text:p>CNR609087040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0144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7" calcext:value-type="float">
            <text:p>47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38M00S" calcext:value-type="time">
            <text:p>15:38:00</text:p>
          </table:table-cell>
          <table:table-cell table:style-name="ce4" office:value-type="string" calcext:value-type="string">
            <text:p>CNR940575735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7616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Banashankari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86" calcext:value-type="float">
            <text:p>18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55M00S" calcext:value-type="time">
            <text:p>11:55:00</text:p>
          </table:table-cell>
          <table:table-cell table:style-name="ce4" office:value-type="string" calcext:value-type="string">
            <text:p>CNR707860898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92683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Hebbal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17" calcext:value-type="float">
            <text:p>11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52M00S" calcext:value-type="time">
            <text:p>18:52:00</text:p>
          </table:table-cell>
          <table:table-cell table:style-name="ce4" office:value-type="string" calcext:value-type="string">
            <text:p>CNR416647580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15978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Yelahanka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3" calcext:value-type="float">
            <text:p>19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51M00S" calcext:value-type="time">
            <text:p>12:51:00</text:p>
          </table:table-cell>
          <table:table-cell table:style-name="ce4" office:value-type="string" calcext:value-type="string">
            <text:p>CNR36412241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3155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Magadi Road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5" calcext:value-type="float">
            <text:p>39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42M00S" calcext:value-type="time">
            <text:p>16:42:00</text:p>
          </table:table-cell>
          <table:table-cell table:style-name="ce4" office:value-type="string" calcext:value-type="string">
            <text:p>CNR730780871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2885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57" calcext:value-type="float">
            <text:p>85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49M00S" calcext:value-type="time">
            <text:p>22:49:00</text:p>
          </table:table-cell>
          <table:table-cell table:style-name="ce4" office:value-type="string" calcext:value-type="string">
            <text:p>CNR920753498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2660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Kamman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19" calcext:value-type="float">
            <text:p>81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16M00S" calcext:value-type="time">
            <text:p>10:16:00</text:p>
          </table:table-cell>
          <table:table-cell table:style-name="ce4" office:value-type="string" calcext:value-type="string">
            <text:p>CNR847860796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74876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84" calcext:value-type="float">
            <text:p>48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50M00S" calcext:value-type="time">
            <text:p>8:50:00</text:p>
          </table:table-cell>
          <table:table-cell table:style-name="ce4" office:value-type="string" calcext:value-type="string">
            <text:p>CNR686799169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39968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48" calcext:value-type="float">
            <text:p>64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55M00S" calcext:value-type="time">
            <text:p>11:55:00</text:p>
          </table:table-cell>
          <table:table-cell table:style-name="ce4" office:value-type="string" calcext:value-type="string">
            <text:p>CNR413441716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98474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53" calcext:value-type="float">
            <text:p>15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50M00S" calcext:value-type="time">
            <text:p>1:50:00</text:p>
          </table:table-cell>
          <table:table-cell table:style-name="ce4" office:value-type="string" calcext:value-type="string">
            <text:p>CNR602684214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3325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Padmanabhanagar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41M00S" calcext:value-type="time">
            <text:p>8:41:00</text:p>
          </table:table-cell>
          <table:table-cell table:style-name="ce4" office:value-type="string" calcext:value-type="string">
            <text:p>CNR137340064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3773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Kadugod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78" calcext:value-type="float">
            <text:p>47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01M00S" calcext:value-type="time">
            <text:p>5:01:00</text:p>
          </table:table-cell>
          <table:table-cell table:style-name="ce4" office:value-type="string" calcext:value-type="string">
            <text:p>CNR775636107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84349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Hebbal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50" calcext:value-type="float">
            <text:p>85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38M00S" calcext:value-type="time">
            <text:p>0:38:00</text:p>
          </table:table-cell>
          <table:table-cell table:style-name="ce4" office:value-type="string" calcext:value-type="string">
            <text:p>CNR105883309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05304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Jayanagar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73" calcext:value-type="float">
            <text:p>67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46M00S" calcext:value-type="time">
            <text:p>12:46:00</text:p>
          </table:table-cell>
          <table:table-cell table:style-name="ce4" office:value-type="string" calcext:value-type="string">
            <text:p>CNR8150133799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406881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HSR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15" calcext:value-type="float">
            <text:p>31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11M00S" calcext:value-type="time">
            <text:p>0:11:00</text:p>
          </table:table-cell>
          <table:table-cell table:style-name="ce4" office:value-type="string" calcext:value-type="string">
            <text:p>CNR313678486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0358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33" calcext:value-type="float">
            <text:p>103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54M00S" calcext:value-type="time">
            <text:p>3:54:00</text:p>
          </table:table-cell>
          <table:table-cell table:style-name="ce4" office:value-type="string" calcext:value-type="string">
            <text:p>CNR2919641369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3758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Langford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825" calcext:value-type="float">
            <text:p>82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49M00S" calcext:value-type="time">
            <text:p>23:49:00</text:p>
          </table:table-cell>
          <table:table-cell table:style-name="ce4" office:value-type="string" calcext:value-type="string">
            <text:p>CNR4311649934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37907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Hos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Wrong Addres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53M00S" calcext:value-type="time">
            <text:p>13:53:00</text:p>
          </table:table-cell>
          <table:table-cell table:style-name="ce4" office:value-type="string" calcext:value-type="string">
            <text:p>CNR8258871692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80497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Cox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25" calcext:value-type="float">
            <text:p>12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08M00S" calcext:value-type="time">
            <text:p>0:08:00</text:p>
          </table:table-cell>
          <table:table-cell table:style-name="ce4" office:value-type="string" calcext:value-type="string">
            <text:p>CNR784443292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3596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62" calcext:value-type="float">
            <text:p>36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49M00S" calcext:value-type="time">
            <text:p>16:49:00</text:p>
          </table:table-cell>
          <table:table-cell table:style-name="ce4" office:value-type="string" calcext:value-type="string">
            <text:p>CNR314911979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0657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Ulsoor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1" calcext:value-type="float">
            <text:p>471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15M00S" calcext:value-type="time">
            <text:p>22:15:00</text:p>
          </table:table-cell>
          <table:table-cell table:style-name="ce4" office:value-type="string" calcext:value-type="string">
            <text:p>CNR654551369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3286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Devanahalli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63" calcext:value-type="float">
            <text:p>16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2M00S" calcext:value-type="time">
            <text:p>3:12:00</text:p>
          </table:table-cell>
          <table:table-cell table:style-name="ce4" office:value-type="string" calcext:value-type="string">
            <text:p>CNR642729726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18039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42" calcext:value-type="float">
            <text:p>14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49M00S" calcext:value-type="time">
            <text:p>3:49:00</text:p>
          </table:table-cell>
          <table:table-cell table:style-name="ce4" office:value-type="string" calcext:value-type="string">
            <text:p>CNR1684336791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33937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Kenger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51" calcext:value-type="float">
            <text:p>45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23M00S" calcext:value-type="time">
            <text:p>9:23:00</text:p>
          </table:table-cell>
          <table:table-cell table:style-name="ce4" office:value-type="string" calcext:value-type="string">
            <text:p>CNR8107628541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3107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Kadugod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58" calcext:value-type="float">
            <text:p>35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16M00S" calcext:value-type="time">
            <text:p>18:16:00</text:p>
          </table:table-cell>
          <table:table-cell table:style-name="ce4" office:value-type="string" calcext:value-type="string">
            <text:p>CNR851639289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1434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65" calcext:value-type="float">
            <text:p>36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38M00S" calcext:value-type="time">
            <text:p>12:38:00</text:p>
          </table:table-cell>
          <table:table-cell table:style-name="ce4" office:value-type="string" calcext:value-type="string">
            <text:p>CNR504321785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29839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Chamaraj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752" calcext:value-type="float">
            <text:p>75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39M00S" calcext:value-type="time">
            <text:p>17:39:00</text:p>
          </table:table-cell>
          <table:table-cell table:style-name="ce4" office:value-type="string" calcext:value-type="string">
            <text:p>CNR782990349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5989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Kamman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531" calcext:value-type="float">
            <text:p>53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51M00S" calcext:value-type="time">
            <text:p>22:51:00</text:p>
          </table:table-cell>
          <table:table-cell table:style-name="ce4" office:value-type="string" calcext:value-type="string">
            <text:p>CNR429029419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5104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Sahakar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11" calcext:value-type="float">
            <text:p>11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37M00S" calcext:value-type="time">
            <text:p>17:37:00</text:p>
          </table:table-cell>
          <table:table-cell table:style-name="ce4" office:value-type="string" calcext:value-type="string">
            <text:p>CNR433038126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1531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Rajarajeshwari Nagar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25M00S" calcext:value-type="time">
            <text:p>10:25:00</text:p>
          </table:table-cell>
          <table:table-cell table:style-name="ce4" office:value-type="string" calcext:value-type="string">
            <text:p>CNR614694878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8839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Kammanahalli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47" calcext:value-type="float">
            <text:p>14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51M00S" calcext:value-type="time">
            <text:p>6:51:00</text:p>
          </table:table-cell>
          <table:table-cell table:style-name="ce4" office:value-type="string" calcext:value-type="string">
            <text:p>CNR421138664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51096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HSR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33" calcext:value-type="float">
            <text:p>43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24M00S" calcext:value-type="time">
            <text:p>16:24:00</text:p>
          </table:table-cell>
          <table:table-cell table:style-name="ce4" office:value-type="string" calcext:value-type="string">
            <text:p>CNR582808002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6224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Banashankari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64" calcext:value-type="float">
            <text:p>66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10M00S" calcext:value-type="time">
            <text:p>0:10:00</text:p>
          </table:table-cell>
          <table:table-cell table:style-name="ce4" office:value-type="string" calcext:value-type="string">
            <text:p>CNR504371913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3845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Kammanahalli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59" calcext:value-type="float">
            <text:p>15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31M00S" calcext:value-type="time">
            <text:p>16:31:00</text:p>
          </table:table-cell>
          <table:table-cell table:style-name="ce4" office:value-type="string" calcext:value-type="string">
            <text:p>CNR233222381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5718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56" calcext:value-type="float">
            <text:p>55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7M00S" calcext:value-type="time">
            <text:p>2:27:00</text:p>
          </table:table-cell>
          <table:table-cell table:style-name="ce4" office:value-type="string" calcext:value-type="string">
            <text:p>CNR586324468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98517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HSR Layout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54M00S" calcext:value-type="time">
            <text:p>22:54:00</text:p>
          </table:table-cell>
          <table:table-cell table:style-name="ce4" office:value-type="string" calcext:value-type="string">
            <text:p>CNR205164168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7678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38M00S" calcext:value-type="time">
            <text:p>0:38:00</text:p>
          </table:table-cell>
          <table:table-cell table:style-name="ce4" office:value-type="string" calcext:value-type="string">
            <text:p>CNR696325236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65564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94" calcext:value-type="float">
            <text:p>79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59M00S" calcext:value-type="time">
            <text:p>22:59:00</text:p>
          </table:table-cell>
          <table:table-cell table:style-name="ce4" office:value-type="string" calcext:value-type="string">
            <text:p>CNR656108464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83895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Magadi Road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30" calcext:value-type="float">
            <text:p>33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29M00S" calcext:value-type="time">
            <text:p>18:29:00</text:p>
          </table:table-cell>
          <table:table-cell table:style-name="ce4" office:value-type="string" calcext:value-type="string">
            <text:p>CNR860634355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93075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87" calcext:value-type="float">
            <text:p>18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52M00S" calcext:value-type="time">
            <text:p>10:52:00</text:p>
          </table:table-cell>
          <table:table-cell table:style-name="ce4" office:value-type="string" calcext:value-type="string">
            <text:p>CNR612945109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79290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87" calcext:value-type="float">
            <text:p>48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19M00S" calcext:value-type="time">
            <text:p>23:19:00</text:p>
          </table:table-cell>
          <table:table-cell table:style-name="ce4" office:value-type="string" calcext:value-type="string">
            <text:p>CNR899115348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63608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Kadugod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26" calcext:value-type="float">
            <text:p>42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16M00S" calcext:value-type="time">
            <text:p>8:16:00</text:p>
          </table:table-cell>
          <table:table-cell table:style-name="ce4" office:value-type="string" calcext:value-type="string">
            <text:p>CNR355512720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3456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06M00S" calcext:value-type="time">
            <text:p>18:06:00</text:p>
          </table:table-cell>
          <table:table-cell table:style-name="ce4" office:value-type="string" calcext:value-type="string">
            <text:p>CNR24786706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81271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Hosur Road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45" calcext:value-type="float">
            <text:p>44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13M00S" calcext:value-type="time">
            <text:p>12:13:00</text:p>
          </table:table-cell>
          <table:table-cell table:style-name="ce4" office:value-type="string" calcext:value-type="string">
            <text:p>CNR263774616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3151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4" calcext:value-type="float">
            <text:p>13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32M00S" calcext:value-type="time">
            <text:p>10:32:00</text:p>
          </table:table-cell>
          <table:table-cell table:style-name="ce4" office:value-type="string" calcext:value-type="string">
            <text:p>CNR109868536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6667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Nagarbhavi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19" calcext:value-type="float">
            <text:p>11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20M00S" calcext:value-type="time">
            <text:p>18:20:00</text:p>
          </table:table-cell>
          <table:table-cell table:style-name="ce4" office:value-type="string" calcext:value-type="string">
            <text:p>CNR3013333422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77403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Henn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14" calcext:value-type="float">
            <text:p>21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17M00S" calcext:value-type="time">
            <text:p>9:17:00</text:p>
          </table:table-cell>
          <table:table-cell table:style-name="ce4" office:value-type="string" calcext:value-type="string">
            <text:p>CNR673132045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7088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Koramangala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13" calcext:value-type="float">
            <text:p>11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17M00S" calcext:value-type="time">
            <text:p>10:17:00</text:p>
          </table:table-cell>
          <table:table-cell table:style-name="ce4" office:value-type="string" calcext:value-type="string">
            <text:p>CNR152367780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67088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Kamman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62" calcext:value-type="float">
            <text:p>36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36M00S" calcext:value-type="time">
            <text:p>20:36:00</text:p>
          </table:table-cell>
          <table:table-cell table:style-name="ce4" office:value-type="string" calcext:value-type="string">
            <text:p>CNR568329156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21217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45" calcext:value-type="float">
            <text:p>54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28M00S" calcext:value-type="time">
            <text:p>10:28:00</text:p>
          </table:table-cell>
          <table:table-cell table:style-name="ce4" office:value-type="string" calcext:value-type="string">
            <text:p>CNR941139880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16695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RT Nagar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8" calcext:value-type="float">
            <text:p>49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51M00S" calcext:value-type="time">
            <text:p>22:51:00</text:p>
          </table:table-cell>
          <table:table-cell table:style-name="ce4" office:value-type="string" calcext:value-type="string">
            <text:p>CNR7845975089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221620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Ulsoo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17" calcext:value-type="float">
            <text:p>11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59M00S" calcext:value-type="time">
            <text:p>22:59:00</text:p>
          </table:table-cell>
          <table:table-cell table:style-name="ce4" office:value-type="string" calcext:value-type="string">
            <text:p>CNR385597756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34914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Hulimavu</text:p>
          </table:table-cell>
          <table:table-cell table:style-name="ce4" office:value-type="string" calcext:value-type="string">
            <text:p>Richmond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44M00S" calcext:value-type="time">
            <text:p>1:44:00</text:p>
          </table:table-cell>
          <table:table-cell table:style-name="ce4" office:value-type="string" calcext:value-type="string">
            <text:p>CNR677417871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02361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04" calcext:value-type="float">
            <text:p>30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10M00S" calcext:value-type="time">
            <text:p>13:10:00</text:p>
          </table:table-cell>
          <table:table-cell table:style-name="ce4" office:value-type="string" calcext:value-type="string">
            <text:p>CNR404696946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88327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Devan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18" calcext:value-type="float">
            <text:p>31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22M00S" calcext:value-type="time">
            <text:p>21:22:00</text:p>
          </table:table-cell>
          <table:table-cell table:style-name="ce4" office:value-type="string" calcext:value-type="string">
            <text:p>CNR447574754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37010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0" calcext:value-type="float">
            <text:p>13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37M00S" calcext:value-type="time">
            <text:p>16:37:00</text:p>
          </table:table-cell>
          <table:table-cell table:style-name="ce4" office:value-type="string" calcext:value-type="string">
            <text:p>CNR516579810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31932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Koramangala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19" calcext:value-type="float">
            <text:p>41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15M00S" calcext:value-type="time">
            <text:p>15:15:00</text:p>
          </table:table-cell>
          <table:table-cell table:style-name="ce4" office:value-type="string" calcext:value-type="string">
            <text:p>CNR4392965412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6673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Richmond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99" calcext:value-type="float">
            <text:p>39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30M00S" calcext:value-type="time">
            <text:p>19:30:00</text:p>
          </table:table-cell>
          <table:table-cell table:style-name="ce4" office:value-type="string" calcext:value-type="string">
            <text:p>CNR1167401662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98132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Hulimavu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900" calcext:value-type="float">
            <text:p>290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39M00S" calcext:value-type="time">
            <text:p>11:39:00</text:p>
          </table:table-cell>
          <table:table-cell table:style-name="ce4" office:value-type="string" calcext:value-type="string">
            <text:p>CNR282261094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0155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Yelahanka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21" calcext:value-type="float">
            <text:p>12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07M00S" calcext:value-type="time">
            <text:p>1:07:00</text:p>
          </table:table-cell>
          <table:table-cell table:style-name="ce4" office:value-type="string" calcext:value-type="string">
            <text:p>CNR669157760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8320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RT Nagar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09M00S" calcext:value-type="time">
            <text:p>21:09:00</text:p>
          </table:table-cell>
          <table:table-cell table:style-name="ce4" office:value-type="string" calcext:value-type="string">
            <text:p>CNR9445908039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92186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Banashankar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24" calcext:value-type="float">
            <text:p>42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34M00S" calcext:value-type="time">
            <text:p>20:34:00</text:p>
          </table:table-cell>
          <table:table-cell table:style-name="ce4" office:value-type="string" calcext:value-type="string">
            <text:p>CNR342315751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04228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Nagarbhav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07" calcext:value-type="float">
            <text:p>30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32M00S" calcext:value-type="time">
            <text:p>17:32:00</text:p>
          </table:table-cell>
          <table:table-cell table:style-name="ce4" office:value-type="string" calcext:value-type="string">
            <text:p>CNR132423959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4762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Kammanahalli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83" calcext:value-type="float">
            <text:p>58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18M00S" calcext:value-type="time">
            <text:p>1:18:00</text:p>
          </table:table-cell>
          <table:table-cell table:style-name="ce4" office:value-type="string" calcext:value-type="string">
            <text:p>CNR808692868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0603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MG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25" calcext:value-type="float">
            <text:p>32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44M00S" calcext:value-type="time">
            <text:p>5:44:00</text:p>
          </table:table-cell>
          <table:table-cell table:style-name="ce4" office:value-type="string" calcext:value-type="string">
            <text:p>CNR341238794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86300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Hulimavu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55M00S" calcext:value-type="time">
            <text:p>6:55:00</text:p>
          </table:table-cell>
          <table:table-cell table:style-name="ce4" office:value-type="string" calcext:value-type="string">
            <text:p>CNR972829456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4496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Whitefiel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37" calcext:value-type="float">
            <text:p>33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06M00S" calcext:value-type="time">
            <text:p>21:06:00</text:p>
          </table:table-cell>
          <table:table-cell table:style-name="ce4" office:value-type="string" calcext:value-type="string">
            <text:p>CNR379788653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9292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73" calcext:value-type="float">
            <text:p>37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2M00S" calcext:value-type="time">
            <text:p>3:12:00</text:p>
          </table:table-cell>
          <table:table-cell table:style-name="ce4" office:value-type="string" calcext:value-type="string">
            <text:p>CNR2918335042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26765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Vi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21" calcext:value-type="float">
            <text:p>12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56M00S" calcext:value-type="time">
            <text:p>8:56:00</text:p>
          </table:table-cell>
          <table:table-cell table:style-name="ce4" office:value-type="string" calcext:value-type="string">
            <text:p>CNR768328805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72301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84" calcext:value-type="float">
            <text:p>58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29M00S" calcext:value-type="time">
            <text:p>4:29:00</text:p>
          </table:table-cell>
          <table:table-cell table:style-name="ce4" office:value-type="string" calcext:value-type="string">
            <text:p>CNR7308621555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25525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Whitefiel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72" calcext:value-type="float">
            <text:p>37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33M00S" calcext:value-type="time">
            <text:p>23:33:00</text:p>
          </table:table-cell>
          <table:table-cell table:style-name="ce4" office:value-type="string" calcext:value-type="string">
            <text:p>CNR689320045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9057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Rajarajeshwari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82" calcext:value-type="float">
            <text:p>48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48M00S" calcext:value-type="time">
            <text:p>1:48:00</text:p>
          </table:table-cell>
          <table:table-cell table:style-name="ce4" office:value-type="string" calcext:value-type="string">
            <text:p>CNR8506315424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384102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Peeny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Wrong Addres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69" calcext:value-type="float">
            <text:p>16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42M00S" calcext:value-type="time">
            <text:p>5:42:00</text:p>
          </table:table-cell>
          <table:table-cell table:style-name="ce4" office:value-type="string" calcext:value-type="string">
            <text:p>CNR6289456005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41767</text:p>
          </table:table-cell>
          <table:table-cell table:style-name="ce4" office:value-type="string" calcext:value-type="string">
            <text:p>Bike</text:p>
          </table:table-cell>
          <table:table-cell table:number-columns-repeated="2" table:style-name="ce4" office:value-type="string" calcext:value-type="string">
            <text:p>Malleshwa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655" calcext:value-type="float">
            <text:p>65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10M00S" calcext:value-type="time">
            <text:p>10:10:00</text:p>
          </table:table-cell>
          <table:table-cell table:style-name="ce4" office:value-type="string" calcext:value-type="string">
            <text:p>CNR365238603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18764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MG Road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8" calcext:value-type="float">
            <text:p>39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32M00S" calcext:value-type="time">
            <text:p>11:32:00</text:p>
          </table:table-cell>
          <table:table-cell table:style-name="ce4" office:value-type="string" calcext:value-type="string">
            <text:p>CNR750014008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11398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Tumkur Road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8" calcext:value-type="float">
            <text:p>19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55M00S" calcext:value-type="time">
            <text:p>9:55:00</text:p>
          </table:table-cell>
          <table:table-cell table:style-name="ce4" office:value-type="string" calcext:value-type="string">
            <text:p>CNR9206491878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21938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Padmanabh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82" calcext:value-type="float">
            <text:p>48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7M00S" calcext:value-type="time">
            <text:p>3:17:00</text:p>
          </table:table-cell>
          <table:table-cell table:style-name="ce4" office:value-type="string" calcext:value-type="string">
            <text:p>CNR150897160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02685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14M00S" calcext:value-type="time">
            <text:p>15:14:00</text:p>
          </table:table-cell>
          <table:table-cell table:style-name="ce4" office:value-type="string" calcext:value-type="string">
            <text:p>CNR4004898445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01660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Padmanabh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14M00S" calcext:value-type="time">
            <text:p>7:14:00</text:p>
          </table:table-cell>
          <table:table-cell table:style-name="ce4" office:value-type="string" calcext:value-type="string">
            <text:p>CNR882627506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57693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Tumkur Road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61" calcext:value-type="float">
            <text:p>16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18M00S" calcext:value-type="time">
            <text:p>13:18:00</text:p>
          </table:table-cell>
          <table:table-cell table:style-name="ce4" office:value-type="string" calcext:value-type="string">
            <text:p>CNR9942066704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0806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Sarjap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04" calcext:value-type="float">
            <text:p>40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09M00S" calcext:value-type="time">
            <text:p>10:09:00</text:p>
          </table:table-cell>
          <table:table-cell table:style-name="ce4" office:value-type="string" calcext:value-type="string">
            <text:p>CNR236127590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2956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Peenya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69" calcext:value-type="float">
            <text:p>16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20M00S" calcext:value-type="time">
            <text:p>9:20:00</text:p>
          </table:table-cell>
          <table:table-cell table:style-name="ce4" office:value-type="string" calcext:value-type="string">
            <text:p>CNR441904081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44474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Devanahalli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01" calcext:value-type="float">
            <text:p>50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41M00S" calcext:value-type="time">
            <text:p>16:41:00</text:p>
          </table:table-cell>
          <table:table-cell table:style-name="ce4" office:value-type="string" calcext:value-type="string">
            <text:p>CNR191105813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09575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Hosur Road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1" calcext:value-type="float">
            <text:p>10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47M00S" calcext:value-type="time">
            <text:p>3:47:00</text:p>
          </table:table-cell>
          <table:table-cell table:style-name="ce4" office:value-type="string" calcext:value-type="string">
            <text:p>CNR892698433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6068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Shantinagar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2" calcext:value-type="float">
            <text:p>19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57M00S" calcext:value-type="time">
            <text:p>12:57:00</text:p>
          </table:table-cell>
          <table:table-cell table:style-name="ce4" office:value-type="string" calcext:value-type="string">
            <text:p>CNR219122496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0249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Varth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93" calcext:value-type="float">
            <text:p>39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10M00S" calcext:value-type="time">
            <text:p>21:10:00</text:p>
          </table:table-cell>
          <table:table-cell table:style-name="ce4" office:value-type="string" calcext:value-type="string">
            <text:p>CNR6024993831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68988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Kadugod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14" calcext:value-type="float">
            <text:p>41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20M00S" calcext:value-type="time">
            <text:p>4:20:00</text:p>
          </table:table-cell>
          <table:table-cell table:style-name="ce4" office:value-type="string" calcext:value-type="string">
            <text:p>CNR3704418934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679996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Malleshwa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816" calcext:value-type="float">
            <text:p>181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38M00S" calcext:value-type="time">
            <text:p>6:38:00</text:p>
          </table:table-cell>
          <table:table-cell table:style-name="ce4" office:value-type="string" calcext:value-type="string">
            <text:p>CNR625970430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2841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HSR Layout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66" calcext:value-type="float">
            <text:p>36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22M00S" calcext:value-type="time">
            <text:p>0:22:00</text:p>
          </table:table-cell>
          <table:table-cell table:style-name="ce4" office:value-type="string" calcext:value-type="string">
            <text:p>CNR458888945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955141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Cox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17" calcext:value-type="float">
            <text:p>41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41M00S" calcext:value-type="time">
            <text:p>8:41:00</text:p>
          </table:table-cell>
          <table:table-cell table:style-name="ce4" office:value-type="string" calcext:value-type="string">
            <text:p>CNR910211735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2690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Magadi Road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84" calcext:value-type="float">
            <text:p>288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33M00S" calcext:value-type="time">
            <text:p>7:33:00</text:p>
          </table:table-cell>
          <table:table-cell table:style-name="ce4" office:value-type="string" calcext:value-type="string">
            <text:p>CNR985587150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5011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Mysore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71" calcext:value-type="float">
            <text:p>37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29M00S" calcext:value-type="time">
            <text:p>19:29:00</text:p>
          </table:table-cell>
          <table:table-cell table:style-name="ce4" office:value-type="string" calcext:value-type="string">
            <text:p>CNR649120273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8875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Cox Town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75" calcext:value-type="float">
            <text:p>17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39M00S" calcext:value-type="time">
            <text:p>12:39:00</text:p>
          </table:table-cell>
          <table:table-cell table:style-name="ce4" office:value-type="string" calcext:value-type="string">
            <text:p>CNR176797074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89298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Rajarajeshwari Nagar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4" calcext:value-type="float">
            <text:p>49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04M00S" calcext:value-type="time">
            <text:p>12:04:00</text:p>
          </table:table-cell>
          <table:table-cell table:style-name="ce4" office:value-type="string" calcext:value-type="string">
            <text:p>CNR613602656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3389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Bellandur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41" calcext:value-type="float">
            <text:p>44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34M00S" calcext:value-type="time">
            <text:p>15:34:00</text:p>
          </table:table-cell>
          <table:table-cell table:style-name="ce4" office:value-type="string" calcext:value-type="string">
            <text:p>CNR764265387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77855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1" calcext:value-type="float">
            <text:p>47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57M00S" calcext:value-type="time">
            <text:p>21:57:00</text:p>
          </table:table-cell>
          <table:table-cell table:style-name="ce4" office:value-type="string" calcext:value-type="string">
            <text:p>CNR836963656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1855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Yelahanka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89" calcext:value-type="float">
            <text:p>38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26M00S" calcext:value-type="time">
            <text:p>9:26:00</text:p>
          </table:table-cell>
          <table:table-cell table:style-name="ce4" office:value-type="string" calcext:value-type="string">
            <text:p>CNR807343711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80478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Langford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13M00S" calcext:value-type="time">
            <text:p>22:13:00</text:p>
          </table:table-cell>
          <table:table-cell table:style-name="ce4" office:value-type="string" calcext:value-type="string">
            <text:p>CNR511658524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847377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Ulsoo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33M00S" calcext:value-type="time">
            <text:p>18:33:00</text:p>
          </table:table-cell>
          <table:table-cell table:style-name="ce4" office:value-type="string" calcext:value-type="string">
            <text:p>CNR969992325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98168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Basavanagudi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82" calcext:value-type="float">
            <text:p>88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35M00S" calcext:value-type="time">
            <text:p>8:35:00</text:p>
          </table:table-cell>
          <table:table-cell table:style-name="ce4" office:value-type="string" calcext:value-type="string">
            <text:p>CNR120158964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53919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Cox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76" calcext:value-type="float">
            <text:p>17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31M00S" calcext:value-type="time">
            <text:p>19:31:00</text:p>
          </table:table-cell>
          <table:table-cell table:style-name="ce4" office:value-type="string" calcext:value-type="string">
            <text:p>CNR168940375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15450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Hosur Road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17" calcext:value-type="float">
            <text:p>41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56M00S" calcext:value-type="time">
            <text:p>23:56:00</text:p>
          </table:table-cell>
          <table:table-cell table:style-name="ce4" office:value-type="string" calcext:value-type="string">
            <text:p>CNR150122948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23779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0" calcext:value-type="float">
            <text:p>130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47M00S" calcext:value-type="time">
            <text:p>6:47:00</text:p>
          </table:table-cell>
          <table:table-cell table:style-name="ce4" office:value-type="string" calcext:value-type="string">
            <text:p>CNR860241706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71701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Basavanagudi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16M00S" calcext:value-type="time">
            <text:p>9:16:00</text:p>
          </table:table-cell>
          <table:table-cell table:style-name="ce4" office:value-type="string" calcext:value-type="string">
            <text:p>CNR51809441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00875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25" calcext:value-type="float">
            <text:p>325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57M00S" calcext:value-type="time">
            <text:p>7:57:00</text:p>
          </table:table-cell>
          <table:table-cell table:style-name="ce4" office:value-type="string" calcext:value-type="string">
            <text:p>CNR556954878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4163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Shivajinagar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51M00S" calcext:value-type="time">
            <text:p>23:51:00</text:p>
          </table:table-cell>
          <table:table-cell table:style-name="ce4" office:value-type="string" calcext:value-type="string">
            <text:p>CNR282603009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86912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Mysore Roa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1" calcext:value-type="float">
            <text:p>13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37M00S" calcext:value-type="time">
            <text:p>18:37:00</text:p>
          </table:table-cell>
          <table:table-cell table:style-name="ce4" office:value-type="string" calcext:value-type="string">
            <text:p>CNR4887495881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91615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Ramamurthy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48" calcext:value-type="float">
            <text:p>14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41M00S" calcext:value-type="time">
            <text:p>2:41:00</text:p>
          </table:table-cell>
          <table:table-cell table:style-name="ce4" office:value-type="string" calcext:value-type="string">
            <text:p>CNR4946474476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60560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BTM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63" calcext:value-type="float">
            <text:p>46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57M00S" calcext:value-type="time">
            <text:p>5:57:00</text:p>
          </table:table-cell>
          <table:table-cell table:style-name="ce4" office:value-type="string" calcext:value-type="string">
            <text:p>CNR541409975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8741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39" calcext:value-type="float">
            <text:p>33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17M00S" calcext:value-type="time">
            <text:p>20:17:00</text:p>
          </table:table-cell>
          <table:table-cell table:style-name="ce4" office:value-type="string" calcext:value-type="string">
            <text:p>CNR256813991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87805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14" calcext:value-type="float">
            <text:p>31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32M00S" calcext:value-type="time">
            <text:p>3:32:00</text:p>
          </table:table-cell>
          <table:table-cell table:style-name="ce4" office:value-type="string" calcext:value-type="string">
            <text:p>CNR889297550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85817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Sahakar Nagar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12" calcext:value-type="float">
            <text:p>51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31M00S" calcext:value-type="time">
            <text:p>14:31:00</text:p>
          </table:table-cell>
          <table:table-cell table:style-name="ce4" office:value-type="string" calcext:value-type="string">
            <text:p>CNR755272623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9838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Chick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43" calcext:value-type="float">
            <text:p>44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45M00S" calcext:value-type="time">
            <text:p>21:45:00</text:p>
          </table:table-cell>
          <table:table-cell table:style-name="ce4" office:value-type="string" calcext:value-type="string">
            <text:p>CNR120002662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33911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Tumkur Road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467" calcext:value-type="float">
            <text:p>146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6M00S" calcext:value-type="time">
            <text:p>2:26:00</text:p>
          </table:table-cell>
          <table:table-cell table:style-name="ce4" office:value-type="string" calcext:value-type="string">
            <text:p>CNR418744728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65725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53" calcext:value-type="float">
            <text:p>35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28M00S" calcext:value-type="time">
            <text:p>7:28:00</text:p>
          </table:table-cell>
          <table:table-cell table:style-name="ce4" office:value-type="string" calcext:value-type="string">
            <text:p>CNR365949187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73670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44" calcext:value-type="float">
            <text:p>44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05M00S" calcext:value-type="time">
            <text:p>7:05:00</text:p>
          </table:table-cell>
          <table:table-cell table:style-name="ce4" office:value-type="string" calcext:value-type="string">
            <text:p>CNR362353342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4764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6" calcext:value-type="float">
            <text:p>47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08M00S" calcext:value-type="time">
            <text:p>20:08:00</text:p>
          </table:table-cell>
          <table:table-cell table:style-name="ce4" office:value-type="string" calcext:value-type="string">
            <text:p>CNR382463257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13810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Koramangal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42" calcext:value-type="float">
            <text:p>14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37M00S" calcext:value-type="time">
            <text:p>6:37:00</text:p>
          </table:table-cell>
          <table:table-cell table:style-name="ce4" office:value-type="string" calcext:value-type="string">
            <text:p>CNR281723392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20466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Koramangala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1" calcext:value-type="float">
            <text:p>47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05M00S" calcext:value-type="time">
            <text:p>11:05:00</text:p>
          </table:table-cell>
          <table:table-cell table:style-name="ce4" office:value-type="string" calcext:value-type="string">
            <text:p>CNR209139896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35203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82" calcext:value-type="float">
            <text:p>38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31M00S" calcext:value-type="time">
            <text:p>0:31:00</text:p>
          </table:table-cell>
          <table:table-cell table:style-name="ce4" office:value-type="string" calcext:value-type="string">
            <text:p>CNR5220085842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75449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Belland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01" calcext:value-type="float">
            <text:p>40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43M00S" calcext:value-type="time">
            <text:p>10:43:00</text:p>
          </table:table-cell>
          <table:table-cell table:style-name="ce4" office:value-type="string" calcext:value-type="string">
            <text:p>CNR979577057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1851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Basavanagudi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48" calcext:value-type="float">
            <text:p>14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16M00S" calcext:value-type="time">
            <text:p>19:16:00</text:p>
          </table:table-cell>
          <table:table-cell table:style-name="ce4" office:value-type="string" calcext:value-type="string">
            <text:p>CNR462780941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6328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Electronic City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21M00S" calcext:value-type="time">
            <text:p>11:21:00</text:p>
          </table:table-cell>
          <table:table-cell table:style-name="ce4" office:value-type="string" calcext:value-type="string">
            <text:p>CNR400393910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93230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Tumkur Road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66" calcext:value-type="float">
            <text:p>66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53M00S" calcext:value-type="time">
            <text:p>5:53:00</text:p>
          </table:table-cell>
          <table:table-cell table:style-name="ce4" office:value-type="string" calcext:value-type="string">
            <text:p>CNR130826153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0578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Rajarajeshwari Nagar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25" calcext:value-type="float">
            <text:p>42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58M00S" calcext:value-type="time">
            <text:p>8:58:00</text:p>
          </table:table-cell>
          <table:table-cell table:style-name="ce4" office:value-type="string" calcext:value-type="string">
            <text:p>CNR155671008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0150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72" calcext:value-type="float">
            <text:p>17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22M00S" calcext:value-type="time">
            <text:p>9:22:00</text:p>
          </table:table-cell>
          <table:table-cell table:style-name="ce4" office:value-type="string" calcext:value-type="string">
            <text:p>CNR463901670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4929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Nagarbhavi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8" calcext:value-type="float">
            <text:p>39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53M00S" calcext:value-type="time">
            <text:p>21:53:00</text:p>
          </table:table-cell>
          <table:table-cell table:style-name="ce4" office:value-type="string" calcext:value-type="string">
            <text:p>CNR3136156514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27014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Sarjap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Wrong Addres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741" calcext:value-type="float">
            <text:p>74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47M00S" calcext:value-type="time">
            <text:p>9:47:00</text:p>
          </table:table-cell>
          <table:table-cell table:style-name="ce4" office:value-type="string" calcext:value-type="string">
            <text:p>CNR663568043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74052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46" calcext:value-type="float">
            <text:p>44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47M00S" calcext:value-type="time">
            <text:p>1:47:00</text:p>
          </table:table-cell>
          <table:table-cell table:style-name="ce4" office:value-type="string" calcext:value-type="string">
            <text:p>CNR652225924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99536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Chamaraj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15" calcext:value-type="float">
            <text:p>31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52M00S" calcext:value-type="time">
            <text:p>2:52:00</text:p>
          </table:table-cell>
          <table:table-cell table:style-name="ce4" office:value-type="string" calcext:value-type="string">
            <text:p>CNR92574926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88060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Shantinagar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0" calcext:value-type="float">
            <text:p>47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03M00S" calcext:value-type="time">
            <text:p>4:03:00</text:p>
          </table:table-cell>
          <table:table-cell table:style-name="ce4" office:value-type="string" calcext:value-type="string">
            <text:p>CNR905408131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23227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6" calcext:value-type="float">
            <text:p>10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47M00S" calcext:value-type="time">
            <text:p>3:47:00</text:p>
          </table:table-cell>
          <table:table-cell table:style-name="ce4" office:value-type="string" calcext:value-type="string">
            <text:p>CNR318654629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2953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468" calcext:value-type="float">
            <text:p>146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19M00S" calcext:value-type="time">
            <text:p>15:19:00</text:p>
          </table:table-cell>
          <table:table-cell table:style-name="ce4" office:value-type="string" calcext:value-type="string">
            <text:p>CNR523709028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2202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08" calcext:value-type="float">
            <text:p>40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18M00S" calcext:value-type="time">
            <text:p>1:18:00</text:p>
          </table:table-cell>
          <table:table-cell table:style-name="ce4" office:value-type="string" calcext:value-type="string">
            <text:p>CNR952607886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0008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Hulimavu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1805" calcext:value-type="float">
            <text:p>180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51M00S" calcext:value-type="time">
            <text:p>13:51:00</text:p>
          </table:table-cell>
          <table:table-cell table:style-name="ce4" office:value-type="string" calcext:value-type="string">
            <text:p>CNR205549640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734557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Sahakar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925" calcext:value-type="float">
            <text:p>292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45M00S" calcext:value-type="time">
            <text:p>0:45:00</text:p>
          </table:table-cell>
          <table:table-cell table:style-name="ce4" office:value-type="string" calcext:value-type="string">
            <text:p>CNR1352748737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9222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Frazer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048" calcext:value-type="float">
            <text:p>104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24M00S" calcext:value-type="time">
            <text:p>18:24:00</text:p>
          </table:table-cell>
          <table:table-cell table:style-name="ce4" office:value-type="string" calcext:value-type="string">
            <text:p>CNR850599875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93226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Shivajinagar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60" calcext:value-type="float">
            <text:p>36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26M00S" calcext:value-type="time">
            <text:p>14:26:00</text:p>
          </table:table-cell>
          <table:table-cell table:style-name="ce4" office:value-type="string" calcext:value-type="string">
            <text:p>CNR3848737052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999015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Kenger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41" calcext:value-type="float">
            <text:p>34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42M00S" calcext:value-type="time">
            <text:p>8:42:00</text:p>
          </table:table-cell>
          <table:table-cell table:style-name="ce4" office:value-type="string" calcext:value-type="string">
            <text:p>CNR302239967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91723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Peenya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10" calcext:value-type="float">
            <text:p>31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10M00S" calcext:value-type="time">
            <text:p>22:10:00</text:p>
          </table:table-cell>
          <table:table-cell table:style-name="ce4" office:value-type="string" calcext:value-type="string">
            <text:p>CNR420130452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0757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Frazer Town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289" calcext:value-type="float">
            <text:p>128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55M00S" calcext:value-type="time">
            <text:p>18:55:00</text:p>
          </table:table-cell>
          <table:table-cell table:style-name="ce4" office:value-type="string" calcext:value-type="string">
            <text:p>CNR951109201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43112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540" calcext:value-type="float">
            <text:p>154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4" office:value-type="string" calcext:value-type="string">
            <text:p>CNR811033423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0728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45" calcext:value-type="float">
            <text:p>74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32M00S" calcext:value-type="time">
            <text:p>8:32:00</text:p>
          </table:table-cell>
          <table:table-cell table:style-name="ce4" office:value-type="string" calcext:value-type="string">
            <text:p>CNR1820951934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22835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Hos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59" calcext:value-type="float">
            <text:p>45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8M00S" calcext:value-type="time">
            <text:p>2:28:00</text:p>
          </table:table-cell>
          <table:table-cell table:style-name="ce4" office:value-type="string" calcext:value-type="string">
            <text:p>CNR329544916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82011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13" calcext:value-type="float">
            <text:p>31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18M00S" calcext:value-type="time">
            <text:p>1:18:00</text:p>
          </table:table-cell>
          <table:table-cell table:style-name="ce4" office:value-type="string" calcext:value-type="string">
            <text:p>CNR8642502474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252880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Koramangal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30" calcext:value-type="float">
            <text:p>13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4" office:value-type="string" calcext:value-type="string">
            <text:p>CNR940576913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41846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Padmanabhanagar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17" calcext:value-type="float">
            <text:p>51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55M00S" calcext:value-type="time">
            <text:p>22:55:00</text:p>
          </table:table-cell>
          <table:table-cell table:style-name="ce4" office:value-type="string" calcext:value-type="string">
            <text:p>CNR217933346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59326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Vijayanagar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32" calcext:value-type="float">
            <text:p>33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11M00S" calcext:value-type="time">
            <text:p>17:11:00</text:p>
          </table:table-cell>
          <table:table-cell table:style-name="ce4" office:value-type="string" calcext:value-type="string">
            <text:p>CNR744643039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2037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6" calcext:value-type="float">
            <text:p>49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40M00S" calcext:value-type="time">
            <text:p>23:40:00</text:p>
          </table:table-cell>
          <table:table-cell table:style-name="ce4" office:value-type="string" calcext:value-type="string">
            <text:p>CNR205048781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76747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Mysore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45" calcext:value-type="float">
            <text:p>14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54M00S" calcext:value-type="time">
            <text:p>11:54:00</text:p>
          </table:table-cell>
          <table:table-cell table:style-name="ce4" office:value-type="string" calcext:value-type="string">
            <text:p>CNR997094849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5826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Sahakar Nagar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01M00S" calcext:value-type="time">
            <text:p>16:01:00</text:p>
          </table:table-cell>
          <table:table-cell table:style-name="ce4" office:value-type="string" calcext:value-type="string">
            <text:p>CNR3011053515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3120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JP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70" calcext:value-type="float">
            <text:p>47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16M00S" calcext:value-type="time">
            <text:p>5:16:00</text:p>
          </table:table-cell>
          <table:table-cell table:style-name="ce4" office:value-type="string" calcext:value-type="string">
            <text:p>CNR459166657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29257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15M00S" calcext:value-type="time">
            <text:p>7:15:00</text:p>
          </table:table-cell>
          <table:table-cell table:style-name="ce4" office:value-type="string" calcext:value-type="string">
            <text:p>CNR161014818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3170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Kammanahalli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90" calcext:value-type="float">
            <text:p>79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48M00S" calcext:value-type="time">
            <text:p>3:48:00</text:p>
          </table:table-cell>
          <table:table-cell table:style-name="ce4" office:value-type="string" calcext:value-type="string">
            <text:p>CNR4526799105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88083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Raj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941" calcext:value-type="float">
            <text:p>94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33M00S" calcext:value-type="time">
            <text:p>14:33:00</text:p>
          </table:table-cell>
          <table:table-cell table:style-name="ce4" office:value-type="string" calcext:value-type="string">
            <text:p>CNR7697944209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19918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Shiv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801" calcext:value-type="float">
            <text:p>280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53M00S" calcext:value-type="time">
            <text:p>17:53:00</text:p>
          </table:table-cell>
          <table:table-cell table:style-name="ce4" office:value-type="string" calcext:value-type="string">
            <text:p>CNR715404308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9101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525" calcext:value-type="float">
            <text:p>52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07M00S" calcext:value-type="time">
            <text:p>20:07:00</text:p>
          </table:table-cell>
          <table:table-cell table:style-name="ce4" office:value-type="string" calcext:value-type="string">
            <text:p>CNR928364212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276282</text:p>
          </table:table-cell>
          <table:table-cell table:style-name="ce4" office:value-type="string" calcext:value-type="string">
            <text:p>Prime SUV</text:p>
          </table:table-cell>
          <table:table-cell table:number-columns-repeated="2"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33" calcext:value-type="float">
            <text:p>43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56M00S" calcext:value-type="time">
            <text:p>13:56:00</text:p>
          </table:table-cell>
          <table:table-cell table:style-name="ce4" office:value-type="string" calcext:value-type="string">
            <text:p>CNR467689652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9485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Marath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76" calcext:value-type="float">
            <text:p>37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29M00S" calcext:value-type="time">
            <text:p>20:29:00</text:p>
          </table:table-cell>
          <table:table-cell table:style-name="ce4" office:value-type="string" calcext:value-type="string">
            <text:p>CNR161505368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8083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Ulsoor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6" calcext:value-type="float">
            <text:p>34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06M00S" calcext:value-type="time">
            <text:p>16:06:00</text:p>
          </table:table-cell>
          <table:table-cell table:style-name="ce4" office:value-type="string" calcext:value-type="string">
            <text:p>CNR773438006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85372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JP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42M00S" calcext:value-type="time">
            <text:p>20:42:00</text:p>
          </table:table-cell>
          <table:table-cell table:style-name="ce4" office:value-type="string" calcext:value-type="string">
            <text:p>CNR485177536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38573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Chickpet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7M00S" calcext:value-type="time">
            <text:p>15:07:00</text:p>
          </table:table-cell>
          <table:table-cell table:style-name="ce4" office:value-type="string" calcext:value-type="string">
            <text:p>CNR789625672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7928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25M00S" calcext:value-type="time">
            <text:p>19:25:00</text:p>
          </table:table-cell>
          <table:table-cell table:style-name="ce4" office:value-type="string" calcext:value-type="string">
            <text:p>CNR704224413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98521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Sahakar Nagar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56" calcext:value-type="float">
            <text:p>15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59M00S" calcext:value-type="time">
            <text:p>7:59:00</text:p>
          </table:table-cell>
          <table:table-cell table:style-name="ce4" office:value-type="string" calcext:value-type="string">
            <text:p>CNR790851946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57963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57" calcext:value-type="float">
            <text:p>757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46M00S" calcext:value-type="time">
            <text:p>4:46:00</text:p>
          </table:table-cell>
          <table:table-cell table:style-name="ce4" office:value-type="string" calcext:value-type="string">
            <text:p>CNR112188973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08336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Mysore Road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0" calcext:value-type="float">
            <text:p>39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1M00S" calcext:value-type="time">
            <text:p>15:01:00</text:p>
          </table:table-cell>
          <table:table-cell table:style-name="ce4" office:value-type="string" calcext:value-type="string">
            <text:p>CNR319371079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6790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ther Issue</text:p>
          </table:table-cell>
          <table:table-cell table:style-name="ce2" office:value-type="float" office:value="976" calcext:value-type="float">
            <text:p>97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32M00S" calcext:value-type="time">
            <text:p>3:32:00</text:p>
          </table:table-cell>
          <table:table-cell table:style-name="ce4" office:value-type="string" calcext:value-type="string">
            <text:p>CNR977205906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11485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Rajajinagar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83" calcext:value-type="float">
            <text:p>68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12M00S" calcext:value-type="time">
            <text:p>21:12:00</text:p>
          </table:table-cell>
          <table:table-cell table:style-name="ce4" office:value-type="string" calcext:value-type="string">
            <text:p>CNR682009870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7871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Mysore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29" calcext:value-type="float">
            <text:p>32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36M00S" calcext:value-type="time">
            <text:p>15:36:00</text:p>
          </table:table-cell>
          <table:table-cell table:style-name="ce4" office:value-type="string" calcext:value-type="string">
            <text:p>CNR959013596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52106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Tumkur Road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99" calcext:value-type="float">
            <text:p>99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08M00S" calcext:value-type="time">
            <text:p>18:08:00</text:p>
          </table:table-cell>
          <table:table-cell table:style-name="ce4" office:value-type="string" calcext:value-type="string">
            <text:p>CNR405389341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08547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Rajarajeshwari Nagar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6M00S" calcext:value-type="time">
            <text:p>15:06:00</text:p>
          </table:table-cell>
          <table:table-cell table:style-name="ce4" office:value-type="string" calcext:value-type="string">
            <text:p>CNR570698021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28167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Malleshwaram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63" calcext:value-type="float">
            <text:p>46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17M00S" calcext:value-type="time">
            <text:p>15:17:00</text:p>
          </table:table-cell>
          <table:table-cell table:style-name="ce4" office:value-type="string" calcext:value-type="string">
            <text:p>CNR854533862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9122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53" calcext:value-type="float">
            <text:p>35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04M00S" calcext:value-type="time">
            <text:p>0:04:00</text:p>
          </table:table-cell>
          <table:table-cell table:style-name="ce4" office:value-type="string" calcext:value-type="string">
            <text:p>CNR6792235623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439520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JP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95" calcext:value-type="float">
            <text:p>49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28M00S" calcext:value-type="time">
            <text:p>13:28:00</text:p>
          </table:table-cell>
          <table:table-cell table:style-name="ce4" office:value-type="string" calcext:value-type="string">
            <text:p>CNR334715906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2316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2" calcext:value-type="float">
            <text:p>29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29M00S" calcext:value-type="time">
            <text:p>15:29:00</text:p>
          </table:table-cell>
          <table:table-cell table:style-name="ce4" office:value-type="string" calcext:value-type="string">
            <text:p>CNR220076982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37025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Malleshwaram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48" calcext:value-type="float">
            <text:p>44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25M00S" calcext:value-type="time">
            <text:p>14:25:00</text:p>
          </table:table-cell>
          <table:table-cell table:style-name="ce4" office:value-type="string" calcext:value-type="string">
            <text:p>CNR8037382031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4031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Hos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03" calcext:value-type="float">
            <text:p>10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37M00S" calcext:value-type="time">
            <text:p>2:37:00</text:p>
          </table:table-cell>
          <table:table-cell table:style-name="ce4" office:value-type="string" calcext:value-type="string">
            <text:p>CNR847658259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8713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Electronic City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86" calcext:value-type="float">
            <text:p>18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30M00S" calcext:value-type="time">
            <text:p>6:30:00</text:p>
          </table:table-cell>
          <table:table-cell table:style-name="ce4" office:value-type="string" calcext:value-type="string">
            <text:p>CNR70738509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8002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110" calcext:value-type="float">
            <text:p>11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50M00S" calcext:value-type="time">
            <text:p>18:50:00</text:p>
          </table:table-cell>
          <table:table-cell table:style-name="ce4" office:value-type="string" calcext:value-type="string">
            <text:p>CNR6613464835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8961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Vi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73" calcext:value-type="float">
            <text:p>17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40M00S" calcext:value-type="time">
            <text:p>9:40:00</text:p>
          </table:table-cell>
          <table:table-cell table:style-name="ce4" office:value-type="string" calcext:value-type="string">
            <text:p>CNR795696066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07740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Shivajinagar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12" calcext:value-type="float">
            <text:p>51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46M00S" calcext:value-type="time">
            <text:p>18:46:00</text:p>
          </table:table-cell>
          <table:table-cell table:style-name="ce4" office:value-type="string" calcext:value-type="string">
            <text:p>CNR3469722999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822937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Peeny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005" calcext:value-type="float">
            <text:p>200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46M00S" calcext:value-type="time">
            <text:p>8:46:00</text:p>
          </table:table-cell>
          <table:table-cell table:style-name="ce4" office:value-type="string" calcext:value-type="string">
            <text:p>CNR995258460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84856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23M00S" calcext:value-type="time">
            <text:p>18:23:00</text:p>
          </table:table-cell>
          <table:table-cell table:style-name="ce4" office:value-type="string" calcext:value-type="string">
            <text:p>CNR543357525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6337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Vehicle Breakdown</text:p>
          </table:table-cell>
          <table:table-cell table:style-name="ce2" office:value-type="float" office:value="1921" calcext:value-type="float">
            <text:p>192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13M00S" calcext:value-type="time">
            <text:p>5:13:00</text:p>
          </table:table-cell>
          <table:table-cell table:style-name="ce4" office:value-type="string" calcext:value-type="string">
            <text:p>CNR379715102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106150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Banashankar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36M00S" calcext:value-type="time">
            <text:p>9:36:00</text:p>
          </table:table-cell>
          <table:table-cell table:style-name="ce4" office:value-type="string" calcext:value-type="string">
            <text:p>CNR188822841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1358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9" calcext:value-type="float">
            <text:p>49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03M00S" calcext:value-type="time">
            <text:p>12:03:00</text:p>
          </table:table-cell>
          <table:table-cell table:style-name="ce4" office:value-type="string" calcext:value-type="string">
            <text:p>CNR609462072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95370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Mysore Road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25" calcext:value-type="float">
            <text:p>52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56M00S" calcext:value-type="time">
            <text:p>6:56:00</text:p>
          </table:table-cell>
          <table:table-cell table:style-name="ce4" office:value-type="string" calcext:value-type="string">
            <text:p>CNR202967939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2510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Frazer Town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08" calcext:value-type="float">
            <text:p>30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11M00S" calcext:value-type="time">
            <text:p>7:11:00</text:p>
          </table:table-cell>
          <table:table-cell table:style-name="ce4" office:value-type="string" calcext:value-type="string">
            <text:p>CNR5108136862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86972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JP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18" calcext:value-type="float">
            <text:p>11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14M00S" calcext:value-type="time">
            <text:p>15:14:00</text:p>
          </table:table-cell>
          <table:table-cell table:style-name="ce4" office:value-type="string" calcext:value-type="string">
            <text:p>CNR999837579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7385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64" calcext:value-type="float">
            <text:p>16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26M00S" calcext:value-type="time">
            <text:p>10:26:00</text:p>
          </table:table-cell>
          <table:table-cell table:style-name="ce4" office:value-type="string" calcext:value-type="string">
            <text:p>CNR7197746515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1123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HSR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45M00S" calcext:value-type="time">
            <text:p>11:45:00</text:p>
          </table:table-cell>
          <table:table-cell table:style-name="ce4" office:value-type="string" calcext:value-type="string">
            <text:p>CNR3914143185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65635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Chick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26" calcext:value-type="float">
            <text:p>32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49M00S" calcext:value-type="time">
            <text:p>7:49:00</text:p>
          </table:table-cell>
          <table:table-cell table:style-name="ce4" office:value-type="string" calcext:value-type="string">
            <text:p>CNR4970390019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656067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Sahakar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849" calcext:value-type="float">
            <text:p>84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05M00S" calcext:value-type="time">
            <text:p>6:05:00</text:p>
          </table:table-cell>
          <table:table-cell table:style-name="ce4" office:value-type="string" calcext:value-type="string">
            <text:p>CNR464310196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43965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Basavanagud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78" calcext:value-type="float">
            <text:p>67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42M00S" calcext:value-type="time">
            <text:p>22:42:00</text:p>
          </table:table-cell>
          <table:table-cell table:style-name="ce4" office:value-type="string" calcext:value-type="string">
            <text:p>CNR946251017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51768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Ulsoo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31" calcext:value-type="float">
            <text:p>43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9M00S" calcext:value-type="time">
            <text:p>2:29:00</text:p>
          </table:table-cell>
          <table:table-cell table:style-name="ce4" office:value-type="string" calcext:value-type="string">
            <text:p>CNR379145876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53766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lleshwaram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11M00S" calcext:value-type="time">
            <text:p>15:11:00</text:p>
          </table:table-cell>
          <table:table-cell table:style-name="ce4" office:value-type="string" calcext:value-type="string">
            <text:p>CNR675545821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6285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17M00S" calcext:value-type="time">
            <text:p>22:17:00</text:p>
          </table:table-cell>
          <table:table-cell table:style-name="ce4" office:value-type="string" calcext:value-type="string">
            <text:p>CNR672934988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0133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45" calcext:value-type="float">
            <text:p>44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16M00S" calcext:value-type="time">
            <text:p>21:16:00</text:p>
          </table:table-cell>
          <table:table-cell table:style-name="ce4" office:value-type="string" calcext:value-type="string">
            <text:p>CNR34353059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80659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Hulimavu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01" calcext:value-type="float">
            <text:p>60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43M00S" calcext:value-type="time">
            <text:p>8:43:00</text:p>
          </table:table-cell>
          <table:table-cell table:style-name="ce4" office:value-type="string" calcext:value-type="string">
            <text:p>CNR258636578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0565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Electronic City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98" calcext:value-type="float">
            <text:p>19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17M00S" calcext:value-type="time">
            <text:p>23:17:00</text:p>
          </table:table-cell>
          <table:table-cell table:style-name="ce4" office:value-type="string" calcext:value-type="string">
            <text:p>CNR347564971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5415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Hos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58" calcext:value-type="float">
            <text:p>35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4" office:value-type="string" calcext:value-type="string">
            <text:p>CNR146381686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1771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Hulimavu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2" calcext:value-type="float">
            <text:p>49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9M00S" calcext:value-type="time">
            <text:p>2:29:00</text:p>
          </table:table-cell>
          <table:table-cell table:style-name="ce4" office:value-type="string" calcext:value-type="string">
            <text:p>CNR141268296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6374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Vijayanagar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53M00S" calcext:value-type="time">
            <text:p>2:53:00</text:p>
          </table:table-cell>
          <table:table-cell table:style-name="ce4" office:value-type="string" calcext:value-type="string">
            <text:p>CNR5341551432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506435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Koramangal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20M00S" calcext:value-type="time">
            <text:p>19:20:00</text:p>
          </table:table-cell>
          <table:table-cell table:style-name="ce4" office:value-type="string" calcext:value-type="string">
            <text:p>CNR579361095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90677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84" calcext:value-type="float">
            <text:p>984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50M00S" calcext:value-type="time">
            <text:p>8:50:00</text:p>
          </table:table-cell>
          <table:table-cell table:style-name="ce4" office:value-type="string" calcext:value-type="string">
            <text:p>CNR107223182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0315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32M00S" calcext:value-type="time">
            <text:p>8:32:00</text:p>
          </table:table-cell>
          <table:table-cell table:style-name="ce4" office:value-type="string" calcext:value-type="string">
            <text:p>CNR1799581315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93145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Peeny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899" calcext:value-type="float">
            <text:p>189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57M00S" calcext:value-type="time">
            <text:p>6:57:00</text:p>
          </table:table-cell>
          <table:table-cell table:style-name="ce4" office:value-type="string" calcext:value-type="string">
            <text:p>CNR970727933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66870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Hulimavu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33" calcext:value-type="float">
            <text:p>83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35M00S" calcext:value-type="time">
            <text:p>12:35:00</text:p>
          </table:table-cell>
          <table:table-cell table:style-name="ce4" office:value-type="string" calcext:value-type="string">
            <text:p>CNR227029339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5626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Shivajinagar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35" calcext:value-type="float">
            <text:p>43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54M00S" calcext:value-type="time">
            <text:p>6:54:00</text:p>
          </table:table-cell>
          <table:table-cell table:style-name="ce4" office:value-type="string" calcext:value-type="string">
            <text:p>CNR395019287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42128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Malleshwa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703" calcext:value-type="float">
            <text:p>170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4" office:value-type="string" calcext:value-type="string">
            <text:p>CNR940670939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3922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84" calcext:value-type="float">
            <text:p>48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33M00S" calcext:value-type="time">
            <text:p>22:33:00</text:p>
          </table:table-cell>
          <table:table-cell table:style-name="ce4" office:value-type="string" calcext:value-type="string">
            <text:p>CNR897517666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7398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Sahakar Nagar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80" calcext:value-type="float">
            <text:p>68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55M00S" calcext:value-type="time">
            <text:p>10:55:00</text:p>
          </table:table-cell>
          <table:table-cell table:style-name="ce4" office:value-type="string" calcext:value-type="string">
            <text:p>CNR507159452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4005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Jayanagar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20M00S" calcext:value-type="time">
            <text:p>1:20:00</text:p>
          </table:table-cell>
          <table:table-cell table:style-name="ce4" office:value-type="string" calcext:value-type="string">
            <text:p>CNR237718462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2325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Banashankar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609" calcext:value-type="float">
            <text:p>60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48M00S" calcext:value-type="time">
            <text:p>20:48:00</text:p>
          </table:table-cell>
          <table:table-cell table:style-name="ce4" office:value-type="string" calcext:value-type="string">
            <text:p>CNR357506604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9943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RT Nagar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Vehicle Breakdown</text:p>
          </table:table-cell>
          <table:table-cell table:style-name="ce2" office:value-type="float" office:value="181" calcext:value-type="float">
            <text:p>181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22M00S" calcext:value-type="time">
            <text:p>12:22:00</text:p>
          </table:table-cell>
          <table:table-cell table:style-name="ce4" office:value-type="string" calcext:value-type="string">
            <text:p>CNR29305891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3223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Ulsoor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17" calcext:value-type="float">
            <text:p>71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12M00S" calcext:value-type="time">
            <text:p>1:12:00</text:p>
          </table:table-cell>
          <table:table-cell table:style-name="ce4" office:value-type="string" calcext:value-type="string">
            <text:p>CNR783120850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3796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Cox Town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41M00S" calcext:value-type="time">
            <text:p>2:41:00</text:p>
          </table:table-cell>
          <table:table-cell table:style-name="ce4" office:value-type="string" calcext:value-type="string">
            <text:p>CNR862969413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2135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KR Pu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58" calcext:value-type="float">
            <text:p>15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51M00S" calcext:value-type="time">
            <text:p>23:51:00</text:p>
          </table:table-cell>
          <table:table-cell table:style-name="ce4" office:value-type="string" calcext:value-type="string">
            <text:p>CNR882788557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2104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36M00S" calcext:value-type="time">
            <text:p>13:36:00</text:p>
          </table:table-cell>
          <table:table-cell table:style-name="ce4" office:value-type="string" calcext:value-type="string">
            <text:p>CNR150230134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45036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Peenya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52M00S" calcext:value-type="time">
            <text:p>22:52:00</text:p>
          </table:table-cell>
          <table:table-cell table:style-name="ce4" office:value-type="string" calcext:value-type="string">
            <text:p>CNR1372123891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34836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Vi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15M00S" calcext:value-type="time">
            <text:p>20:15:00</text:p>
          </table:table-cell>
          <table:table-cell table:style-name="ce4" office:value-type="string" calcext:value-type="string">
            <text:p>CNR390769710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3449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Hosur Road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27" calcext:value-type="float">
            <text:p>42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47M00S" calcext:value-type="time">
            <text:p>17:47:00</text:p>
          </table:table-cell>
          <table:table-cell table:style-name="ce4" office:value-type="string" calcext:value-type="string">
            <text:p>CNR239040562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8681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20M00S" calcext:value-type="time">
            <text:p>13:20:00</text:p>
          </table:table-cell>
          <table:table-cell table:style-name="ce4" office:value-type="string" calcext:value-type="string">
            <text:p>CNR591441011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0381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40M00S" calcext:value-type="time">
            <text:p>20:40:00</text:p>
          </table:table-cell>
          <table:table-cell table:style-name="ce4" office:value-type="string" calcext:value-type="string">
            <text:p>CNR954511415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7609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Frazer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501" calcext:value-type="float">
            <text:p>150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39M00S" calcext:value-type="time">
            <text:p>10:39:00</text:p>
          </table:table-cell>
          <table:table-cell table:style-name="ce4" office:value-type="string" calcext:value-type="string">
            <text:p>CNR422413862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9084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89" calcext:value-type="float">
            <text:p>48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58M00S" calcext:value-type="time">
            <text:p>23:58:00</text:p>
          </table:table-cell>
          <table:table-cell table:style-name="ce4" office:value-type="string" calcext:value-type="string">
            <text:p>CNR521793433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2701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91" calcext:value-type="float">
            <text:p>79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16M00S" calcext:value-type="time">
            <text:p>19:16:00</text:p>
          </table:table-cell>
          <table:table-cell table:style-name="ce4" office:value-type="string" calcext:value-type="string">
            <text:p>CNR674429842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3937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Koramangal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00" calcext:value-type="float">
            <text:p>40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54M00S" calcext:value-type="time">
            <text:p>8:54:00</text:p>
          </table:table-cell>
          <table:table-cell table:style-name="ce4" office:value-type="string" calcext:value-type="string">
            <text:p>CNR753793596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00131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Hebbal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460" calcext:value-type="float">
            <text:p>46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01M00S" calcext:value-type="time">
            <text:p>16:01:00</text:p>
          </table:table-cell>
          <table:table-cell table:style-name="ce4" office:value-type="string" calcext:value-type="string">
            <text:p>CNR6035356524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7592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Koramangal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54" calcext:value-type="float">
            <text:p>35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43M00S" calcext:value-type="time">
            <text:p>16:43:00</text:p>
          </table:table-cell>
          <table:table-cell table:style-name="ce4" office:value-type="string" calcext:value-type="string">
            <text:p>CNR407947486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97349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47" calcext:value-type="float">
            <text:p>204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31M00S" calcext:value-type="time">
            <text:p>3:31:00</text:p>
          </table:table-cell>
          <table:table-cell table:style-name="ce4" office:value-type="string" calcext:value-type="string">
            <text:p>CNR459752717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68687</text:p>
          </table:table-cell>
          <table:table-cell table:style-name="ce4" office:value-type="string" calcext:value-type="string">
            <text:p>Prime Plus</text:p>
          </table:table-cell>
          <table:table-cell table:number-columns-repeated="2" table:style-name="ce4" office:value-type="string" calcext:value-type="string">
            <text:p>Ramamurthy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18" calcext:value-type="float">
            <text:p>41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58M00S" calcext:value-type="time">
            <text:p>3:58:00</text:p>
          </table:table-cell>
          <table:table-cell table:style-name="ce4" office:value-type="string" calcext:value-type="string">
            <text:p>CNR198301076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11508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55" calcext:value-type="float">
            <text:p>265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11M00S" calcext:value-type="time">
            <text:p>17:11:00</text:p>
          </table:table-cell>
          <table:table-cell table:style-name="ce4" office:value-type="string" calcext:value-type="string">
            <text:p>CNR4517742155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37387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Hos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64" calcext:value-type="float">
            <text:p>36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02M00S" calcext:value-type="time">
            <text:p>8:02:00</text:p>
          </table:table-cell>
          <table:table-cell table:style-name="ce4" office:value-type="string" calcext:value-type="string">
            <text:p>CNR467944191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01578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Shivajinagar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55" calcext:value-type="float">
            <text:p>265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13M00S" calcext:value-type="time">
            <text:p>1:13:00</text:p>
          </table:table-cell>
          <table:table-cell table:style-name="ce4" office:value-type="string" calcext:value-type="string">
            <text:p>CNR107640221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3385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28" calcext:value-type="float">
            <text:p>82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10M00S" calcext:value-type="time">
            <text:p>17:10:00</text:p>
          </table:table-cell>
          <table:table-cell table:style-name="ce4" office:value-type="string" calcext:value-type="string">
            <text:p>CNR620862338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12908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21M00S" calcext:value-type="time">
            <text:p>22:21:00</text:p>
          </table:table-cell>
          <table:table-cell table:style-name="ce4" office:value-type="string" calcext:value-type="string">
            <text:p>CNR3629707818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7637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Hulimavu</text:p>
          </table:table-cell>
          <table:table-cell table:style-name="ce4" office:value-type="string" calcext:value-type="string">
            <text:p>Majestic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712" calcext:value-type="float">
            <text:p>271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02M00S" calcext:value-type="time">
            <text:p>7:02:00</text:p>
          </table:table-cell>
          <table:table-cell table:style-name="ce4" office:value-type="string" calcext:value-type="string">
            <text:p>CNR585635073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6225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Hebbal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79" calcext:value-type="float">
            <text:p>37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35M00S" calcext:value-type="time">
            <text:p>2:35:00</text:p>
          </table:table-cell>
          <table:table-cell table:style-name="ce4" office:value-type="string" calcext:value-type="string">
            <text:p>CNR2780804227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21106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Vi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16" calcext:value-type="float">
            <text:p>31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32M00S" calcext:value-type="time">
            <text:p>3:32:00</text:p>
          </table:table-cell>
          <table:table-cell table:style-name="ce4" office:value-type="string" calcext:value-type="string">
            <text:p>CNR7556753006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89852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KR Pu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32M00S" calcext:value-type="time">
            <text:p>0:32:00</text:p>
          </table:table-cell>
          <table:table-cell table:style-name="ce4" office:value-type="string" calcext:value-type="string">
            <text:p>CNR272243558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77036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Malleshwaram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Vehicle Breakdown</text:p>
          </table:table-cell>
          <table:table-cell table:style-name="ce2" office:value-type="float" office:value="323" calcext:value-type="float">
            <text:p>32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19M00S" calcext:value-type="time">
            <text:p>11:19:00</text:p>
          </table:table-cell>
          <table:table-cell table:style-name="ce4" office:value-type="string" calcext:value-type="string">
            <text:p>CNR929022790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5331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Ramamurthy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40" calcext:value-type="float">
            <text:p>84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09M00S" calcext:value-type="time">
            <text:p>18:09:00</text:p>
          </table:table-cell>
          <table:table-cell table:style-name="ce4" office:value-type="string" calcext:value-type="string">
            <text:p>CNR134748907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8510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Hosur Road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76" calcext:value-type="float">
            <text:p>67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57M00S" calcext:value-type="time">
            <text:p>20:57:00</text:p>
          </table:table-cell>
          <table:table-cell table:style-name="ce4" office:value-type="string" calcext:value-type="string">
            <text:p>CNR772029143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3377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87" calcext:value-type="float">
            <text:p>38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14M00S" calcext:value-type="time">
            <text:p>17:14:00</text:p>
          </table:table-cell>
          <table:table-cell table:style-name="ce4" office:value-type="string" calcext:value-type="string">
            <text:p>CNR683816205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6276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9" calcext:value-type="float">
            <text:p>34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13M00S" calcext:value-type="time">
            <text:p>20:13:00</text:p>
          </table:table-cell>
          <table:table-cell table:style-name="ce4" office:value-type="string" calcext:value-type="string">
            <text:p>CNR6166016638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66238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BTM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743" calcext:value-type="float">
            <text:p>74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17M00S" calcext:value-type="time">
            <text:p>10:17:00</text:p>
          </table:table-cell>
          <table:table-cell table:style-name="ce4" office:value-type="string" calcext:value-type="string">
            <text:p>CNR840658082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4934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73" calcext:value-type="float">
            <text:p>17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28M00S" calcext:value-type="time">
            <text:p>8:28:00</text:p>
          </table:table-cell>
          <table:table-cell table:style-name="ce4" office:value-type="string" calcext:value-type="string">
            <text:p>CNR594791066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2213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HSR Layout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52M00S" calcext:value-type="time">
            <text:p>9:52:00</text:p>
          </table:table-cell>
          <table:table-cell table:style-name="ce4" office:value-type="string" calcext:value-type="string">
            <text:p>CNR811388266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4583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52" calcext:value-type="float">
            <text:p>55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09M00S" calcext:value-type="time">
            <text:p>7:09:00</text:p>
          </table:table-cell>
          <table:table-cell table:style-name="ce4" office:value-type="string" calcext:value-type="string">
            <text:p>CNR378953589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26348</text:p>
          </table:table-cell>
          <table:table-cell table:style-name="ce4" office:value-type="string" calcext:value-type="string">
            <text:p>Mini</text:p>
          </table:table-cell>
          <table:table-cell table:number-columns-repeated="2" table:style-name="ce4" office:value-type="string" calcext:value-type="string">
            <text:p>Marath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13" calcext:value-type="float">
            <text:p>31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06M00S" calcext:value-type="time">
            <text:p>17:06:00</text:p>
          </table:table-cell>
          <table:table-cell table:style-name="ce4" office:value-type="string" calcext:value-type="string">
            <text:p>CNR918124294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363462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Peeny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24" calcext:value-type="float">
            <text:p>42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10M00S" calcext:value-type="time">
            <text:p>20:10:00</text:p>
          </table:table-cell>
          <table:table-cell table:style-name="ce4" office:value-type="string" calcext:value-type="string">
            <text:p>CNR643836124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5271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Banashankar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3" calcext:value-type="float">
            <text:p>49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08M00S" calcext:value-type="time">
            <text:p>10:08:00</text:p>
          </table:table-cell>
          <table:table-cell table:style-name="ce4" office:value-type="string" calcext:value-type="string">
            <text:p>CNR8478583704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7694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94" calcext:value-type="float">
            <text:p>39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25M00S" calcext:value-type="time">
            <text:p>8:25:00</text:p>
          </table:table-cell>
          <table:table-cell table:style-name="ce4" office:value-type="string" calcext:value-type="string">
            <text:p>CNR54954790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9716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Basavanagudi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ther Issue</text:p>
          </table:table-cell>
          <table:table-cell table:style-name="ce2" office:value-type="float" office:value="2890" calcext:value-type="float">
            <text:p>289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59M00S" calcext:value-type="time">
            <text:p>3:59:00</text:p>
          </table:table-cell>
          <table:table-cell table:style-name="ce4" office:value-type="string" calcext:value-type="string">
            <text:p>CNR1747667235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72016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Frazer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35" calcext:value-type="float">
            <text:p>13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46M00S" calcext:value-type="time">
            <text:p>15:46:00</text:p>
          </table:table-cell>
          <table:table-cell table:style-name="ce4" office:value-type="string" calcext:value-type="string">
            <text:p>CNR874205922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1277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Padmanabh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79" calcext:value-type="float">
            <text:p>17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24M00S" calcext:value-type="time">
            <text:p>12:24:00</text:p>
          </table:table-cell>
          <table:table-cell table:style-name="ce4" office:value-type="string" calcext:value-type="string">
            <text:p>CNR224950065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9566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Frazer Town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2M00S" calcext:value-type="time">
            <text:p>15:02:00</text:p>
          </table:table-cell>
          <table:table-cell table:style-name="ce4" office:value-type="string" calcext:value-type="string">
            <text:p>CNR301577188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18718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Hulimavu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54" calcext:value-type="float">
            <text:p>35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05M00S" calcext:value-type="time">
            <text:p>11:05:00</text:p>
          </table:table-cell>
          <table:table-cell table:style-name="ce4" office:value-type="string" calcext:value-type="string">
            <text:p>CNR974220404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92149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39" calcext:value-type="float">
            <text:p>43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28M00S" calcext:value-type="time">
            <text:p>13:28:00</text:p>
          </table:table-cell>
          <table:table-cell table:style-name="ce4" office:value-type="string" calcext:value-type="string">
            <text:p>CNR5414088243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99375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Nagarbhav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645" calcext:value-type="float">
            <text:p>64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28M00S" calcext:value-type="time">
            <text:p>16:28:00</text:p>
          </table:table-cell>
          <table:table-cell table:style-name="ce4" office:value-type="string" calcext:value-type="string">
            <text:p>CNR589748866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5298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Shantinagar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13M00S" calcext:value-type="time">
            <text:p>0:13:00</text:p>
          </table:table-cell>
          <table:table-cell table:style-name="ce4" office:value-type="string" calcext:value-type="string">
            <text:p>CNR809797779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8972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Electronic City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45" calcext:value-type="float">
            <text:p>44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19M00S" calcext:value-type="time">
            <text:p>11:19:00</text:p>
          </table:table-cell>
          <table:table-cell table:style-name="ce4" office:value-type="string" calcext:value-type="string">
            <text:p>CNR766573470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21378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Padmanabhanagar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9" calcext:value-type="float">
            <text:p>39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04M00S" calcext:value-type="time">
            <text:p>13:04:00</text:p>
          </table:table-cell>
          <table:table-cell table:style-name="ce4" office:value-type="string" calcext:value-type="string">
            <text:p>CNR329580385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3584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Kammanahalli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6" calcext:value-type="float">
            <text:p>49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15M00S" calcext:value-type="time">
            <text:p>6:15:00</text:p>
          </table:table-cell>
          <table:table-cell table:style-name="ce4" office:value-type="string" calcext:value-type="string">
            <text:p>CNR185701536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67344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Chamaraj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872" calcext:value-type="float">
            <text:p>87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54M00S" calcext:value-type="time">
            <text:p>18:54:00</text:p>
          </table:table-cell>
          <table:table-cell table:style-name="ce4" office:value-type="string" calcext:value-type="string">
            <text:p>CNR6533526552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22162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Ulsoo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46" calcext:value-type="float">
            <text:p>34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50M00S" calcext:value-type="time">
            <text:p>15:50:00</text:p>
          </table:table-cell>
          <table:table-cell table:style-name="ce4" office:value-type="string" calcext:value-type="string">
            <text:p>CNR4196099018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85080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Peeny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87" calcext:value-type="float">
            <text:p>38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10M00S" calcext:value-type="time">
            <text:p>22:10:00</text:p>
          </table:table-cell>
          <table:table-cell table:style-name="ce4" office:value-type="string" calcext:value-type="string">
            <text:p>CNR6151870263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807991</text:p>
          </table:table-cell>
          <table:table-cell table:style-name="ce4" office:value-type="string" calcext:value-type="string">
            <text:p>Prime Plus</text:p>
          </table:table-cell>
          <table:table-cell table:number-columns-repeated="2" table:style-name="ce4" office:value-type="string" calcext:value-type="string">
            <text:p>Shant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58M00S" calcext:value-type="time">
            <text:p>22:58:00</text:p>
          </table:table-cell>
          <table:table-cell table:style-name="ce4" office:value-type="string" calcext:value-type="string">
            <text:p>CNR487767413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0817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Rajarajeshwari Nagar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67" calcext:value-type="float">
            <text:p>76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12M00S" calcext:value-type="time">
            <text:p>21:12:00</text:p>
          </table:table-cell>
          <table:table-cell table:style-name="ce4" office:value-type="string" calcext:value-type="string">
            <text:p>CNR353597756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10505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08M00S" calcext:value-type="time">
            <text:p>7:08:00</text:p>
          </table:table-cell>
          <table:table-cell table:style-name="ce4" office:value-type="string" calcext:value-type="string">
            <text:p>CNR938099208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9966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Koramangala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58" calcext:value-type="float">
            <text:p>65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18M00S" calcext:value-type="time">
            <text:p>21:18:00</text:p>
          </table:table-cell>
          <table:table-cell table:style-name="ce4" office:value-type="string" calcext:value-type="string">
            <text:p>CNR240998211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49960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66" calcext:value-type="float">
            <text:p>36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50M00S" calcext:value-type="time">
            <text:p>5:50:00</text:p>
          </table:table-cell>
          <table:table-cell table:style-name="ce4" office:value-type="string" calcext:value-type="string">
            <text:p>CNR174442348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759125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Rajarajeshwari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51M00S" calcext:value-type="time">
            <text:p>1:51:00</text:p>
          </table:table-cell>
          <table:table-cell table:style-name="ce4" office:value-type="string" calcext:value-type="string">
            <text:p>CNR808948740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2157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19" calcext:value-type="float">
            <text:p>31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26M00S" calcext:value-type="time">
            <text:p>8:26:00</text:p>
          </table:table-cell>
          <table:table-cell table:style-name="ce4" office:value-type="string" calcext:value-type="string">
            <text:p>CNR9791595498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4480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Nagarbhav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15" calcext:value-type="float">
            <text:p>41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50M00S" calcext:value-type="time">
            <text:p>14:50:00</text:p>
          </table:table-cell>
          <table:table-cell table:style-name="ce4" office:value-type="string" calcext:value-type="string">
            <text:p>CNR321613754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0579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75" calcext:value-type="float">
            <text:p>77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52M00S" calcext:value-type="time">
            <text:p>2:52:00</text:p>
          </table:table-cell>
          <table:table-cell table:style-name="ce4" office:value-type="string" calcext:value-type="string">
            <text:p>CNR743397534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02370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Chickpet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6" calcext:value-type="float">
            <text:p>39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34M00S" calcext:value-type="time">
            <text:p>19:34:00</text:p>
          </table:table-cell>
          <table:table-cell table:style-name="ce4" office:value-type="string" calcext:value-type="string">
            <text:p>CNR275214981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6830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11" calcext:value-type="float">
            <text:p>411</text:p>
          </table:table-cell>
          <table:table-cell table:style-name="ce7" office:value-type="string" calcext:value-type="string">
            <text:p>Debit Card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15M00S" calcext:value-type="time">
            <text:p>0:15:00</text:p>
          </table:table-cell>
          <table:table-cell table:style-name="ce4" office:value-type="string" calcext:value-type="string">
            <text:p>CNR745085655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21389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Electronic City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68" calcext:value-type="float">
            <text:p>16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26M00S" calcext:value-type="time">
            <text:p>5:26:00</text:p>
          </table:table-cell>
          <table:table-cell table:style-name="ce4" office:value-type="string" calcext:value-type="string">
            <text:p>CNR7687168562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29179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Hulimavu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99" calcext:value-type="float">
            <text:p>49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08M00S" calcext:value-type="time">
            <text:p>17:08:00</text:p>
          </table:table-cell>
          <table:table-cell table:style-name="ce4" office:value-type="string" calcext:value-type="string">
            <text:p>CNR2616039565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88041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Peeny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Wrong Addres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42" calcext:value-type="float">
            <text:p>34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44M00S" calcext:value-type="time">
            <text:p>10:44:00</text:p>
          </table:table-cell>
          <table:table-cell table:style-name="ce4" office:value-type="string" calcext:value-type="string">
            <text:p>CNR901399043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9302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Frazer Town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60" calcext:value-type="float">
            <text:p>46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02M00S" calcext:value-type="time">
            <text:p>21:02:00</text:p>
          </table:table-cell>
          <table:table-cell table:style-name="ce4" office:value-type="string" calcext:value-type="string">
            <text:p>CNR640369306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11982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Richmond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812" calcext:value-type="float">
            <text:p>81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08M00S" calcext:value-type="time">
            <text:p>5:08:00</text:p>
          </table:table-cell>
          <table:table-cell table:style-name="ce4" office:value-type="string" calcext:value-type="string">
            <text:p>CNR751263876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01991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Devan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651" calcext:value-type="float">
            <text:p>65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47M00S" calcext:value-type="time">
            <text:p>11:47:00</text:p>
          </table:table-cell>
          <table:table-cell table:style-name="ce4" office:value-type="string" calcext:value-type="string">
            <text:p>CNR957706272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92204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04M00S" calcext:value-type="time">
            <text:p>10:04:00</text:p>
          </table:table-cell>
          <table:table-cell table:style-name="ce4" office:value-type="string" calcext:value-type="string">
            <text:p>CNR302191452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08808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Rajarajeshwari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10M00S" calcext:value-type="time">
            <text:p>13:10:00</text:p>
          </table:table-cell>
          <table:table-cell table:style-name="ce4" office:value-type="string" calcext:value-type="string">
            <text:p>CNR949543695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46290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Shantinagar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90" calcext:value-type="float">
            <text:p>79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07M00S" calcext:value-type="time">
            <text:p>19:07:00</text:p>
          </table:table-cell>
          <table:table-cell table:style-name="ce4" office:value-type="string" calcext:value-type="string">
            <text:p>CNR617973293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692565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Vi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03M00S" calcext:value-type="time">
            <text:p>12:03:00</text:p>
          </table:table-cell>
          <table:table-cell table:style-name="ce4" office:value-type="string" calcext:value-type="string">
            <text:p>CNR152536107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11746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Hulimavu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09" calcext:value-type="float">
            <text:p>250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07M00S" calcext:value-type="time">
            <text:p>3:07:00</text:p>
          </table:table-cell>
          <table:table-cell table:style-name="ce4" office:value-type="string" calcext:value-type="string">
            <text:p>CNR16476375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0138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Peenya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15" calcext:value-type="float">
            <text:p>61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28M00S" calcext:value-type="time">
            <text:p>18:28:00</text:p>
          </table:table-cell>
          <table:table-cell table:style-name="ce4" office:value-type="string" calcext:value-type="string">
            <text:p>CNR419515331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3916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37M00S" calcext:value-type="time">
            <text:p>7:37:00</text:p>
          </table:table-cell>
          <table:table-cell table:style-name="ce4" office:value-type="string" calcext:value-type="string">
            <text:p>CNR4827484325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854470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Chick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56" calcext:value-type="float">
            <text:p>35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35M00S" calcext:value-type="time">
            <text:p>21:35:00</text:p>
          </table:table-cell>
          <table:table-cell table:style-name="ce4" office:value-type="string" calcext:value-type="string">
            <text:p>CNR800099348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55897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835" calcext:value-type="float">
            <text:p>1835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54M00S" calcext:value-type="time">
            <text:p>13:54:00</text:p>
          </table:table-cell>
          <table:table-cell table:style-name="ce4" office:value-type="string" calcext:value-type="string">
            <text:p>CNR258848971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71119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65" calcext:value-type="float">
            <text:p>106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32M00S" calcext:value-type="time">
            <text:p>8:32:00</text:p>
          </table:table-cell>
          <table:table-cell table:style-name="ce4" office:value-type="string" calcext:value-type="string">
            <text:p>CNR523425325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0225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3" calcext:value-type="float">
            <text:p>39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15M00S" calcext:value-type="time">
            <text:p>1:15:00</text:p>
          </table:table-cell>
          <table:table-cell table:style-name="ce4" office:value-type="string" calcext:value-type="string">
            <text:p>CNR256463938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1646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95" calcext:value-type="float">
            <text:p>49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11M00S" calcext:value-type="time">
            <text:p>17:11:00</text:p>
          </table:table-cell>
          <table:table-cell table:style-name="ce4" office:value-type="string" calcext:value-type="string">
            <text:p>CNR4011678024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28325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Sarjap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90" calcext:value-type="float">
            <text:p>39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48M00S" calcext:value-type="time">
            <text:p>16:48:00</text:p>
          </table:table-cell>
          <table:table-cell table:style-name="ce4" office:value-type="string" calcext:value-type="string">
            <text:p>CNR9128487422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28787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Hos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25M00S" calcext:value-type="time">
            <text:p>9:25:00</text:p>
          </table:table-cell>
          <table:table-cell table:style-name="ce4" office:value-type="string" calcext:value-type="string">
            <text:p>CNR527675230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89327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Henn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752" calcext:value-type="float">
            <text:p>75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41M00S" calcext:value-type="time">
            <text:p>3:41:00</text:p>
          </table:table-cell>
          <table:table-cell table:style-name="ce4" office:value-type="string" calcext:value-type="string">
            <text:p>CNR93716690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86863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08M00S" calcext:value-type="time">
            <text:p>16:08:00</text:p>
          </table:table-cell>
          <table:table-cell table:style-name="ce4" office:value-type="string" calcext:value-type="string">
            <text:p>CNR445708880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6343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Electronic City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09" calcext:value-type="float">
            <text:p>30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11M00S" calcext:value-type="time">
            <text:p>22:11:00</text:p>
          </table:table-cell>
          <table:table-cell table:style-name="ce4" office:value-type="string" calcext:value-type="string">
            <text:p>CNR435406236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0511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Peeny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782" calcext:value-type="float">
            <text:p>78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35M00S" calcext:value-type="time">
            <text:p>16:35:00</text:p>
          </table:table-cell>
          <table:table-cell table:style-name="ce4" office:value-type="string" calcext:value-type="string">
            <text:p>CNR649112321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8711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Indir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58M00S" calcext:value-type="time">
            <text:p>3:58:00</text:p>
          </table:table-cell>
          <table:table-cell table:style-name="ce4" office:value-type="string" calcext:value-type="string">
            <text:p>CNR8467747572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359528</text:p>
          </table:table-cell>
          <table:table-cell table:style-name="ce4" office:value-type="string" calcext:value-type="string">
            <text:p>Mini</text:p>
          </table:table-cell>
          <table:table-cell table:number-columns-repeated="2" table:style-name="ce4" office:value-type="string" calcext:value-type="string">
            <text:p>Mysore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567" calcext:value-type="float">
            <text:p>56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54M00S" calcext:value-type="time">
            <text:p>21:54:00</text:p>
          </table:table-cell>
          <table:table-cell table:style-name="ce4" office:value-type="string" calcext:value-type="string">
            <text:p>CNR680945654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6077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Padmanabhanagar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56M00S" calcext:value-type="time">
            <text:p>3:56:00</text:p>
          </table:table-cell>
          <table:table-cell table:style-name="ce4" office:value-type="string" calcext:value-type="string">
            <text:p>CNR186261215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47056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Mysore Road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64" calcext:value-type="float">
            <text:p>364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33M00S" calcext:value-type="time">
            <text:p>4:33:00</text:p>
          </table:table-cell>
          <table:table-cell table:style-name="ce4" office:value-type="string" calcext:value-type="string">
            <text:p>CNR368692629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68427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MG Road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44" calcext:value-type="float">
            <text:p>294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04M00S" calcext:value-type="time">
            <text:p>10:04:00</text:p>
          </table:table-cell>
          <table:table-cell table:style-name="ce4" office:value-type="string" calcext:value-type="string">
            <text:p>CNR587204417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0807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12" calcext:value-type="float">
            <text:p>41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52M00S" calcext:value-type="time">
            <text:p>7:52:00</text:p>
          </table:table-cell>
          <table:table-cell table:style-name="ce4" office:value-type="string" calcext:value-type="string">
            <text:p>CNR832810872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1264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Basavanagu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13M00S" calcext:value-type="time">
            <text:p>2:13:00</text:p>
          </table:table-cell>
          <table:table-cell table:style-name="ce4" office:value-type="string" calcext:value-type="string">
            <text:p>CNR5988079650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60385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Ulsoo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143" calcext:value-type="float">
            <text:p>214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55M00S" calcext:value-type="time">
            <text:p>4:55:00</text:p>
          </table:table-cell>
          <table:table-cell table:style-name="ce4" office:value-type="string" calcext:value-type="string">
            <text:p>CNR3276138022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2405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Yeshwanthp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72" calcext:value-type="float">
            <text:p>17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35M00S" calcext:value-type="time">
            <text:p>17:35:00</text:p>
          </table:table-cell>
          <table:table-cell table:style-name="ce4" office:value-type="string" calcext:value-type="string">
            <text:p>CNR395809878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85088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Sahakar Nagar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429" calcext:value-type="float">
            <text:p>242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01M00S" calcext:value-type="time">
            <text:p>18:01:00</text:p>
          </table:table-cell>
          <table:table-cell table:style-name="ce4" office:value-type="string" calcext:value-type="string">
            <text:p>CNR181636451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53810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09" calcext:value-type="float">
            <text:p>80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55M00S" calcext:value-type="time">
            <text:p>9:55:00</text:p>
          </table:table-cell>
          <table:table-cell table:style-name="ce4" office:value-type="string" calcext:value-type="string">
            <text:p>CNR284978449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6003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Rajarajeshwari Nagar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51" calcext:value-type="float">
            <text:p>45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03M00S" calcext:value-type="time">
            <text:p>20:03:00</text:p>
          </table:table-cell>
          <table:table-cell table:style-name="ce4" office:value-type="string" calcext:value-type="string">
            <text:p>CNR697274843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54381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3" calcext:value-type="float">
            <text:p>13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04M00S" calcext:value-type="time">
            <text:p>9:04:00</text:p>
          </table:table-cell>
          <table:table-cell table:style-name="ce4" office:value-type="string" calcext:value-type="string">
            <text:p>CNR1791648324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6376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Raj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67" calcext:value-type="float">
            <text:p>36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01M00S" calcext:value-type="time">
            <text:p>20:01:00</text:p>
          </table:table-cell>
          <table:table-cell table:style-name="ce4" office:value-type="string" calcext:value-type="string">
            <text:p>CNR710376112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674742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JP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742" calcext:value-type="float">
            <text:p>74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05M00S" calcext:value-type="time">
            <text:p>23:05:00</text:p>
          </table:table-cell>
          <table:table-cell table:style-name="ce4" office:value-type="string" calcext:value-type="string">
            <text:p>CNR658570391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97507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489" calcext:value-type="float">
            <text:p>48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59M00S" calcext:value-type="time">
            <text:p>9:59:00</text:p>
          </table:table-cell>
          <table:table-cell table:style-name="ce4" office:value-type="string" calcext:value-type="string">
            <text:p>CNR329624032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3364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06" calcext:value-type="float">
            <text:p>50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57M00S" calcext:value-type="time">
            <text:p>3:57:00</text:p>
          </table:table-cell>
          <table:table-cell table:style-name="ce4" office:value-type="string" calcext:value-type="string">
            <text:p>CNR822352316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43799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Mysore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601" calcext:value-type="float">
            <text:p>60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47M00S" calcext:value-type="time">
            <text:p>6:47:00</text:p>
          </table:table-cell>
          <table:table-cell table:style-name="ce4" office:value-type="string" calcext:value-type="string">
            <text:p>CNR973566091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3880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Yelahanka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79" calcext:value-type="float">
            <text:p>37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18M00S" calcext:value-type="time">
            <text:p>22:18:00</text:p>
          </table:table-cell>
          <table:table-cell table:style-name="ce4" office:value-type="string" calcext:value-type="string">
            <text:p>CNR4329982789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588544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Ulsoo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30M00S" calcext:value-type="time">
            <text:p>22:30:00</text:p>
          </table:table-cell>
          <table:table-cell table:style-name="ce4" office:value-type="string" calcext:value-type="string">
            <text:p>CNR970192291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146349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Ulsoo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04M00S" calcext:value-type="time">
            <text:p>21:04:00</text:p>
          </table:table-cell>
          <table:table-cell table:style-name="ce4" office:value-type="string" calcext:value-type="string">
            <text:p>CNR3324553934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38083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Chick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82" calcext:value-type="float">
            <text:p>48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50M00S" calcext:value-type="time">
            <text:p>12:50:00</text:p>
          </table:table-cell>
          <table:table-cell table:style-name="ce4" office:value-type="string" calcext:value-type="string">
            <text:p>CNR359102560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33175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alleshwaram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77" calcext:value-type="float">
            <text:p>57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55M00S" calcext:value-type="time">
            <text:p>16:55:00</text:p>
          </table:table-cell>
          <table:table-cell table:style-name="ce4" office:value-type="string" calcext:value-type="string">
            <text:p>CNR7301600524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29461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Hebbal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892" calcext:value-type="float">
            <text:p>89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13M00S" calcext:value-type="time">
            <text:p>17:13:00</text:p>
          </table:table-cell>
          <table:table-cell table:style-name="ce4" office:value-type="string" calcext:value-type="string">
            <text:p>CNR4776471359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79951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674" calcext:value-type="float">
            <text:p>67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42M00S" calcext:value-type="time">
            <text:p>13:42:00</text:p>
          </table:table-cell>
          <table:table-cell table:style-name="ce4" office:value-type="string" calcext:value-type="string">
            <text:p>CNR3700416786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60458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Electronic City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47" calcext:value-type="float">
            <text:p>44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33M00S" calcext:value-type="time">
            <text:p>7:33:00</text:p>
          </table:table-cell>
          <table:table-cell table:style-name="ce4" office:value-type="string" calcext:value-type="string">
            <text:p>CNR346234062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23912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Malleshwa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48" calcext:value-type="float">
            <text:p>14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18M00S" calcext:value-type="time">
            <text:p>18:18:00</text:p>
          </table:table-cell>
          <table:table-cell table:style-name="ce4" office:value-type="string" calcext:value-type="string">
            <text:p>CNR521938215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22931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Shant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01" calcext:value-type="float">
            <text:p>10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13M00S" calcext:value-type="time">
            <text:p>15:13:00</text:p>
          </table:table-cell>
          <table:table-cell table:style-name="ce4" office:value-type="string" calcext:value-type="string">
            <text:p>CNR4165442717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746578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Richmond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03M00S" calcext:value-type="time">
            <text:p>19:03:00</text:p>
          </table:table-cell>
          <table:table-cell table:style-name="ce4" office:value-type="string" calcext:value-type="string">
            <text:p>CNR175906970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4381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72" calcext:value-type="float">
            <text:p>17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41M00S" calcext:value-type="time">
            <text:p>1:41:00</text:p>
          </table:table-cell>
          <table:table-cell table:style-name="ce4" office:value-type="string" calcext:value-type="string">
            <text:p>CNR199884537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8748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86" calcext:value-type="float">
            <text:p>18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55M00S" calcext:value-type="time">
            <text:p>22:55:00</text:p>
          </table:table-cell>
          <table:table-cell table:style-name="ce4" office:value-type="string" calcext:value-type="string">
            <text:p>CNR493612006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8898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Vijayanagar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43" calcext:value-type="float">
            <text:p>94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23M00S" calcext:value-type="time">
            <text:p>4:23:00</text:p>
          </table:table-cell>
          <table:table-cell table:style-name="ce4" office:value-type="string" calcext:value-type="string">
            <text:p>CNR3611954724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835376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Henn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Wrong Addres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27M00S" calcext:value-type="time">
            <text:p>23:27:00</text:p>
          </table:table-cell>
          <table:table-cell table:style-name="ce4" office:value-type="string" calcext:value-type="string">
            <text:p>CNR7597276757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78824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Malleshwa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21" calcext:value-type="float">
            <text:p>12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49M00S" calcext:value-type="time">
            <text:p>20:49:00</text:p>
          </table:table-cell>
          <table:table-cell table:style-name="ce4" office:value-type="string" calcext:value-type="string">
            <text:p>CNR671648094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0934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Varth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43M00S" calcext:value-type="time">
            <text:p>13:43:00</text:p>
          </table:table-cell>
          <table:table-cell table:style-name="ce4" office:value-type="string" calcext:value-type="string">
            <text:p>CNR648212902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6756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09" calcext:value-type="float">
            <text:p>210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05M00S" calcext:value-type="time">
            <text:p>5:05:00</text:p>
          </table:table-cell>
          <table:table-cell table:style-name="ce4" office:value-type="string" calcext:value-type="string">
            <text:p>CNR66668545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56886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Hosur Road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15" calcext:value-type="float">
            <text:p>41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28M00S" calcext:value-type="time">
            <text:p>21:28:00</text:p>
          </table:table-cell>
          <table:table-cell table:style-name="ce4" office:value-type="string" calcext:value-type="string">
            <text:p>CNR933327349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0455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94" calcext:value-type="float">
            <text:p>59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19M00S" calcext:value-type="time">
            <text:p>16:19:00</text:p>
          </table:table-cell>
          <table:table-cell table:style-name="ce4" office:value-type="string" calcext:value-type="string">
            <text:p>CNR3920498221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266826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Shant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984" calcext:value-type="float">
            <text:p>98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04M00S" calcext:value-type="time">
            <text:p>16:04:00</text:p>
          </table:table-cell>
          <table:table-cell table:style-name="ce4" office:value-type="string" calcext:value-type="string">
            <text:p>CNR870513796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2566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27" calcext:value-type="float">
            <text:p>72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32M00S" calcext:value-type="time">
            <text:p>11:32:00</text:p>
          </table:table-cell>
          <table:table-cell table:style-name="ce4" office:value-type="string" calcext:value-type="string">
            <text:p>CNR827375746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4309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15" calcext:value-type="float">
            <text:p>51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26M00S" calcext:value-type="time">
            <text:p>11:26:00</text:p>
          </table:table-cell>
          <table:table-cell table:style-name="ce4" office:value-type="string" calcext:value-type="string">
            <text:p>CNR313201288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6934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Basavanagud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48" calcext:value-type="float">
            <text:p>84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41M00S" calcext:value-type="time">
            <text:p>10:41:00</text:p>
          </table:table-cell>
          <table:table-cell table:style-name="ce4" office:value-type="string" calcext:value-type="string">
            <text:p>CNR475958705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74425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97" calcext:value-type="float">
            <text:p>99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57M00S" calcext:value-type="time">
            <text:p>15:57:00</text:p>
          </table:table-cell>
          <table:table-cell table:style-name="ce4" office:value-type="string" calcext:value-type="string">
            <text:p>CNR598304384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0843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1" calcext:value-type="float">
            <text:p>19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04M00S" calcext:value-type="time">
            <text:p>3:04:00</text:p>
          </table:table-cell>
          <table:table-cell table:style-name="ce4" office:value-type="string" calcext:value-type="string">
            <text:p>CNR784857002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4168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Magadi Road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96" calcext:value-type="float">
            <text:p>99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16M00S" calcext:value-type="time">
            <text:p>9:16:00</text:p>
          </table:table-cell>
          <table:table-cell table:style-name="ce4" office:value-type="string" calcext:value-type="string">
            <text:p>CNR6296806775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51554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Mysore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78" calcext:value-type="float">
            <text:p>37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4" office:value-type="string" calcext:value-type="string">
            <text:p>CNR1105102697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65752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Ulsoo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9M00S" calcext:value-type="time">
            <text:p>2:29:00</text:p>
          </table:table-cell>
          <table:table-cell table:style-name="ce4" office:value-type="string" calcext:value-type="string">
            <text:p>CNR520847748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95323</text:p>
          </table:table-cell>
          <table:table-cell table:style-name="ce4" office:value-type="string" calcext:value-type="string">
            <text:p>eBike</text:p>
          </table:table-cell>
          <table:table-cell table:number-columns-repeated="2"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16M00S" calcext:value-type="time">
            <text:p>13:16:00</text:p>
          </table:table-cell>
          <table:table-cell table:style-name="ce4" office:value-type="string" calcext:value-type="string">
            <text:p>CNR278480652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6444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Cox Town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2" calcext:value-type="float">
            <text:p>34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15M00S" calcext:value-type="time">
            <text:p>8:15:00</text:p>
          </table:table-cell>
          <table:table-cell table:style-name="ce4" office:value-type="string" calcext:value-type="string">
            <text:p>CNR91582550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2383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45" calcext:value-type="float">
            <text:p>44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48M00S" calcext:value-type="time">
            <text:p>13:48:00</text:p>
          </table:table-cell>
          <table:table-cell table:style-name="ce4" office:value-type="string" calcext:value-type="string">
            <text:p>CNR3074008264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9056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Kenger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03" calcext:value-type="float">
            <text:p>40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13M00S" calcext:value-type="time">
            <text:p>8:13:00</text:p>
          </table:table-cell>
          <table:table-cell table:style-name="ce4" office:value-type="string" calcext:value-type="string">
            <text:p>CNR23448434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1686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27" calcext:value-type="float">
            <text:p>32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46M00S" calcext:value-type="time">
            <text:p>5:46:00</text:p>
          </table:table-cell>
          <table:table-cell table:style-name="ce4" office:value-type="string" calcext:value-type="string">
            <text:p>CNR310713078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7580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Frazer Town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96" calcext:value-type="float">
            <text:p>79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27M00S" calcext:value-type="time">
            <text:p>22:27:00</text:p>
          </table:table-cell>
          <table:table-cell table:style-name="ce4" office:value-type="string" calcext:value-type="string">
            <text:p>CNR509652650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10868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Nagarbhavi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71" calcext:value-type="float">
            <text:p>37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17M00S" calcext:value-type="time">
            <text:p>0:17:00</text:p>
          </table:table-cell>
          <table:table-cell table:style-name="ce4" office:value-type="string" calcext:value-type="string">
            <text:p>CNR535646140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74686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Mysore Road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03M00S" calcext:value-type="time">
            <text:p>7:03:00</text:p>
          </table:table-cell>
          <table:table-cell table:style-name="ce4" office:value-type="string" calcext:value-type="string">
            <text:p>CNR6230414626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43850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Malleshwa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008" calcext:value-type="float">
            <text:p>200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4" office:value-type="string" calcext:value-type="string">
            <text:p>CNR9848023419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20091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Hulimavu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06M00S" calcext:value-type="time">
            <text:p>20:06:00</text:p>
          </table:table-cell>
          <table:table-cell table:style-name="ce4" office:value-type="string" calcext:value-type="string">
            <text:p>CNR324654297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63499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1" calcext:value-type="float">
            <text:p>10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08M00S" calcext:value-type="time">
            <text:p>3:08:00</text:p>
          </table:table-cell>
          <table:table-cell table:style-name="ce4" office:value-type="string" calcext:value-type="string">
            <text:p>CNR787404961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3641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HSR Layout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60" calcext:value-type="float">
            <text:p>96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24M00S" calcext:value-type="time">
            <text:p>18:24:00</text:p>
          </table:table-cell>
          <table:table-cell table:style-name="ce4" office:value-type="string" calcext:value-type="string">
            <text:p>CNR603550195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98994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Hebbal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69" calcext:value-type="float">
            <text:p>16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52M00S" calcext:value-type="time">
            <text:p>12:52:00</text:p>
          </table:table-cell>
          <table:table-cell table:style-name="ce4" office:value-type="string" calcext:value-type="string">
            <text:p>CNR448137445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9918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79" calcext:value-type="float">
            <text:p>67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4" office:value-type="string" calcext:value-type="string">
            <text:p>CNR235723409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15000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54" calcext:value-type="float">
            <text:p>55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34M00S" calcext:value-type="time">
            <text:p>13:34:00</text:p>
          </table:table-cell>
          <table:table-cell table:style-name="ce4" office:value-type="string" calcext:value-type="string">
            <text:p>CNR2039847064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03018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Ramamurthy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55" calcext:value-type="float">
            <text:p>15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31M00S" calcext:value-type="time">
            <text:p>17:31:00</text:p>
          </table:table-cell>
          <table:table-cell table:style-name="ce4" office:value-type="string" calcext:value-type="string">
            <text:p>CNR596685873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0686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29" calcext:value-type="float">
            <text:p>32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31M00S" calcext:value-type="time">
            <text:p>13:31:00</text:p>
          </table:table-cell>
          <table:table-cell table:style-name="ce4" office:value-type="string" calcext:value-type="string">
            <text:p>CNR790378472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39760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19M00S" calcext:value-type="time">
            <text:p>12:19:00</text:p>
          </table:table-cell>
          <table:table-cell table:style-name="ce4" office:value-type="string" calcext:value-type="string">
            <text:p>CNR834795538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32747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12" calcext:value-type="float">
            <text:p>31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52M00S" calcext:value-type="time">
            <text:p>7:52:00</text:p>
          </table:table-cell>
          <table:table-cell table:style-name="ce4" office:value-type="string" calcext:value-type="string">
            <text:p>CNR283208662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95295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Sahakar Nagar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44M00S" calcext:value-type="time">
            <text:p>5:44:00</text:p>
          </table:table-cell>
          <table:table-cell table:style-name="ce4" office:value-type="string" calcext:value-type="string">
            <text:p>CNR499819796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2393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Sahakar Nagar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50" calcext:value-type="float">
            <text:p>65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42M00S" calcext:value-type="time">
            <text:p>9:42:00</text:p>
          </table:table-cell>
          <table:table-cell table:style-name="ce4" office:value-type="string" calcext:value-type="string">
            <text:p>CNR6156105428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47816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Sarjap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666" calcext:value-type="float">
            <text:p>66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32M00S" calcext:value-type="time">
            <text:p>21:32:00</text:p>
          </table:table-cell>
          <table:table-cell table:style-name="ce4" office:value-type="string" calcext:value-type="string">
            <text:p>CNR509625990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1357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Hebbal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76" calcext:value-type="float">
            <text:p>17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25M00S" calcext:value-type="time">
            <text:p>7:25:00</text:p>
          </table:table-cell>
          <table:table-cell table:style-name="ce4" office:value-type="string" calcext:value-type="string">
            <text:p>CNR912224127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6206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Devanahalli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6" calcext:value-type="float">
            <text:p>49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58M00S" calcext:value-type="time">
            <text:p>0:58:00</text:p>
          </table:table-cell>
          <table:table-cell table:style-name="ce4" office:value-type="string" calcext:value-type="string">
            <text:p>CNR167671917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63660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Padmanabhanagar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17" calcext:value-type="float">
            <text:p>317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16M00S" calcext:value-type="time">
            <text:p>21:16:00</text:p>
          </table:table-cell>
          <table:table-cell table:style-name="ce4" office:value-type="string" calcext:value-type="string">
            <text:p>CNR552491500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5009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62" calcext:value-type="float">
            <text:p>96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22M00S" calcext:value-type="time">
            <text:p>12:22:00</text:p>
          </table:table-cell>
          <table:table-cell table:style-name="ce4" office:value-type="string" calcext:value-type="string">
            <text:p>CNR595844505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46941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Majestic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642" calcext:value-type="float">
            <text:p>64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53M00S" calcext:value-type="time">
            <text:p>11:53:00</text:p>
          </table:table-cell>
          <table:table-cell table:style-name="ce4" office:value-type="string" calcext:value-type="string">
            <text:p>CNR321187773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4311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HSR Layout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46M00S" calcext:value-type="time">
            <text:p>17:46:00</text:p>
          </table:table-cell>
          <table:table-cell table:style-name="ce4" office:value-type="string" calcext:value-type="string">
            <text:p>CNR9388107682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840346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Indir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53M00S" calcext:value-type="time">
            <text:p>6:53:00</text:p>
          </table:table-cell>
          <table:table-cell table:style-name="ce4" office:value-type="string" calcext:value-type="string">
            <text:p>CNR199861377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8476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Chickpet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7" calcext:value-type="float">
            <text:p>477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8M00S" calcext:value-type="time">
            <text:p>2:28:00</text:p>
          </table:table-cell>
          <table:table-cell table:style-name="ce4" office:value-type="string" calcext:value-type="string">
            <text:p>CNR692367766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124935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Chamaraj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49M00S" calcext:value-type="time">
            <text:p>22:49:00</text:p>
          </table:table-cell>
          <table:table-cell table:style-name="ce4" office:value-type="string" calcext:value-type="string">
            <text:p>CNR1852454738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78152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Bannerghatta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601" calcext:value-type="float">
            <text:p>60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04M00S" calcext:value-type="time">
            <text:p>12:04:00</text:p>
          </table:table-cell>
          <table:table-cell table:style-name="ce4" office:value-type="string" calcext:value-type="string">
            <text:p>CNR2441774613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66563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KR Pu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22M00S" calcext:value-type="time">
            <text:p>0:22:00</text:p>
          </table:table-cell>
          <table:table-cell table:style-name="ce4" office:value-type="string" calcext:value-type="string">
            <text:p>CNR355160622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15356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5" calcext:value-type="float">
            <text:p>34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08M00S" calcext:value-type="time">
            <text:p>8:08:00</text:p>
          </table:table-cell>
          <table:table-cell table:style-name="ce4" office:value-type="string" calcext:value-type="string">
            <text:p>CNR926623801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8042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4" calcext:value-type="float">
            <text:p>10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40M00S" calcext:value-type="time">
            <text:p>15:40:00</text:p>
          </table:table-cell>
          <table:table-cell table:style-name="ce4" office:value-type="string" calcext:value-type="string">
            <text:p>CNR317858177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0678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780" calcext:value-type="float">
            <text:p>78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04M00S" calcext:value-type="time">
            <text:p>22:04:00</text:p>
          </table:table-cell>
          <table:table-cell table:style-name="ce4" office:value-type="string" calcext:value-type="string">
            <text:p>CNR663012295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85217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88" calcext:value-type="float">
            <text:p>48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10M00S" calcext:value-type="time">
            <text:p>7:10:00</text:p>
          </table:table-cell>
          <table:table-cell table:style-name="ce4" office:value-type="string" calcext:value-type="string">
            <text:p>CNR648146177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1830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9" calcext:value-type="float">
            <text:p>34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19M00S" calcext:value-type="time">
            <text:p>1:19:00</text:p>
          </table:table-cell>
          <table:table-cell table:style-name="ce4" office:value-type="string" calcext:value-type="string">
            <text:p>CNR9827470995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79100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Hebbal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03M00S" calcext:value-type="time">
            <text:p>4:03:00</text:p>
          </table:table-cell>
          <table:table-cell table:style-name="ce4" office:value-type="string" calcext:value-type="string">
            <text:p>CNR705911830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46189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Cox Town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58" calcext:value-type="float">
            <text:p>45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03M00S" calcext:value-type="time">
            <text:p>22:03:00</text:p>
          </table:table-cell>
          <table:table-cell table:style-name="ce4" office:value-type="string" calcext:value-type="string">
            <text:p>CNR909898051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78985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48M00S" calcext:value-type="time">
            <text:p>4:48:00</text:p>
          </table:table-cell>
          <table:table-cell table:style-name="ce4" office:value-type="string" calcext:value-type="string">
            <text:p>CNR507593522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1094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Sahakar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695" calcext:value-type="float">
            <text:p>269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48M00S" calcext:value-type="time">
            <text:p>18:48:00</text:p>
          </table:table-cell>
          <table:table-cell table:style-name="ce4" office:value-type="string" calcext:value-type="string">
            <text:p>CNR911479629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7760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Shivajinagar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2" calcext:value-type="float">
            <text:p>47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28M00S" calcext:value-type="time">
            <text:p>6:28:00</text:p>
          </table:table-cell>
          <table:table-cell table:style-name="ce4" office:value-type="string" calcext:value-type="string">
            <text:p>CNR13360739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63645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57" calcext:value-type="float">
            <text:p>65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24M00S" calcext:value-type="time">
            <text:p>6:24:00</text:p>
          </table:table-cell>
          <table:table-cell table:style-name="ce4" office:value-type="string" calcext:value-type="string">
            <text:p>CNR989017668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50893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47" calcext:value-type="float">
            <text:p>74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34M00S" calcext:value-type="time">
            <text:p>22:34:00</text:p>
          </table:table-cell>
          <table:table-cell table:style-name="ce4" office:value-type="string" calcext:value-type="string">
            <text:p>CNR924610573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1147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14" calcext:value-type="float">
            <text:p>11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8M00S" calcext:value-type="time">
            <text:p>15:08:00</text:p>
          </table:table-cell>
          <table:table-cell table:style-name="ce4" office:value-type="string" calcext:value-type="string">
            <text:p>CNR126393654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0642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Rajajinagar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7" calcext:value-type="float">
            <text:p>13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57M00S" calcext:value-type="time">
            <text:p>8:57:00</text:p>
          </table:table-cell>
          <table:table-cell table:style-name="ce4" office:value-type="string" calcext:value-type="string">
            <text:p>CNR758225536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38250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Vehicle Breakdown</text:p>
          </table:table-cell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04M00S" calcext:value-type="time">
            <text:p>1:04:00</text:p>
          </table:table-cell>
          <table:table-cell table:style-name="ce4" office:value-type="string" calcext:value-type="string">
            <text:p>CNR887487000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6201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Koramangala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71" calcext:value-type="float">
            <text:p>77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38M00S" calcext:value-type="time">
            <text:p>22:38:00</text:p>
          </table:table-cell>
          <table:table-cell table:style-name="ce4" office:value-type="string" calcext:value-type="string">
            <text:p>CNR208748695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3902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49" calcext:value-type="float">
            <text:p>84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37M00S" calcext:value-type="time">
            <text:p>17:37:00</text:p>
          </table:table-cell>
          <table:table-cell table:style-name="ce4" office:value-type="string" calcext:value-type="string">
            <text:p>CNR8745813955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0138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Padmanabh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49" calcext:value-type="float">
            <text:p>84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08M00S" calcext:value-type="time">
            <text:p>4:08:00</text:p>
          </table:table-cell>
          <table:table-cell table:style-name="ce4" office:value-type="string" calcext:value-type="string">
            <text:p>CNR723727664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2369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02" calcext:value-type="float">
            <text:p>40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13M00S" calcext:value-type="time">
            <text:p>18:13:00</text:p>
          </table:table-cell>
          <table:table-cell table:style-name="ce4" office:value-type="string" calcext:value-type="string">
            <text:p>CNR353857436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6800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Cox Town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26M00S" calcext:value-type="time">
            <text:p>6:26:00</text:p>
          </table:table-cell>
          <table:table-cell table:style-name="ce4" office:value-type="string" calcext:value-type="string">
            <text:p>CNR492362992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76320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Langford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49M00S" calcext:value-type="time">
            <text:p>13:49:00</text:p>
          </table:table-cell>
          <table:table-cell table:style-name="ce4" office:value-type="string" calcext:value-type="string">
            <text:p>CNR506099977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82967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Shivajinagar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7" calcext:value-type="float">
            <text:p>39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52M00S" calcext:value-type="time">
            <text:p>18:52:00</text:p>
          </table:table-cell>
          <table:table-cell table:style-name="ce4" office:value-type="string" calcext:value-type="string">
            <text:p>CNR4550726008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58691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Chamaraj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91" calcext:value-type="float">
            <text:p>39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54M00S" calcext:value-type="time">
            <text:p>8:54:00</text:p>
          </table:table-cell>
          <table:table-cell table:style-name="ce4" office:value-type="string" calcext:value-type="string">
            <text:p>CNR615512069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65431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Devanahalli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7" calcext:value-type="float">
            <text:p>34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20M00S" calcext:value-type="time">
            <text:p>14:20:00</text:p>
          </table:table-cell>
          <table:table-cell table:style-name="ce4" office:value-type="string" calcext:value-type="string">
            <text:p>CNR859549421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8823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Rajajinagar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28M00S" calcext:value-type="time">
            <text:p>7:28:00</text:p>
          </table:table-cell>
          <table:table-cell table:style-name="ce4" office:value-type="string" calcext:value-type="string">
            <text:p>CNR614741499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3412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Electronic City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8" calcext:value-type="float">
            <text:p>47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08M00S" calcext:value-type="time">
            <text:p>23:08:00</text:p>
          </table:table-cell>
          <table:table-cell table:style-name="ce4" office:value-type="string" calcext:value-type="string">
            <text:p>CNR392967888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97298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20M00S" calcext:value-type="time">
            <text:p>9:20:00</text:p>
          </table:table-cell>
          <table:table-cell table:style-name="ce4" office:value-type="string" calcext:value-type="string">
            <text:p>CNR178099882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10087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24" calcext:value-type="float">
            <text:p>32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41M00S" calcext:value-type="time">
            <text:p>16:41:00</text:p>
          </table:table-cell>
          <table:table-cell table:style-name="ce4" office:value-type="string" calcext:value-type="string">
            <text:p>CNR7710804440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82054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Bannerghatta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38" calcext:value-type="float">
            <text:p>43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54M00S" calcext:value-type="time">
            <text:p>11:54:00</text:p>
          </table:table-cell>
          <table:table-cell table:style-name="ce4" office:value-type="string" calcext:value-type="string">
            <text:p>CNR810590345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3069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26M00S" calcext:value-type="time">
            <text:p>17:26:00</text:p>
          </table:table-cell>
          <table:table-cell table:style-name="ce4" office:value-type="string" calcext:value-type="string">
            <text:p>CNR467217275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29124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3" calcext:value-type="float">
            <text:p>49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48M00S" calcext:value-type="time">
            <text:p>16:48:00</text:p>
          </table:table-cell>
          <table:table-cell table:style-name="ce4" office:value-type="string" calcext:value-type="string">
            <text:p>CNR527259454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2710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Marath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70" calcext:value-type="float">
            <text:p>47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47M00S" calcext:value-type="time">
            <text:p>21:47:00</text:p>
          </table:table-cell>
          <table:table-cell table:style-name="ce4" office:value-type="string" calcext:value-type="string">
            <text:p>CNR853501131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2041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155" calcext:value-type="float">
            <text:p>15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01M00S" calcext:value-type="time">
            <text:p>6:01:00</text:p>
          </table:table-cell>
          <table:table-cell table:style-name="ce4" office:value-type="string" calcext:value-type="string">
            <text:p>CNR654886147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2329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Magadi Road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9" calcext:value-type="float">
            <text:p>13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43M00S" calcext:value-type="time">
            <text:p>17:43:00</text:p>
          </table:table-cell>
          <table:table-cell table:style-name="ce4" office:value-type="string" calcext:value-type="string">
            <text:p>CNR309692095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3848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51" calcext:value-type="float">
            <text:p>285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02M00S" calcext:value-type="time">
            <text:p>23:02:00</text:p>
          </table:table-cell>
          <table:table-cell table:style-name="ce4" office:value-type="string" calcext:value-type="string">
            <text:p>CNR684425597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7645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Tumk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Wrong Addres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638" calcext:value-type="float">
            <text:p>263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37M00S" calcext:value-type="time">
            <text:p>11:37:00</text:p>
          </table:table-cell>
          <table:table-cell table:style-name="ce4" office:value-type="string" calcext:value-type="string">
            <text:p>CNR510661102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59050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Hosur Road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ther Issue</text:p>
          </table:table-cell>
          <table:table-cell table:style-name="ce2" office:value-type="float" office:value="426" calcext:value-type="float">
            <text:p>42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54M00S" calcext:value-type="time">
            <text:p>17:54:00</text:p>
          </table:table-cell>
          <table:table-cell table:style-name="ce4" office:value-type="string" calcext:value-type="string">
            <text:p>CNR467688559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8636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79" calcext:value-type="float">
            <text:p>57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37M00S" calcext:value-type="time">
            <text:p>13:37:00</text:p>
          </table:table-cell>
          <table:table-cell table:style-name="ce4" office:value-type="string" calcext:value-type="string">
            <text:p>CNR828260708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2193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58" calcext:value-type="float">
            <text:p>35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4" office:value-type="string" calcext:value-type="string">
            <text:p>CNR724932619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19773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Rajarajeshwari Nagar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65" calcext:value-type="float">
            <text:p>16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06M00S" calcext:value-type="time">
            <text:p>22:06:00</text:p>
          </table:table-cell>
          <table:table-cell table:style-name="ce4" office:value-type="string" calcext:value-type="string">
            <text:p>CNR5961372525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3967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Richmond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684" calcext:value-type="float">
            <text:p>268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39M00S" calcext:value-type="time">
            <text:p>1:39:00</text:p>
          </table:table-cell>
          <table:table-cell table:style-name="ce4" office:value-type="string" calcext:value-type="string">
            <text:p>CNR574346984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4769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45" calcext:value-type="float">
            <text:p>145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16M00S" calcext:value-type="time">
            <text:p>6:16:00</text:p>
          </table:table-cell>
          <table:table-cell table:style-name="ce4" office:value-type="string" calcext:value-type="string">
            <text:p>CNR780753542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1214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RT Nagar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36" calcext:value-type="float">
            <text:p>33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29M00S" calcext:value-type="time">
            <text:p>9:29:00</text:p>
          </table:table-cell>
          <table:table-cell table:style-name="ce4" office:value-type="string" calcext:value-type="string">
            <text:p>CNR712734381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4064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Hulimavu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Vehicle Breakdown</text:p>
          </table:table-cell>
          <table:table-cell table:style-name="ce2" office:value-type="float" office:value="589" calcext:value-type="float">
            <text:p>58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41M00S" calcext:value-type="time">
            <text:p>9:41:00</text:p>
          </table:table-cell>
          <table:table-cell table:style-name="ce4" office:value-type="string" calcext:value-type="string">
            <text:p>CNR814399697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63485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ulimavu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49M00S" calcext:value-type="time">
            <text:p>7:49:00</text:p>
          </table:table-cell>
          <table:table-cell table:style-name="ce4" office:value-type="string" calcext:value-type="string">
            <text:p>CNR826579605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67686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56M00S" calcext:value-type="time">
            <text:p>1:56:00</text:p>
          </table:table-cell>
          <table:table-cell table:style-name="ce4" office:value-type="string" calcext:value-type="string">
            <text:p>CNR273183241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3878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2" calcext:value-type="float">
            <text:p>34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46M00S" calcext:value-type="time">
            <text:p>12:46:00</text:p>
          </table:table-cell>
          <table:table-cell table:style-name="ce4" office:value-type="string" calcext:value-type="string">
            <text:p>CNR589322762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2471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Padmanabhanagar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65" calcext:value-type="float">
            <text:p>66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12M00S" calcext:value-type="time">
            <text:p>10:12:00</text:p>
          </table:table-cell>
          <table:table-cell table:style-name="ce4" office:value-type="string" calcext:value-type="string">
            <text:p>CNR290022701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43412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Banashankari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31M00S" calcext:value-type="time">
            <text:p>23:31:00</text:p>
          </table:table-cell>
          <table:table-cell table:style-name="ce4" office:value-type="string" calcext:value-type="string">
            <text:p>CNR436987626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54749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58" calcext:value-type="float">
            <text:p>358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34M00S" calcext:value-type="time">
            <text:p>2:34:00</text:p>
          </table:table-cell>
          <table:table-cell table:style-name="ce4" office:value-type="string" calcext:value-type="string">
            <text:p>CNR631577443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7859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ther Issue</text:p>
          </table:table-cell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35M00S" calcext:value-type="time">
            <text:p>1:35:00</text:p>
          </table:table-cell>
          <table:table-cell table:style-name="ce4" office:value-type="string" calcext:value-type="string">
            <text:p>CNR6359719407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3200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Peeny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36" calcext:value-type="float">
            <text:p>33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46M00S" calcext:value-type="time">
            <text:p>17:46:00</text:p>
          </table:table-cell>
          <table:table-cell table:style-name="ce4" office:value-type="string" calcext:value-type="string">
            <text:p>CNR941504335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5516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Bellandur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4" calcext:value-type="float">
            <text:p>47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13M00S" calcext:value-type="time">
            <text:p>14:13:00</text:p>
          </table:table-cell>
          <table:table-cell table:style-name="ce4" office:value-type="string" calcext:value-type="string">
            <text:p>CNR733319444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63302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ther Issue</text:p>
          </table:table-cell>
          <table:table-cell table:style-name="ce2" office:value-type="float" office:value="360" calcext:value-type="float">
            <text:p>36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55M00S" calcext:value-type="time">
            <text:p>13:55:00</text:p>
          </table:table-cell>
          <table:table-cell table:style-name="ce4" office:value-type="string" calcext:value-type="string">
            <text:p>CNR573000306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80372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Shantinagar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57" calcext:value-type="float">
            <text:p>15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46M00S" calcext:value-type="time">
            <text:p>8:46:00</text:p>
          </table:table-cell>
          <table:table-cell table:style-name="ce4" office:value-type="string" calcext:value-type="string">
            <text:p>CNR772207778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90559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Nagarbhav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644" calcext:value-type="float">
            <text:p>64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21M00S" calcext:value-type="time">
            <text:p>17:21:00</text:p>
          </table:table-cell>
          <table:table-cell table:style-name="ce4" office:value-type="string" calcext:value-type="string">
            <text:p>CNR820298882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8076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79" calcext:value-type="float">
            <text:p>37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5M00S" calcext:value-type="time">
            <text:p>15:05:00</text:p>
          </table:table-cell>
          <table:table-cell table:style-name="ce4" office:value-type="string" calcext:value-type="string">
            <text:p>CNR203880288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8820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Ulsoor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51" calcext:value-type="float">
            <text:p>45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28M00S" calcext:value-type="time">
            <text:p>1:28:00</text:p>
          </table:table-cell>
          <table:table-cell table:style-name="ce4" office:value-type="string" calcext:value-type="string">
            <text:p>CNR2100101481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79845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Marath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681" calcext:value-type="float">
            <text:p>268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15M00S" calcext:value-type="time">
            <text:p>6:15:00</text:p>
          </table:table-cell>
          <table:table-cell table:style-name="ce4" office:value-type="string" calcext:value-type="string">
            <text:p>CNR140728780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6322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Sahakar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577" calcext:value-type="float">
            <text:p>57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03M00S" calcext:value-type="time">
            <text:p>18:03:00</text:p>
          </table:table-cell>
          <table:table-cell table:style-name="ce4" office:value-type="string" calcext:value-type="string">
            <text:p>CNR523216992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5645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Magadi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50" calcext:value-type="float">
            <text:p>15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36M00S" calcext:value-type="time">
            <text:p>10:36:00</text:p>
          </table:table-cell>
          <table:table-cell table:style-name="ce4" office:value-type="string" calcext:value-type="string">
            <text:p>CNR292614775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297119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Hos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45M00S" calcext:value-type="time">
            <text:p>4:45:00</text:p>
          </table:table-cell>
          <table:table-cell table:style-name="ce4" office:value-type="string" calcext:value-type="string">
            <text:p>CNR892699470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35950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Koramangala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30" calcext:value-type="float">
            <text:p>83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29M00S" calcext:value-type="time">
            <text:p>14:29:00</text:p>
          </table:table-cell>
          <table:table-cell table:style-name="ce4" office:value-type="string" calcext:value-type="string">
            <text:p>CNR236209993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3315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14M00S" calcext:value-type="time">
            <text:p>20:14:00</text:p>
          </table:table-cell>
          <table:table-cell table:style-name="ce4" office:value-type="string" calcext:value-type="string">
            <text:p>CNR882550431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47173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Malleshwaram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80" calcext:value-type="float">
            <text:p>18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34M00S" calcext:value-type="time">
            <text:p>18:34:00</text:p>
          </table:table-cell>
          <table:table-cell table:style-name="ce4" office:value-type="string" calcext:value-type="string">
            <text:p>CNR369092910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4597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Mysore Road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4M00S" calcext:value-type="time">
            <text:p>15:04:00</text:p>
          </table:table-cell>
          <table:table-cell table:style-name="ce4" office:value-type="string" calcext:value-type="string">
            <text:p>CNR527389851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88630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HSR Layout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75" calcext:value-type="float">
            <text:p>37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16M00S" calcext:value-type="time">
            <text:p>5:16:00</text:p>
          </table:table-cell>
          <table:table-cell table:style-name="ce4" office:value-type="string" calcext:value-type="string">
            <text:p>CNR972433355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03481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39" calcext:value-type="float">
            <text:p>93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52M00S" calcext:value-type="time">
            <text:p>11:52:00</text:p>
          </table:table-cell>
          <table:table-cell table:style-name="ce4" office:value-type="string" calcext:value-type="string">
            <text:p>CNR756683066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9310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07M00S" calcext:value-type="time">
            <text:p>21:07:00</text:p>
          </table:table-cell>
          <table:table-cell table:style-name="ce4" office:value-type="string" calcext:value-type="string">
            <text:p>CNR782271104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5707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Hulimavu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59" calcext:value-type="float">
            <text:p>95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53M00S" calcext:value-type="time">
            <text:p>21:53:00</text:p>
          </table:table-cell>
          <table:table-cell table:style-name="ce4" office:value-type="string" calcext:value-type="string">
            <text:p>CNR5652451203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42925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Varth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34" calcext:value-type="float">
            <text:p>43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4" office:value-type="string" calcext:value-type="string">
            <text:p>CNR245819421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6155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Yeshwanthp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181" calcext:value-type="float">
            <text:p>118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53M00S" calcext:value-type="time">
            <text:p>21:53:00</text:p>
          </table:table-cell>
          <table:table-cell table:style-name="ce4" office:value-type="string" calcext:value-type="string">
            <text:p>CNR9573102534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55170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Yelahank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50" calcext:value-type="float">
            <text:p>45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37M00S" calcext:value-type="time">
            <text:p>1:37:00</text:p>
          </table:table-cell>
          <table:table-cell table:style-name="ce4" office:value-type="string" calcext:value-type="string">
            <text:p>CNR267153898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90226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33" calcext:value-type="float">
            <text:p>33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17M00S" calcext:value-type="time">
            <text:p>5:17:00</text:p>
          </table:table-cell>
          <table:table-cell table:style-name="ce4" office:value-type="string" calcext:value-type="string">
            <text:p>CNR193098376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8916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Devanahalli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0" calcext:value-type="float">
            <text:p>13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05M00S" calcext:value-type="time">
            <text:p>9:05:00</text:p>
          </table:table-cell>
          <table:table-cell table:style-name="ce4" office:value-type="string" calcext:value-type="string">
            <text:p>CNR157669064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7022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44" calcext:value-type="float">
            <text:p>14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50M00S" calcext:value-type="time">
            <text:p>8:50:00</text:p>
          </table:table-cell>
          <table:table-cell table:style-name="ce4" office:value-type="string" calcext:value-type="string">
            <text:p>CNR668704652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8475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Magadi Road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61" calcext:value-type="float">
            <text:p>96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38M00S" calcext:value-type="time">
            <text:p>22:38:00</text:p>
          </table:table-cell>
          <table:table-cell table:style-name="ce4" office:value-type="string" calcext:value-type="string">
            <text:p>CNR5214223947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288996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Malleshwa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604" calcext:value-type="float">
            <text:p>60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06M00S" calcext:value-type="time">
            <text:p>9:06:00</text:p>
          </table:table-cell>
          <table:table-cell table:style-name="ce4" office:value-type="string" calcext:value-type="string">
            <text:p>CNR369659859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2238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2" calcext:value-type="float">
            <text:p>34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23M00S" calcext:value-type="time">
            <text:p>0:23:00</text:p>
          </table:table-cell>
          <table:table-cell table:style-name="ce4" office:value-type="string" calcext:value-type="string">
            <text:p>CNR858992079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88426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alleshwaram</text:p>
          </table:table-cell>
          <table:table-cell table:style-name="ce4" office:value-type="string" calcext:value-type="string">
            <text:p>Kamman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09" calcext:value-type="float">
            <text:p>40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4" office:value-type="string" calcext:value-type="string">
            <text:p>CNR305026612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5480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89" calcext:value-type="float">
            <text:p>48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06M00S" calcext:value-type="time">
            <text:p>22:06:00</text:p>
          </table:table-cell>
          <table:table-cell table:style-name="ce4" office:value-type="string" calcext:value-type="string">
            <text:p>CNR824865013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83107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JP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929" calcext:value-type="float">
            <text:p>92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09M00S" calcext:value-type="time">
            <text:p>19:09:00</text:p>
          </table:table-cell>
          <table:table-cell table:style-name="ce4" office:value-type="string" calcext:value-type="string">
            <text:p>CNR827756587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4355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Basavanagudi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6" calcext:value-type="float">
            <text:p>34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25M00S" calcext:value-type="time">
            <text:p>23:25:00</text:p>
          </table:table-cell>
          <table:table-cell table:style-name="ce4" office:value-type="string" calcext:value-type="string">
            <text:p>CNR822965634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5028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93" calcext:value-type="float">
            <text:p>793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37M00S" calcext:value-type="time">
            <text:p>11:37:00</text:p>
          </table:table-cell>
          <table:table-cell table:style-name="ce4" office:value-type="string" calcext:value-type="string">
            <text:p>CNR297244243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70989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Basavanagud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69" calcext:value-type="float">
            <text:p>46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23M00S" calcext:value-type="time">
            <text:p>6:23:00</text:p>
          </table:table-cell>
          <table:table-cell table:style-name="ce4" office:value-type="string" calcext:value-type="string">
            <text:p>CNR710931430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5259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Chickpet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43M00S" calcext:value-type="time">
            <text:p>1:43:00</text:p>
          </table:table-cell>
          <table:table-cell table:style-name="ce4" office:value-type="string" calcext:value-type="string">
            <text:p>CNR963358237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98617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Sarjap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01" calcext:value-type="float">
            <text:p>40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30M00S" calcext:value-type="time">
            <text:p>20:30:00</text:p>
          </table:table-cell>
          <table:table-cell table:style-name="ce4" office:value-type="string" calcext:value-type="string">
            <text:p>CNR731421577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6051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alleshwaram</text:p>
          </table:table-cell>
          <table:table-cell table:style-name="ce4" office:value-type="string" calcext:value-type="string">
            <text:p>Electronic City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37M00S" calcext:value-type="time">
            <text:p>10:37:00</text:p>
          </table:table-cell>
          <table:table-cell table:style-name="ce4" office:value-type="string" calcext:value-type="string">
            <text:p>CNR807036371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7669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Indir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51" calcext:value-type="float">
            <text:p>35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11M00S" calcext:value-type="time">
            <text:p>4:11:00</text:p>
          </table:table-cell>
          <table:table-cell table:style-name="ce4" office:value-type="string" calcext:value-type="string">
            <text:p>CNR764345934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0967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02" calcext:value-type="float">
            <text:p>40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41M00S" calcext:value-type="time">
            <text:p>13:41:00</text:p>
          </table:table-cell>
          <table:table-cell table:style-name="ce4" office:value-type="string" calcext:value-type="string">
            <text:p>CNR592079306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74655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24" calcext:value-type="float">
            <text:p>62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29M00S" calcext:value-type="time">
            <text:p>23:29:00</text:p>
          </table:table-cell>
          <table:table-cell table:style-name="ce4" office:value-type="string" calcext:value-type="string">
            <text:p>CNR355833506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9476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Electronic City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945" calcext:value-type="float">
            <text:p>94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37M00S" calcext:value-type="time">
            <text:p>19:37:00</text:p>
          </table:table-cell>
          <table:table-cell table:style-name="ce4" office:value-type="string" calcext:value-type="string">
            <text:p>CNR590219543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8585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Hosur Road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41M00S" calcext:value-type="time">
            <text:p>8:41:00</text:p>
          </table:table-cell>
          <table:table-cell table:style-name="ce4" office:value-type="string" calcext:value-type="string">
            <text:p>CNR6938164723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61643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Chick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718" calcext:value-type="float">
            <text:p>71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37M00S" calcext:value-type="time">
            <text:p>20:37:00</text:p>
          </table:table-cell>
          <table:table-cell table:style-name="ce4" office:value-type="string" calcext:value-type="string">
            <text:p>CNR398902633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39527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MG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963" calcext:value-type="float">
            <text:p>96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20M00S" calcext:value-type="time">
            <text:p>8:20:00</text:p>
          </table:table-cell>
          <table:table-cell table:style-name="ce4" office:value-type="string" calcext:value-type="string">
            <text:p>CNR7947752424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12192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Ramamurthy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869" calcext:value-type="float">
            <text:p>186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59M00S" calcext:value-type="time">
            <text:p>19:59:00</text:p>
          </table:table-cell>
          <table:table-cell table:style-name="ce4" office:value-type="string" calcext:value-type="string">
            <text:p>CNR551557434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4686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HSR Layout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18" calcext:value-type="float">
            <text:p>91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15M00S" calcext:value-type="time">
            <text:p>14:15:00</text:p>
          </table:table-cell>
          <table:table-cell table:style-name="ce4" office:value-type="string" calcext:value-type="string">
            <text:p>CNR519378937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54587</text:p>
          </table:table-cell>
          <table:table-cell table:style-name="ce4" office:value-type="string" calcext:value-type="string">
            <text:p>Auto</text:p>
          </table:table-cell>
          <table:table-cell table:number-columns-repeated="2" table:style-name="ce4" office:value-type="string" calcext:value-type="string">
            <text:p>Majestic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4" calcext:value-type="float">
            <text:p>13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32M00S" calcext:value-type="time">
            <text:p>4:32:00</text:p>
          </table:table-cell>
          <table:table-cell table:style-name="ce4" office:value-type="string" calcext:value-type="string">
            <text:p>CNR698792353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0168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Bellandur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5" calcext:value-type="float">
            <text:p>34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18M00S" calcext:value-type="time">
            <text:p>12:18:00</text:p>
          </table:table-cell>
          <table:table-cell table:style-name="ce4" office:value-type="string" calcext:value-type="string">
            <text:p>CNR144706821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70988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24" calcext:value-type="float">
            <text:p>92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32M00S" calcext:value-type="time">
            <text:p>7:32:00</text:p>
          </table:table-cell>
          <table:table-cell table:style-name="ce4" office:value-type="string" calcext:value-type="string">
            <text:p>CNR28628156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4970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73" calcext:value-type="float">
            <text:p>37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04M00S" calcext:value-type="time">
            <text:p>10:04:00</text:p>
          </table:table-cell>
          <table:table-cell table:style-name="ce4" office:value-type="string" calcext:value-type="string">
            <text:p>CNR779206115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71490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Nagarbhavi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75" calcext:value-type="float">
            <text:p>37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6M00S" calcext:value-type="time">
            <text:p>2:26:00</text:p>
          </table:table-cell>
          <table:table-cell table:style-name="ce4" office:value-type="string" calcext:value-type="string">
            <text:p>CNR903941691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91409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33M00S" calcext:value-type="time">
            <text:p>16:33:00</text:p>
          </table:table-cell>
          <table:table-cell table:style-name="ce4" office:value-type="string" calcext:value-type="string">
            <text:p>CNR579364961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8218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19" calcext:value-type="float">
            <text:p>51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51M00S" calcext:value-type="time">
            <text:p>4:51:00</text:p>
          </table:table-cell>
          <table:table-cell table:style-name="ce4" office:value-type="string" calcext:value-type="string">
            <text:p>CNR685420191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67155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41" calcext:value-type="float">
            <text:p>14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46M00S" calcext:value-type="time">
            <text:p>22:46:00</text:p>
          </table:table-cell>
          <table:table-cell table:style-name="ce4" office:value-type="string" calcext:value-type="string">
            <text:p>CNR708749254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51895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86" calcext:value-type="float">
            <text:p>18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49M00S" calcext:value-type="time">
            <text:p>7:49:00</text:p>
          </table:table-cell>
          <table:table-cell table:style-name="ce4" office:value-type="string" calcext:value-type="string">
            <text:p>CNR414347081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11601</text:p>
          </table:table-cell>
          <table:table-cell table:style-name="ce4" office:value-type="string" calcext:value-type="string">
            <text:p>Prime Sedan</text:p>
          </table:table-cell>
          <table:table-cell table:number-columns-repeated="2" table:style-name="ce4" office:value-type="string" calcext:value-type="string">
            <text:p>Langford Town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82" calcext:value-type="float">
            <text:p>98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3M00S" calcext:value-type="time">
            <text:p>2:23:00</text:p>
          </table:table-cell>
          <table:table-cell table:style-name="ce4" office:value-type="string" calcext:value-type="string">
            <text:p>CNR879236508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6230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JP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1M00S" calcext:value-type="time">
            <text:p>3:11:00</text:p>
          </table:table-cell>
          <table:table-cell table:style-name="ce4" office:value-type="string" calcext:value-type="string">
            <text:p>CNR416063784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5598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Magadi Road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03" calcext:value-type="float">
            <text:p>80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4" office:value-type="string" calcext:value-type="string">
            <text:p>CNR473046234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1568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Jayanagar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89" calcext:value-type="float">
            <text:p>389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31M00S" calcext:value-type="time">
            <text:p>5:31:00</text:p>
          </table:table-cell>
          <table:table-cell table:style-name="ce4" office:value-type="string" calcext:value-type="string">
            <text:p>CNR3717381634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8432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35" calcext:value-type="float">
            <text:p>13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01M00S" calcext:value-type="time">
            <text:p>18:01:00</text:p>
          </table:table-cell>
          <table:table-cell table:style-name="ce4" office:value-type="string" calcext:value-type="string">
            <text:p>CNR341750296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2460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32" calcext:value-type="float">
            <text:p>43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16M00S" calcext:value-type="time">
            <text:p>23:16:00</text:p>
          </table:table-cell>
          <table:table-cell table:style-name="ce4" office:value-type="string" calcext:value-type="string">
            <text:p>CNR360093975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82123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24" calcext:value-type="float">
            <text:p>42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49M00S" calcext:value-type="time">
            <text:p>21:49:00</text:p>
          </table:table-cell>
          <table:table-cell table:style-name="ce4" office:value-type="string" calcext:value-type="string">
            <text:p>CNR5181746297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30594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BTM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866" calcext:value-type="float">
            <text:p>186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32M00S" calcext:value-type="time">
            <text:p>3:32:00</text:p>
          </table:table-cell>
          <table:table-cell table:style-name="ce4" office:value-type="string" calcext:value-type="string">
            <text:p>CNR667232976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9523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81" calcext:value-type="float">
            <text:p>298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42M00S" calcext:value-type="time">
            <text:p>13:42:00</text:p>
          </table:table-cell>
          <table:table-cell table:style-name="ce4" office:value-type="string" calcext:value-type="string">
            <text:p>CNR893450905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98400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Malleshwaram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19" calcext:value-type="float">
            <text:p>71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27M00S" calcext:value-type="time">
            <text:p>10:27:00</text:p>
          </table:table-cell>
          <table:table-cell table:style-name="ce4" office:value-type="string" calcext:value-type="string">
            <text:p>CNR7734309821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54502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Hos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99" calcext:value-type="float">
            <text:p>49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03M00S" calcext:value-type="time">
            <text:p>10:03:00</text:p>
          </table:table-cell>
          <table:table-cell table:style-name="ce4" office:value-type="string" calcext:value-type="string">
            <text:p>CNR3264754489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96083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MG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54" calcext:value-type="float">
            <text:p>45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04M00S" calcext:value-type="time">
            <text:p>14:04:00</text:p>
          </table:table-cell>
          <table:table-cell table:style-name="ce4" office:value-type="string" calcext:value-type="string">
            <text:p>CNR635400417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12187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Kammanahalli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53M00S" calcext:value-type="time">
            <text:p>21:53:00</text:p>
          </table:table-cell>
          <table:table-cell table:style-name="ce4" office:value-type="string" calcext:value-type="string">
            <text:p>CNR465896595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97262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Shivajinagar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63" calcext:value-type="float">
            <text:p>66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06M00S" calcext:value-type="time">
            <text:p>23:06:00</text:p>
          </table:table-cell>
          <table:table-cell table:style-name="ce4" office:value-type="string" calcext:value-type="string">
            <text:p>CNR729621646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2403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Padmanabhanagar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442" calcext:value-type="float">
            <text:p>44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49M00S" calcext:value-type="time">
            <text:p>18:49:00</text:p>
          </table:table-cell>
          <table:table-cell table:style-name="ce4" office:value-type="string" calcext:value-type="string">
            <text:p>CNR102778514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6589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HSR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54" calcext:value-type="float">
            <text:p>45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18M00S" calcext:value-type="time">
            <text:p>13:18:00</text:p>
          </table:table-cell>
          <table:table-cell table:style-name="ce4" office:value-type="string" calcext:value-type="string">
            <text:p>CNR6293456759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99358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Whitefiel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92" calcext:value-type="float">
            <text:p>19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4" office:value-type="string" calcext:value-type="string">
            <text:p>CNR789547351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7391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Vijayanagar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56M00S" calcext:value-type="time">
            <text:p>7:56:00</text:p>
          </table:table-cell>
          <table:table-cell table:style-name="ce4" office:value-type="string" calcext:value-type="string">
            <text:p>CNR411235066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2363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Hulimavu</text:p>
          </table:table-cell>
          <table:table-cell table:style-name="ce4" office:value-type="string" calcext:value-type="string">
            <text:p>Banashankari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46" calcext:value-type="float">
            <text:p>44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51M00S" calcext:value-type="time">
            <text:p>23:51:00</text:p>
          </table:table-cell>
          <table:table-cell table:style-name="ce4" office:value-type="string" calcext:value-type="string">
            <text:p>CNR9735730132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40008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Richmond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45" calcext:value-type="float">
            <text:p>34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13M00S" calcext:value-type="time">
            <text:p>23:13:00</text:p>
          </table:table-cell>
          <table:table-cell table:style-name="ce4" office:value-type="string" calcext:value-type="string">
            <text:p>CNR776564820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0471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Chickpet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61" calcext:value-type="float">
            <text:p>36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53M00S" calcext:value-type="time">
            <text:p>14:53:00</text:p>
          </table:table-cell>
          <table:table-cell table:style-name="ce4" office:value-type="string" calcext:value-type="string">
            <text:p>CNR5848221847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684645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Majestic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Wrong Addres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18" calcext:value-type="float">
            <text:p>41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56M00S" calcext:value-type="time">
            <text:p>23:56:00</text:p>
          </table:table-cell>
          <table:table-cell table:style-name="ce4" office:value-type="string" calcext:value-type="string">
            <text:p>CNR743134093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87580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Tumk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75" calcext:value-type="float">
            <text:p>47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50M00S" calcext:value-type="time">
            <text:p>22:50:00</text:p>
          </table:table-cell>
          <table:table-cell table:style-name="ce4" office:value-type="string" calcext:value-type="string">
            <text:p>CNR2569160184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22967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Hos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70" calcext:value-type="float">
            <text:p>37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10M00S" calcext:value-type="time">
            <text:p>19:10:00</text:p>
          </table:table-cell>
          <table:table-cell table:style-name="ce4" office:value-type="string" calcext:value-type="string">
            <text:p>CNR629471472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847706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Henn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33M00S" calcext:value-type="time">
            <text:p>16:33:00</text:p>
          </table:table-cell>
          <table:table-cell table:style-name="ce4" office:value-type="string" calcext:value-type="string">
            <text:p>CNR955605178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2460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Magadi Road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10M00S" calcext:value-type="time">
            <text:p>2:10:00</text:p>
          </table:table-cell>
          <table:table-cell table:style-name="ce4" office:value-type="string" calcext:value-type="string">
            <text:p>CNR315156223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6414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Yelahanka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Vehicle Breakdown</text:p>
          </table:table-cell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8M00S" calcext:value-type="time">
            <text:p>3:18:00</text:p>
          </table:table-cell>
          <table:table-cell table:style-name="ce4" office:value-type="string" calcext:value-type="string">
            <text:p>CNR388862733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01545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18" calcext:value-type="float">
            <text:p>191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11M00S" calcext:value-type="time">
            <text:p>23:11:00</text:p>
          </table:table-cell>
          <table:table-cell table:style-name="ce4" office:value-type="string" calcext:value-type="string">
            <text:p>CNR653656320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2786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12" calcext:value-type="float">
            <text:p>41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48M00S" calcext:value-type="time">
            <text:p>19:48:00</text:p>
          </table:table-cell>
          <table:table-cell table:style-name="ce4" office:value-type="string" calcext:value-type="string">
            <text:p>CNR922136940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53868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10" calcext:value-type="float">
            <text:p>11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39M00S" calcext:value-type="time">
            <text:p>9:39:00</text:p>
          </table:table-cell>
          <table:table-cell table:style-name="ce4" office:value-type="string" calcext:value-type="string">
            <text:p>CNR570122073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1712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Chick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55M00S" calcext:value-type="time">
            <text:p>9:55:00</text:p>
          </table:table-cell>
          <table:table-cell table:style-name="ce4" office:value-type="string" calcext:value-type="string">
            <text:p>CNR741945851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42417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71" calcext:value-type="float">
            <text:p>57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51M00S" calcext:value-type="time">
            <text:p>21:51:00</text:p>
          </table:table-cell>
          <table:table-cell table:style-name="ce4" office:value-type="string" calcext:value-type="string">
            <text:p>CNR758739705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62242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Rajarajeshwari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87" calcext:value-type="float">
            <text:p>18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06M00S" calcext:value-type="time">
            <text:p>0:06:00</text:p>
          </table:table-cell>
          <table:table-cell table:style-name="ce4" office:value-type="string" calcext:value-type="string">
            <text:p>CNR698749929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1974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Rajajinagar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64" calcext:value-type="float">
            <text:p>36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54M00S" calcext:value-type="time">
            <text:p>8:54:00</text:p>
          </table:table-cell>
          <table:table-cell table:style-name="ce4" office:value-type="string" calcext:value-type="string">
            <text:p>CNR402932357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70067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Vijayanagar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45M00S" calcext:value-type="time">
            <text:p>0:45:00</text:p>
          </table:table-cell>
          <table:table-cell table:style-name="ce4" office:value-type="string" calcext:value-type="string">
            <text:p>CNR639880413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06447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Frazer Town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45M00S" calcext:value-type="time">
            <text:p>18:45:00</text:p>
          </table:table-cell>
          <table:table-cell table:style-name="ce4" office:value-type="string" calcext:value-type="string">
            <text:p>CNR545717132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24049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ulimavu</text:p>
          </table:table-cell>
          <table:table-cell table:style-name="ce4" office:value-type="string" calcext:value-type="string">
            <text:p>Rajarajeshwari Nagar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15" calcext:value-type="float">
            <text:p>91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47M00S" calcext:value-type="time">
            <text:p>20:47:00</text:p>
          </table:table-cell>
          <table:table-cell table:style-name="ce4" office:value-type="string" calcext:value-type="string">
            <text:p>CNR9662064828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98920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MG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746" calcext:value-type="float">
            <text:p>74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02M00S" calcext:value-type="time">
            <text:p>10:02:00</text:p>
          </table:table-cell>
          <table:table-cell table:style-name="ce4" office:value-type="string" calcext:value-type="string">
            <text:p>CNR3107498077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950406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Shant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27" calcext:value-type="float">
            <text:p>42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53M00S" calcext:value-type="time">
            <text:p>21:53:00</text:p>
          </table:table-cell>
          <table:table-cell table:style-name="ce4" office:value-type="string" calcext:value-type="string">
            <text:p>CNR395273244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5212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09" calcext:value-type="float">
            <text:p>40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22M00S" calcext:value-type="time">
            <text:p>6:22:00</text:p>
          </table:table-cell>
          <table:table-cell table:style-name="ce4" office:value-type="string" calcext:value-type="string">
            <text:p>CNR577791059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6387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Shant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98" calcext:value-type="float">
            <text:p>89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52M00S" calcext:value-type="time">
            <text:p>3:52:00</text:p>
          </table:table-cell>
          <table:table-cell table:style-name="ce4" office:value-type="string" calcext:value-type="string">
            <text:p>CNR299151318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9234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Padmanabhanagar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57M00S" calcext:value-type="time">
            <text:p>7:57:00</text:p>
          </table:table-cell>
          <table:table-cell table:style-name="ce4" office:value-type="string" calcext:value-type="string">
            <text:p>CNR5940757396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70086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KR Pu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501" calcext:value-type="float">
            <text:p>250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51M00S" calcext:value-type="time">
            <text:p>6:51:00</text:p>
          </table:table-cell>
          <table:table-cell table:style-name="ce4" office:value-type="string" calcext:value-type="string">
            <text:p>CNR737587757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4805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Mysore Road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26" calcext:value-type="float">
            <text:p>292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19M00S" calcext:value-type="time">
            <text:p>21:19:00</text:p>
          </table:table-cell>
          <table:table-cell table:style-name="ce4" office:value-type="string" calcext:value-type="string">
            <text:p>CNR187208069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9152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Kenger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63" calcext:value-type="float">
            <text:p>46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50M00S" calcext:value-type="time">
            <text:p>18:50:00</text:p>
          </table:table-cell>
          <table:table-cell table:style-name="ce4" office:value-type="string" calcext:value-type="string">
            <text:p>CNR844282702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7838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17" calcext:value-type="float">
            <text:p>71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03M00S" calcext:value-type="time">
            <text:p>2:03:00</text:p>
          </table:table-cell>
          <table:table-cell table:style-name="ce4" office:value-type="string" calcext:value-type="string">
            <text:p>CNR869220119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4229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4" calcext:value-type="float">
            <text:p>21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05M00S" calcext:value-type="time">
            <text:p>1:05:00</text:p>
          </table:table-cell>
          <table:table-cell table:style-name="ce4" office:value-type="string" calcext:value-type="string">
            <text:p>CNR301640352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00910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Peenya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34" calcext:value-type="float">
            <text:p>43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01M00S" calcext:value-type="time">
            <text:p>3:01:00</text:p>
          </table:table-cell>
          <table:table-cell table:style-name="ce4" office:value-type="string" calcext:value-type="string">
            <text:p>CNR159340767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42070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Bellandur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18" calcext:value-type="float">
            <text:p>31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31M00S" calcext:value-type="time">
            <text:p>6:31:00</text:p>
          </table:table-cell>
          <table:table-cell table:style-name="ce4" office:value-type="string" calcext:value-type="string">
            <text:p>CNR431347130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21734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Cox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48M00S" calcext:value-type="time">
            <text:p>21:48:00</text:p>
          </table:table-cell>
          <table:table-cell table:style-name="ce4" office:value-type="string" calcext:value-type="string">
            <text:p>CNR405015343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4847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36M00S" calcext:value-type="time">
            <text:p>11:36:00</text:p>
          </table:table-cell>
          <table:table-cell table:style-name="ce4" office:value-type="string" calcext:value-type="string">
            <text:p>CNR814162170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6173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72" calcext:value-type="float">
            <text:p>17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05M00S" calcext:value-type="time">
            <text:p>11:05:00</text:p>
          </table:table-cell>
          <table:table-cell table:style-name="ce4" office:value-type="string" calcext:value-type="string">
            <text:p>CNR185233079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56591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ulimavu</text:p>
          </table:table-cell>
          <table:table-cell table:style-name="ce4" office:value-type="string" calcext:value-type="string">
            <text:p>Yelahanka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8" calcext:value-type="float">
            <text:p>10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56M00S" calcext:value-type="time">
            <text:p>7:56:00</text:p>
          </table:table-cell>
          <table:table-cell table:style-name="ce4" office:value-type="string" calcext:value-type="string">
            <text:p>CNR351501622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1718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Hulimavu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Vehicle Breakdown</text:p>
          </table:table-cell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55M00S" calcext:value-type="time">
            <text:p>16:55:00</text:p>
          </table:table-cell>
          <table:table-cell table:style-name="ce4" office:value-type="string" calcext:value-type="string">
            <text:p>CNR666439091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94563</text:p>
          </table:table-cell>
          <table:table-cell table:style-name="ce4" office:value-type="string" calcext:value-type="string">
            <text:p>Mini</text:p>
          </table:table-cell>
          <table:table-cell table:number-columns-repeated="2" table:style-name="ce4" office:value-type="string" calcext:value-type="string">
            <text:p>Chickpet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1" calcext:value-type="float">
            <text:p>39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28M00S" calcext:value-type="time">
            <text:p>7:28:00</text:p>
          </table:table-cell>
          <table:table-cell table:style-name="ce4" office:value-type="string" calcext:value-type="string">
            <text:p>CNR502091014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973188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Yelahank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89" calcext:value-type="float">
            <text:p>18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34M00S" calcext:value-type="time">
            <text:p>12:34:00</text:p>
          </table:table-cell>
          <table:table-cell table:style-name="ce4" office:value-type="string" calcext:value-type="string">
            <text:p>CNR230390069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55347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55" calcext:value-type="float">
            <text:p>35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36M00S" calcext:value-type="time">
            <text:p>18:36:00</text:p>
          </table:table-cell>
          <table:table-cell table:style-name="ce4" office:value-type="string" calcext:value-type="string">
            <text:p>CNR708933761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8517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Frazer Town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43M00S" calcext:value-type="time">
            <text:p>1:43:00</text:p>
          </table:table-cell>
          <table:table-cell table:style-name="ce4" office:value-type="string" calcext:value-type="string">
            <text:p>CNR715615943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5860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38" calcext:value-type="float">
            <text:p>73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57M00S" calcext:value-type="time">
            <text:p>23:57:00</text:p>
          </table:table-cell>
          <table:table-cell table:style-name="ce4" office:value-type="string" calcext:value-type="string">
            <text:p>CNR915578224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24071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Devanahall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08M00S" calcext:value-type="time">
            <text:p>3:08:00</text:p>
          </table:table-cell>
          <table:table-cell table:style-name="ce4" office:value-type="string" calcext:value-type="string">
            <text:p>CNR624709512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1830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Mysore Road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09M00S" calcext:value-type="time">
            <text:p>2:09:00</text:p>
          </table:table-cell>
          <table:table-cell table:style-name="ce4" office:value-type="string" calcext:value-type="string">
            <text:p>CNR27791540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05206</text:p>
          </table:table-cell>
          <table:table-cell table:style-name="ce4" office:value-type="string" calcext:value-type="string">
            <text:p>Auto</text:p>
          </table:table-cell>
          <table:table-cell table:number-columns-repeated="2" table:style-name="ce4" office:value-type="string" calcext:value-type="string">
            <text:p>Hennur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4" calcext:value-type="float">
            <text:p>39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03M00S" calcext:value-type="time">
            <text:p>5:03:00</text:p>
          </table:table-cell>
          <table:table-cell table:style-name="ce4" office:value-type="string" calcext:value-type="string">
            <text:p>CNR786525841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4156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Hos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948" calcext:value-type="float">
            <text:p>94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57M00S" calcext:value-type="time">
            <text:p>1:57:00</text:p>
          </table:table-cell>
          <table:table-cell table:style-name="ce4" office:value-type="string" calcext:value-type="string">
            <text:p>CNR702246969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53156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53" calcext:value-type="float">
            <text:p>55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42M00S" calcext:value-type="time">
            <text:p>11:42:00</text:p>
          </table:table-cell>
          <table:table-cell table:style-name="ce4" office:value-type="string" calcext:value-type="string">
            <text:p>CNR781498321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53003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Ulsoor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30" calcext:value-type="float">
            <text:p>93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45M00S" calcext:value-type="time">
            <text:p>2:45:00</text:p>
          </table:table-cell>
          <table:table-cell table:style-name="ce4" office:value-type="string" calcext:value-type="string">
            <text:p>CNR2502432692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79873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Kenger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753" calcext:value-type="float">
            <text:p>75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01M00S" calcext:value-type="time">
            <text:p>1:01:00</text:p>
          </table:table-cell>
          <table:table-cell table:style-name="ce4" office:value-type="string" calcext:value-type="string">
            <text:p>CNR4297020438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3215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Hebbal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73" calcext:value-type="float">
            <text:p>47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23M00S" calcext:value-type="time">
            <text:p>0:23:00</text:p>
          </table:table-cell>
          <table:table-cell table:style-name="ce4" office:value-type="string" calcext:value-type="string">
            <text:p>CNR2898581380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14861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Nagarbhav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58" calcext:value-type="float">
            <text:p>45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39M00S" calcext:value-type="time">
            <text:p>6:39:00</text:p>
          </table:table-cell>
          <table:table-cell table:style-name="ce4" office:value-type="string" calcext:value-type="string">
            <text:p>CNR587845760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92357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MG Road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164" calcext:value-type="float">
            <text:p>116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17M00S" calcext:value-type="time">
            <text:p>18:17:00</text:p>
          </table:table-cell>
          <table:table-cell table:style-name="ce4" office:value-type="string" calcext:value-type="string">
            <text:p>CNR975370885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49707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Hosur Road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350" calcext:value-type="float">
            <text:p>35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55M00S" calcext:value-type="time">
            <text:p>17:55:00</text:p>
          </table:table-cell>
          <table:table-cell table:style-name="ce4" office:value-type="string" calcext:value-type="string">
            <text:p>CNR798140516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38844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1" calcext:value-type="float">
            <text:p>49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05M00S" calcext:value-type="time">
            <text:p>20:05:00</text:p>
          </table:table-cell>
          <table:table-cell table:style-name="ce4" office:value-type="string" calcext:value-type="string">
            <text:p>CNR145952267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5369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76" calcext:value-type="float">
            <text:p>37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14M00S" calcext:value-type="time">
            <text:p>9:14:00</text:p>
          </table:table-cell>
          <table:table-cell table:style-name="ce4" office:value-type="string" calcext:value-type="string">
            <text:p>CNR794450644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0982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3" calcext:value-type="float">
            <text:p>39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09M00S" calcext:value-type="time">
            <text:p>4:09:00</text:p>
          </table:table-cell>
          <table:table-cell table:style-name="ce4" office:value-type="string" calcext:value-type="string">
            <text:p>CNR3549347253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47593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Hebbal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44M00S" calcext:value-type="time">
            <text:p>16:44:00</text:p>
          </table:table-cell>
          <table:table-cell table:style-name="ce4" office:value-type="string" calcext:value-type="string">
            <text:p>CNR842241960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3150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Sahakar Nagar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33" calcext:value-type="float">
            <text:p>43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15M00S" calcext:value-type="time">
            <text:p>4:15:00</text:p>
          </table:table-cell>
          <table:table-cell table:style-name="ce4" office:value-type="string" calcext:value-type="string">
            <text:p>CNR58556347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89950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Frazer Tow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2" calcext:value-type="float">
            <text:p>19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31M00S" calcext:value-type="time">
            <text:p>23:31:00</text:p>
          </table:table-cell>
          <table:table-cell table:style-name="ce4" office:value-type="string" calcext:value-type="string">
            <text:p>CNR832004363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4073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76" calcext:value-type="float">
            <text:p>97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13M00S" calcext:value-type="time">
            <text:p>8:13:00</text:p>
          </table:table-cell>
          <table:table-cell table:style-name="ce4" office:value-type="string" calcext:value-type="string">
            <text:p>CNR8034283783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1066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HSR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29" calcext:value-type="float">
            <text:p>32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49M00S" calcext:value-type="time">
            <text:p>16:49:00</text:p>
          </table:table-cell>
          <table:table-cell table:style-name="ce4" office:value-type="string" calcext:value-type="string">
            <text:p>CNR3256371921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8550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Indir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Wrong Addres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38M00S" calcext:value-type="time">
            <text:p>20:38:00</text:p>
          </table:table-cell>
          <table:table-cell table:style-name="ce4" office:value-type="string" calcext:value-type="string">
            <text:p>CNR802259231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73757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Magadi Road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0" calcext:value-type="float">
            <text:p>34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03M00S" calcext:value-type="time">
            <text:p>10:03:00</text:p>
          </table:table-cell>
          <table:table-cell table:style-name="ce4" office:value-type="string" calcext:value-type="string">
            <text:p>CNR144028314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72749</text:p>
          </table:table-cell>
          <table:table-cell table:style-name="ce4" office:value-type="string" calcext:value-type="string">
            <text:p>Prime Plus</text:p>
          </table:table-cell>
          <table:table-cell table:number-columns-repeated="2" table:style-name="ce4" office:value-type="string" calcext:value-type="string">
            <text:p>Basavanagud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564" calcext:value-type="float">
            <text:p>56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32M00S" calcext:value-type="time">
            <text:p>17:32:00</text:p>
          </table:table-cell>
          <table:table-cell table:style-name="ce4" office:value-type="string" calcext:value-type="string">
            <text:p>CNR878668626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70567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45" calcext:value-type="float">
            <text:p>74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09M00S" calcext:value-type="time">
            <text:p>12:09:00</text:p>
          </table:table-cell>
          <table:table-cell table:style-name="ce4" office:value-type="string" calcext:value-type="string">
            <text:p>CNR764101852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17332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RT Nagar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81" calcext:value-type="float">
            <text:p>38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06M00S" calcext:value-type="time">
            <text:p>9:06:00</text:p>
          </table:table-cell>
          <table:table-cell table:style-name="ce4" office:value-type="string" calcext:value-type="string">
            <text:p>CNR6470195463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2816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Tumk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Wrong Addres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13" calcext:value-type="float">
            <text:p>41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49M00S" calcext:value-type="time">
            <text:p>13:49:00</text:p>
          </table:table-cell>
          <table:table-cell table:style-name="ce4" office:value-type="string" calcext:value-type="string">
            <text:p>CNR791715919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50046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Hebbal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30" calcext:value-type="float">
            <text:p>73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07M00S" calcext:value-type="time">
            <text:p>2:07:00</text:p>
          </table:table-cell>
          <table:table-cell table:style-name="ce4" office:value-type="string" calcext:value-type="string">
            <text:p>CNR950942430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96778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MG Road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57M00S" calcext:value-type="time">
            <text:p>5:57:00</text:p>
          </table:table-cell>
          <table:table-cell table:style-name="ce4" office:value-type="string" calcext:value-type="string">
            <text:p>CNR828795433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9819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8" calcext:value-type="float">
            <text:p>10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42M00S" calcext:value-type="time">
            <text:p>9:42:00</text:p>
          </table:table-cell>
          <table:table-cell table:style-name="ce4" office:value-type="string" calcext:value-type="string">
            <text:p>CNR1456183116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2682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Shiv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59" calcext:value-type="float">
            <text:p>45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00M00S" calcext:value-type="time">
            <text:p>10:00:00</text:p>
          </table:table-cell>
          <table:table-cell table:style-name="ce4" office:value-type="string" calcext:value-type="string">
            <text:p>CNR32919766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99949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Jayanagar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4" calcext:value-type="float">
            <text:p>25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26M00S" calcext:value-type="time">
            <text:p>16:26:00</text:p>
          </table:table-cell>
          <table:table-cell table:style-name="ce4" office:value-type="string" calcext:value-type="string">
            <text:p>CNR812731343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5601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Bannerghatta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94" calcext:value-type="float">
            <text:p>49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47M00S" calcext:value-type="time">
            <text:p>20:47:00</text:p>
          </table:table-cell>
          <table:table-cell table:style-name="ce4" office:value-type="string" calcext:value-type="string">
            <text:p>CNR141149305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8582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alleshwaram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18" calcext:value-type="float">
            <text:p>11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47M00S" calcext:value-type="time">
            <text:p>9:47:00</text:p>
          </table:table-cell>
          <table:table-cell table:style-name="ce4" office:value-type="string" calcext:value-type="string">
            <text:p>CNR4906896933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564638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Koramangal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61" calcext:value-type="float">
            <text:p>36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25M00S" calcext:value-type="time">
            <text:p>16:25:00</text:p>
          </table:table-cell>
          <table:table-cell table:style-name="ce4" office:value-type="string" calcext:value-type="string">
            <text:p>CNR909890010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3408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38M00S" calcext:value-type="time">
            <text:p>6:38:00</text:p>
          </table:table-cell>
          <table:table-cell table:style-name="ce4" office:value-type="string" calcext:value-type="string">
            <text:p>CNR8778214565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7411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Magadi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642" calcext:value-type="float">
            <text:p>264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50M00S" calcext:value-type="time">
            <text:p>1:50:00</text:p>
          </table:table-cell>
          <table:table-cell table:style-name="ce4" office:value-type="string" calcext:value-type="string">
            <text:p>CNR901328401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9614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8" calcext:value-type="float">
            <text:p>49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43M00S" calcext:value-type="time">
            <text:p>21:43:00</text:p>
          </table:table-cell>
          <table:table-cell table:style-name="ce4" office:value-type="string" calcext:value-type="string">
            <text:p>CNR1899513439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5154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Langford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22M00S" calcext:value-type="time">
            <text:p>11:22:00</text:p>
          </table:table-cell>
          <table:table-cell table:style-name="ce4" office:value-type="string" calcext:value-type="string">
            <text:p>CNR345724646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9378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Hebbal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9" calcext:value-type="float">
            <text:p>39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35M00S" calcext:value-type="time">
            <text:p>23:35:00</text:p>
          </table:table-cell>
          <table:table-cell table:style-name="ce4" office:value-type="string" calcext:value-type="string">
            <text:p>CNR332825718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8062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Belland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55M00S" calcext:value-type="time">
            <text:p>8:55:00</text:p>
          </table:table-cell>
          <table:table-cell table:style-name="ce4" office:value-type="string" calcext:value-type="string">
            <text:p>CNR951497962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20964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47M00S" calcext:value-type="time">
            <text:p>0:47:00</text:p>
          </table:table-cell>
          <table:table-cell table:style-name="ce4" office:value-type="string" calcext:value-type="string">
            <text:p>CNR668305900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04893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40" calcext:value-type="float">
            <text:p>340</text:p>
          </table:table-cell>
          <table:table-cell table:style-name="ce7" office:value-type="string" calcext:value-type="string">
            <text:p>Debit Car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3M00S" calcext:value-type="time">
            <text:p>3:13:00</text:p>
          </table:table-cell>
          <table:table-cell table:style-name="ce4" office:value-type="string" calcext:value-type="string">
            <text:p>CNR6521243972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0193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Sahakar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662" calcext:value-type="float">
            <text:p>66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43M00S" calcext:value-type="time">
            <text:p>5:43:00</text:p>
          </table:table-cell>
          <table:table-cell table:style-name="ce4" office:value-type="string" calcext:value-type="string">
            <text:p>CNR524994594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45925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ulimavu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69" calcext:value-type="float">
            <text:p>56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53M00S" calcext:value-type="time">
            <text:p>21:53:00</text:p>
          </table:table-cell>
          <table:table-cell table:style-name="ce4" office:value-type="string" calcext:value-type="string">
            <text:p>CNR495972235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36152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HSR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85" calcext:value-type="float">
            <text:p>18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13M00S" calcext:value-type="time">
            <text:p>6:13:00</text:p>
          </table:table-cell>
          <table:table-cell table:style-name="ce4" office:value-type="string" calcext:value-type="string">
            <text:p>CNR7004499391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54592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Kenger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22" calcext:value-type="float">
            <text:p>32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44M00S" calcext:value-type="time">
            <text:p>0:44:00</text:p>
          </table:table-cell>
          <table:table-cell table:style-name="ce4" office:value-type="string" calcext:value-type="string">
            <text:p>CNR618588697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83200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Belland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53M00S" calcext:value-type="time">
            <text:p>9:53:00</text:p>
          </table:table-cell>
          <table:table-cell table:style-name="ce4" office:value-type="string" calcext:value-type="string">
            <text:p>CNR619055747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8606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68" calcext:value-type="float">
            <text:p>46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47M00S" calcext:value-type="time">
            <text:p>0:47:00</text:p>
          </table:table-cell>
          <table:table-cell table:style-name="ce4" office:value-type="string" calcext:value-type="string">
            <text:p>CNR371891138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83457</text:p>
          </table:table-cell>
          <table:table-cell table:style-name="ce4" office:value-type="string" calcext:value-type="string">
            <text:p>Auto</text:p>
          </table:table-cell>
          <table:table-cell table:number-columns-repeated="2" table:style-name="ce4" office:value-type="string" calcext:value-type="string">
            <text:p>Hebbal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36" calcext:value-type="float">
            <text:p>43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42M00S" calcext:value-type="time">
            <text:p>21:42:00</text:p>
          </table:table-cell>
          <table:table-cell table:style-name="ce4" office:value-type="string" calcext:value-type="string">
            <text:p>CNR547562747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30754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MG Road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21" calcext:value-type="float">
            <text:p>12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04M00S" calcext:value-type="time">
            <text:p>14:04:00</text:p>
          </table:table-cell>
          <table:table-cell table:style-name="ce4" office:value-type="string" calcext:value-type="string">
            <text:p>CNR6300023142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9349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Nagarbhav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265" calcext:value-type="float">
            <text:p>126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18M00S" calcext:value-type="time">
            <text:p>22:18:00</text:p>
          </table:table-cell>
          <table:table-cell table:style-name="ce4" office:value-type="string" calcext:value-type="string">
            <text:p>CNR8793757122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2817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Malleshwa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09" calcext:value-type="float">
            <text:p>40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16M00S" calcext:value-type="time">
            <text:p>2:16:00</text:p>
          </table:table-cell>
          <table:table-cell table:style-name="ce4" office:value-type="string" calcext:value-type="string">
            <text:p>CNR193102437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37186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Rajarajeshwari Nagar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Vehicle Breakdown</text:p>
          </table:table-cell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53M00S" calcext:value-type="time">
            <text:p>16:53:00</text:p>
          </table:table-cell>
          <table:table-cell table:style-name="ce4" office:value-type="string" calcext:value-type="string">
            <text:p>CNR373743853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6354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Ulsoo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39" calcext:value-type="float">
            <text:p>33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23M00S" calcext:value-type="time">
            <text:p>4:23:00</text:p>
          </table:table-cell>
          <table:table-cell table:style-name="ce4" office:value-type="string" calcext:value-type="string">
            <text:p>CNR5549987779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63809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Raj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19" calcext:value-type="float">
            <text:p>11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31M00S" calcext:value-type="time">
            <text:p>7:31:00</text:p>
          </table:table-cell>
          <table:table-cell table:style-name="ce4" office:value-type="string" calcext:value-type="string">
            <text:p>CNR416623662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7449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Devan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8M00S" calcext:value-type="time">
            <text:p>3:18:00</text:p>
          </table:table-cell>
          <table:table-cell table:style-name="ce4" office:value-type="string" calcext:value-type="string">
            <text:p>CNR584245002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5941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Vijayanagar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29" calcext:value-type="float">
            <text:p>42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43M00S" calcext:value-type="time">
            <text:p>13:43:00</text:p>
          </table:table-cell>
          <table:table-cell table:style-name="ce4" office:value-type="string" calcext:value-type="string">
            <text:p>CNR308627926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09368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Malleshwaram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58" calcext:value-type="float">
            <text:p>15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00M00S" calcext:value-type="time">
            <text:p>7:00:00</text:p>
          </table:table-cell>
          <table:table-cell table:style-name="ce4" office:value-type="string" calcext:value-type="string">
            <text:p>CNR309215098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43754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Nagarbhav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86" calcext:value-type="float">
            <text:p>48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05M00S" calcext:value-type="time">
            <text:p>8:05:00</text:p>
          </table:table-cell>
          <table:table-cell table:style-name="ce4" office:value-type="string" calcext:value-type="string">
            <text:p>CNR578579486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8283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Nagarbhavi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6" calcext:value-type="float">
            <text:p>19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17M00S" calcext:value-type="time">
            <text:p>14:17:00</text:p>
          </table:table-cell>
          <table:table-cell table:style-name="ce4" office:value-type="string" calcext:value-type="string">
            <text:p>CNR309259439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47844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32" calcext:value-type="float">
            <text:p>53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45M00S" calcext:value-type="time">
            <text:p>22:45:00</text:p>
          </table:table-cell>
          <table:table-cell table:style-name="ce4" office:value-type="string" calcext:value-type="string">
            <text:p>CNR873629438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5427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9" calcext:value-type="float">
            <text:p>49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13M00S" calcext:value-type="time">
            <text:p>19:13:00</text:p>
          </table:table-cell>
          <table:table-cell table:style-name="ce4" office:value-type="string" calcext:value-type="string">
            <text:p>CNR815792897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10399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KR Pu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642" calcext:value-type="float">
            <text:p>64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32M00S" calcext:value-type="time">
            <text:p>9:32:00</text:p>
          </table:table-cell>
          <table:table-cell table:style-name="ce4" office:value-type="string" calcext:value-type="string">
            <text:p>CNR341662065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86038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Banashankari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46" calcext:value-type="float">
            <text:p>194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36M00S" calcext:value-type="time">
            <text:p>11:36:00</text:p>
          </table:table-cell>
          <table:table-cell table:style-name="ce4" office:value-type="string" calcext:value-type="string">
            <text:p>CNR351415758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9264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HSR Layout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35" calcext:value-type="float">
            <text:p>43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22M00S" calcext:value-type="time">
            <text:p>1:22:00</text:p>
          </table:table-cell>
          <table:table-cell table:style-name="ce4" office:value-type="string" calcext:value-type="string">
            <text:p>CNR5353677897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31956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Whitefiel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63" calcext:value-type="float">
            <text:p>46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12M00S" calcext:value-type="time">
            <text:p>16:12:00</text:p>
          </table:table-cell>
          <table:table-cell table:style-name="ce4" office:value-type="string" calcext:value-type="string">
            <text:p>CNR703899044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72797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21M00S" calcext:value-type="time">
            <text:p>22:21:00</text:p>
          </table:table-cell>
          <table:table-cell table:style-name="ce4" office:value-type="string" calcext:value-type="string">
            <text:p>CNR711063408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58725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Rajarajeshwari Nagar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29M00S" calcext:value-type="time">
            <text:p>15:29:00</text:p>
          </table:table-cell>
          <table:table-cell table:style-name="ce4" office:value-type="string" calcext:value-type="string">
            <text:p>CNR889381486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1201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Kammanahalli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51" calcext:value-type="float">
            <text:p>35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52M00S" calcext:value-type="time">
            <text:p>11:52:00</text:p>
          </table:table-cell>
          <table:table-cell table:style-name="ce4" office:value-type="string" calcext:value-type="string">
            <text:p>CNR754024007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2448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Sarjap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52" calcext:value-type="float">
            <text:p>45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26M00S" calcext:value-type="time">
            <text:p>13:26:00</text:p>
          </table:table-cell>
          <table:table-cell table:style-name="ce4" office:value-type="string" calcext:value-type="string">
            <text:p>CNR537010619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7527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695" calcext:value-type="float">
            <text:p>69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41M00S" calcext:value-type="time">
            <text:p>8:41:00</text:p>
          </table:table-cell>
          <table:table-cell table:style-name="ce4" office:value-type="string" calcext:value-type="string">
            <text:p>CNR224634768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50030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40" calcext:value-type="float">
            <text:p>94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22M00S" calcext:value-type="time">
            <text:p>22:22:00</text:p>
          </table:table-cell>
          <table:table-cell table:style-name="ce4" office:value-type="string" calcext:value-type="string">
            <text:p>CNR345060249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1799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Devanahalli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29" calcext:value-type="float">
            <text:p>2129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24M00S" calcext:value-type="time">
            <text:p>6:24:00</text:p>
          </table:table-cell>
          <table:table-cell table:style-name="ce4" office:value-type="string" calcext:value-type="string">
            <text:p>CNR5609417423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63756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Richmond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05" calcext:value-type="float">
            <text:p>40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57M00S" calcext:value-type="time">
            <text:p>16:57:00</text:p>
          </table:table-cell>
          <table:table-cell table:style-name="ce4" office:value-type="string" calcext:value-type="string">
            <text:p>CNR461560875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9954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Shivajinagar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82" calcext:value-type="float">
            <text:p>382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31M00S" calcext:value-type="time">
            <text:p>17:31:00</text:p>
          </table:table-cell>
          <table:table-cell table:style-name="ce4" office:value-type="string" calcext:value-type="string">
            <text:p>CNR644508036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84041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Kamman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29M00S" calcext:value-type="time">
            <text:p>3:29:00</text:p>
          </table:table-cell>
          <table:table-cell table:style-name="ce4" office:value-type="string" calcext:value-type="string">
            <text:p>CNR400253051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19961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4" calcext:value-type="float">
            <text:p>10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31M00S" calcext:value-type="time">
            <text:p>10:31:00</text:p>
          </table:table-cell>
          <table:table-cell table:style-name="ce4" office:value-type="string" calcext:value-type="string">
            <text:p>CNR9986843921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96165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Chamaraj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36" calcext:value-type="float">
            <text:p>13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36M00S" calcext:value-type="time">
            <text:p>4:36:00</text:p>
          </table:table-cell>
          <table:table-cell table:style-name="ce4" office:value-type="string" calcext:value-type="string">
            <text:p>CNR275333875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89387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38M00S" calcext:value-type="time">
            <text:p>7:38:00</text:p>
          </table:table-cell>
          <table:table-cell table:style-name="ce4" office:value-type="string" calcext:value-type="string">
            <text:p>CNR552867425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93108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Ramamurthy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01M00S" calcext:value-type="time">
            <text:p>17:01:00</text:p>
          </table:table-cell>
          <table:table-cell table:style-name="ce4" office:value-type="string" calcext:value-type="string">
            <text:p>CNR795828909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261185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Vi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47M00S" calcext:value-type="time">
            <text:p>8:47:00</text:p>
          </table:table-cell>
          <table:table-cell table:style-name="ce4" office:value-type="string" calcext:value-type="string">
            <text:p>CNR166330583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85183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Henn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744" calcext:value-type="float">
            <text:p>74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36M00S" calcext:value-type="time">
            <text:p>10:36:00</text:p>
          </table:table-cell>
          <table:table-cell table:style-name="ce4" office:value-type="string" calcext:value-type="string">
            <text:p>CNR871932563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08400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Mysore Road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43" calcext:value-type="float">
            <text:p>84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38M00S" calcext:value-type="time">
            <text:p>9:38:00</text:p>
          </table:table-cell>
          <table:table-cell table:style-name="ce4" office:value-type="string" calcext:value-type="string">
            <text:p>CNR168598975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72423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Hebbal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68" calcext:value-type="float">
            <text:p>16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09M00S" calcext:value-type="time">
            <text:p>13:09:00</text:p>
          </table:table-cell>
          <table:table-cell table:style-name="ce4" office:value-type="string" calcext:value-type="string">
            <text:p>CNR548040308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8045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63" calcext:value-type="float">
            <text:p>36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52M00S" calcext:value-type="time">
            <text:p>18:52:00</text:p>
          </table:table-cell>
          <table:table-cell table:style-name="ce4" office:value-type="string" calcext:value-type="string">
            <text:p>CNR513704329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4325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14" calcext:value-type="float">
            <text:p>314</text:p>
          </table:table-cell>
          <table:table-cell table:style-name="ce7" office:value-type="string" calcext:value-type="string">
            <text:p>Debit Card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21M00S" calcext:value-type="time">
            <text:p>1:21:00</text:p>
          </table:table-cell>
          <table:table-cell table:style-name="ce4" office:value-type="string" calcext:value-type="string">
            <text:p>CNR947709529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0746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RT Nagar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18M00S" calcext:value-type="time">
            <text:p>10:18:00</text:p>
          </table:table-cell>
          <table:table-cell table:style-name="ce4" office:value-type="string" calcext:value-type="string">
            <text:p>CNR8883541278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46577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Chamaraj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70" calcext:value-type="float">
            <text:p>47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42M00S" calcext:value-type="time">
            <text:p>0:42:00</text:p>
          </table:table-cell>
          <table:table-cell table:style-name="ce4" office:value-type="string" calcext:value-type="string">
            <text:p>CNR396585956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0794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Electronic City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23M00S" calcext:value-type="time">
            <text:p>18:23:00</text:p>
          </table:table-cell>
          <table:table-cell table:style-name="ce4" office:value-type="string" calcext:value-type="string">
            <text:p>CNR767306699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6223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Ulsoor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07" calcext:value-type="float">
            <text:p>40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49M00S" calcext:value-type="time">
            <text:p>12:49:00</text:p>
          </table:table-cell>
          <table:table-cell table:style-name="ce4" office:value-type="string" calcext:value-type="string">
            <text:p>CNR2845789701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48235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Raj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69" calcext:value-type="float">
            <text:p>36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42M00S" calcext:value-type="time">
            <text:p>15:42:00</text:p>
          </table:table-cell>
          <table:table-cell table:style-name="ce4" office:value-type="string" calcext:value-type="string">
            <text:p>CNR616920776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724881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Koramangal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20" calcext:value-type="float">
            <text:p>42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03M00S" calcext:value-type="time">
            <text:p>5:03:00</text:p>
          </table:table-cell>
          <table:table-cell table:style-name="ce4" office:value-type="string" calcext:value-type="string">
            <text:p>CNR851640961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90081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77" calcext:value-type="float">
            <text:p>287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04M00S" calcext:value-type="time">
            <text:p>14:04:00</text:p>
          </table:table-cell>
          <table:table-cell table:style-name="ce4" office:value-type="string" calcext:value-type="string">
            <text:p>CNR874434661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70707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55" calcext:value-type="float">
            <text:p>95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8M00S" calcext:value-type="time">
            <text:p>15:08:00</text:p>
          </table:table-cell>
          <table:table-cell table:style-name="ce4" office:value-type="string" calcext:value-type="string">
            <text:p>CNR528434436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62337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Electronic City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28" calcext:value-type="float">
            <text:p>42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26M00S" calcext:value-type="time">
            <text:p>19:26:00</text:p>
          </table:table-cell>
          <table:table-cell table:style-name="ce4" office:value-type="string" calcext:value-type="string">
            <text:p>CNR829167249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6336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KR Pu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74" calcext:value-type="float">
            <text:p>87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54M00S" calcext:value-type="time">
            <text:p>2:54:00</text:p>
          </table:table-cell>
          <table:table-cell table:style-name="ce4" office:value-type="string" calcext:value-type="string">
            <text:p>CNR248542712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7487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Henn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82" calcext:value-type="float">
            <text:p>38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28M00S" calcext:value-type="time">
            <text:p>13:28:00</text:p>
          </table:table-cell>
          <table:table-cell table:style-name="ce4" office:value-type="string" calcext:value-type="string">
            <text:p>CNR136257126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2755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Tumkur Road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57" calcext:value-type="float">
            <text:p>65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08M00S" calcext:value-type="time">
            <text:p>16:08:00</text:p>
          </table:table-cell>
          <table:table-cell table:style-name="ce4" office:value-type="string" calcext:value-type="string">
            <text:p>CNR268692625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1726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Yelahanka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23M00S" calcext:value-type="time">
            <text:p>8:23:00</text:p>
          </table:table-cell>
          <table:table-cell table:style-name="ce4" office:value-type="string" calcext:value-type="string">
            <text:p>CNR962563927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98960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Hosur Road</text:p>
          </table:table-cell>
          <table:table-cell table:style-name="ce4" office:value-type="string" calcext:value-type="string">
            <text:p>Kammanahalli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45" calcext:value-type="float">
            <text:p>94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59M00S" calcext:value-type="time">
            <text:p>4:59:00</text:p>
          </table:table-cell>
          <table:table-cell table:style-name="ce4" office:value-type="string" calcext:value-type="string">
            <text:p>CNR949867205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5152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Koramangala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02M00S" calcext:value-type="time">
            <text:p>13:02:00</text:p>
          </table:table-cell>
          <table:table-cell table:style-name="ce4" office:value-type="string" calcext:value-type="string">
            <text:p>CNR248576665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09717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Bellandur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15" calcext:value-type="float">
            <text:p>11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00M00S" calcext:value-type="time">
            <text:p>22:00:00</text:p>
          </table:table-cell>
          <table:table-cell table:style-name="ce4" office:value-type="string" calcext:value-type="string">
            <text:p>CNR439588225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3552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Jayanagar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8M00S" calcext:value-type="time">
            <text:p>3:18:00</text:p>
          </table:table-cell>
          <table:table-cell table:style-name="ce4" office:value-type="string" calcext:value-type="string">
            <text:p>CNR8811507785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20707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Whitefiel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881" calcext:value-type="float">
            <text:p>188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38M00S" calcext:value-type="time">
            <text:p>16:38:00</text:p>
          </table:table-cell>
          <table:table-cell table:style-name="ce4" office:value-type="string" calcext:value-type="string">
            <text:p>CNR290464460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25869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22" calcext:value-type="float">
            <text:p>42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59M00S" calcext:value-type="time">
            <text:p>5:59:00</text:p>
          </table:table-cell>
          <table:table-cell table:style-name="ce4" office:value-type="string" calcext:value-type="string">
            <text:p>CNR538251075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04279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69" calcext:value-type="float">
            <text:p>86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52M00S" calcext:value-type="time">
            <text:p>9:52:00</text:p>
          </table:table-cell>
          <table:table-cell table:style-name="ce4" office:value-type="string" calcext:value-type="string">
            <text:p>CNR917606509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78820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Magadi Road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53" calcext:value-type="float">
            <text:p>35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25M00S" calcext:value-type="time">
            <text:p>10:25:00</text:p>
          </table:table-cell>
          <table:table-cell table:style-name="ce4" office:value-type="string" calcext:value-type="string">
            <text:p>CNR376214093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10216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29M00S" calcext:value-type="time">
            <text:p>21:29:00</text:p>
          </table:table-cell>
          <table:table-cell table:style-name="ce4" office:value-type="string" calcext:value-type="string">
            <text:p>CNR569878117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42841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Devanahall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56" calcext:value-type="float">
            <text:p>45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16M00S" calcext:value-type="time">
            <text:p>19:16:00</text:p>
          </table:table-cell>
          <table:table-cell table:style-name="ce4" office:value-type="string" calcext:value-type="string">
            <text:p>CNR745513906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9928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31" calcext:value-type="float">
            <text:p>33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4" office:value-type="string" calcext:value-type="string">
            <text:p>CNR152430783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2688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Malleshwaram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37M00S" calcext:value-type="time">
            <text:p>12:37:00</text:p>
          </table:table-cell>
          <table:table-cell table:style-name="ce4" office:value-type="string" calcext:value-type="string">
            <text:p>CNR565659671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33857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Indir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32" calcext:value-type="float">
            <text:p>33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05M00S" calcext:value-type="time">
            <text:p>8:05:00</text:p>
          </table:table-cell>
          <table:table-cell table:style-name="ce4" office:value-type="string" calcext:value-type="string">
            <text:p>CNR242172311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37155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404" calcext:value-type="float">
            <text:p>40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04M00S" calcext:value-type="time">
            <text:p>19:04:00</text:p>
          </table:table-cell>
          <table:table-cell table:style-name="ce4" office:value-type="string" calcext:value-type="string">
            <text:p>CNR516391618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89965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Padmanabhanagar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36M00S" calcext:value-type="time">
            <text:p>20:36:00</text:p>
          </table:table-cell>
          <table:table-cell table:style-name="ce4" office:value-type="string" calcext:value-type="string">
            <text:p>CNR628479137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6097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67" calcext:value-type="float">
            <text:p>136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22M00S" calcext:value-type="time">
            <text:p>3:22:00</text:p>
          </table:table-cell>
          <table:table-cell table:style-name="ce4" office:value-type="string" calcext:value-type="string">
            <text:p>CNR791659011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0079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Koramangala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18" calcext:value-type="float">
            <text:p>31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12M00S" calcext:value-type="time">
            <text:p>11:12:00</text:p>
          </table:table-cell>
          <table:table-cell table:style-name="ce4" office:value-type="string" calcext:value-type="string">
            <text:p>CNR575733216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4536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MG Road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54M00S" calcext:value-type="time">
            <text:p>5:54:00</text:p>
          </table:table-cell>
          <table:table-cell table:style-name="ce4" office:value-type="string" calcext:value-type="string">
            <text:p>CNR359067956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9636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21M00S" calcext:value-type="time">
            <text:p>20:21:00</text:p>
          </table:table-cell>
          <table:table-cell table:style-name="ce4" office:value-type="string" calcext:value-type="string">
            <text:p>CNR905595116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5204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Mysore Road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89" calcext:value-type="float">
            <text:p>38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08M00S" calcext:value-type="time">
            <text:p>15:08:00</text:p>
          </table:table-cell>
          <table:table-cell table:style-name="ce4" office:value-type="string" calcext:value-type="string">
            <text:p>CNR531491449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66013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Chickpet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69" calcext:value-type="float">
            <text:p>36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36M00S" calcext:value-type="time">
            <text:p>0:36:00</text:p>
          </table:table-cell>
          <table:table-cell table:style-name="ce4" office:value-type="string" calcext:value-type="string">
            <text:p>CNR400129502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92207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01" calcext:value-type="float">
            <text:p>30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47M00S" calcext:value-type="time">
            <text:p>4:47:00</text:p>
          </table:table-cell>
          <table:table-cell table:style-name="ce4" office:value-type="string" calcext:value-type="string">
            <text:p>CNR599260471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4180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09" calcext:value-type="float">
            <text:p>40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38M00S" calcext:value-type="time">
            <text:p>7:38:00</text:p>
          </table:table-cell>
          <table:table-cell table:style-name="ce4" office:value-type="string" calcext:value-type="string">
            <text:p>CNR732615459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61286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425" calcext:value-type="float">
            <text:p>42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18M00S" calcext:value-type="time">
            <text:p>14:18:00</text:p>
          </table:table-cell>
          <table:table-cell table:style-name="ce4" office:value-type="string" calcext:value-type="string">
            <text:p>CNR205503056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28491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55" calcext:value-type="float">
            <text:p>55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38M00S" calcext:value-type="time">
            <text:p>2:38:00</text:p>
          </table:table-cell>
          <table:table-cell table:style-name="ce4" office:value-type="string" calcext:value-type="string">
            <text:p>CNR21695596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3493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Cox Town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760" calcext:value-type="float">
            <text:p>76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53M00S" calcext:value-type="time">
            <text:p>4:53:00</text:p>
          </table:table-cell>
          <table:table-cell table:style-name="ce4" office:value-type="string" calcext:value-type="string">
            <text:p>CNR585014377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52434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Hosur Road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55" calcext:value-type="float">
            <text:p>35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52M00S" calcext:value-type="time">
            <text:p>16:52:00</text:p>
          </table:table-cell>
          <table:table-cell table:style-name="ce4" office:value-type="string" calcext:value-type="string">
            <text:p>CNR4454899928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97232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Henn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25M00S" calcext:value-type="time">
            <text:p>4:25:00</text:p>
          </table:table-cell>
          <table:table-cell table:style-name="ce4" office:value-type="string" calcext:value-type="string">
            <text:p>CNR604446919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2281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Hebbal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17" calcext:value-type="float">
            <text:p>117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34M00S" calcext:value-type="time">
            <text:p>21:34:00</text:p>
          </table:table-cell>
          <table:table-cell table:style-name="ce4" office:value-type="string" calcext:value-type="string">
            <text:p>CNR894124477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48458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16" calcext:value-type="float">
            <text:p>31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13M00S" calcext:value-type="time">
            <text:p>1:13:00</text:p>
          </table:table-cell>
          <table:table-cell table:style-name="ce4" office:value-type="string" calcext:value-type="string">
            <text:p>CNR1810463571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714413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Chamaraj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618" calcext:value-type="float">
            <text:p>61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00M00S" calcext:value-type="time">
            <text:p>6:00:00</text:p>
          </table:table-cell>
          <table:table-cell table:style-name="ce4" office:value-type="string" calcext:value-type="string">
            <text:p>CNR953422265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57501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Electronic City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52" calcext:value-type="float">
            <text:p>45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30M00S" calcext:value-type="time">
            <text:p>2:30:00</text:p>
          </table:table-cell>
          <table:table-cell table:style-name="ce4" office:value-type="string" calcext:value-type="string">
            <text:p>CNR2221577375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730849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MG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20" calcext:value-type="float">
            <text:p>82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22M00S" calcext:value-type="time">
            <text:p>15:22:00</text:p>
          </table:table-cell>
          <table:table-cell table:style-name="ce4" office:value-type="string" calcext:value-type="string">
            <text:p>CNR562073844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1647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Hebba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85" calcext:value-type="float">
            <text:p>18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16M00S" calcext:value-type="time">
            <text:p>6:16:00</text:p>
          </table:table-cell>
          <table:table-cell table:style-name="ce4" office:value-type="string" calcext:value-type="string">
            <text:p>CNR966987870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32006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Raj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56" calcext:value-type="float">
            <text:p>35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4" office:value-type="string" calcext:value-type="string">
            <text:p>CNR754071410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6916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BTM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71" calcext:value-type="float">
            <text:p>37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11M00S" calcext:value-type="time">
            <text:p>16:11:00</text:p>
          </table:table-cell>
          <table:table-cell table:style-name="ce4" office:value-type="string" calcext:value-type="string">
            <text:p>CNR428792521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4478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39" calcext:value-type="float">
            <text:p>83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51M00S" calcext:value-type="time">
            <text:p>1:51:00</text:p>
          </table:table-cell>
          <table:table-cell table:style-name="ce4" office:value-type="string" calcext:value-type="string">
            <text:p>CNR7888329042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204209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Yeshwanthp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23" calcext:value-type="float">
            <text:p>32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13M00S" calcext:value-type="time">
            <text:p>15:13:00</text:p>
          </table:table-cell>
          <table:table-cell table:style-name="ce4" office:value-type="string" calcext:value-type="string">
            <text:p>CNR680648723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73121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30" calcext:value-type="float">
            <text:p>43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47M00S" calcext:value-type="time">
            <text:p>6:47:00</text:p>
          </table:table-cell>
          <table:table-cell table:style-name="ce4" office:value-type="string" calcext:value-type="string">
            <text:p>CNR7216115435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5732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Ulsoo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349" calcext:value-type="float">
            <text:p>234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52M00S" calcext:value-type="time">
            <text:p>15:52:00</text:p>
          </table:table-cell>
          <table:table-cell table:style-name="ce4" office:value-type="string" calcext:value-type="string">
            <text:p>CNR9915944696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79014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Bannerghatta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57" calcext:value-type="float">
            <text:p>35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19M00S" calcext:value-type="time">
            <text:p>15:19:00</text:p>
          </table:table-cell>
          <table:table-cell table:style-name="ce4" office:value-type="string" calcext:value-type="string">
            <text:p>CNR722350144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18107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Bellandur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57" calcext:value-type="float">
            <text:p>45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23M00S" calcext:value-type="time">
            <text:p>4:23:00</text:p>
          </table:table-cell>
          <table:table-cell table:style-name="ce4" office:value-type="string" calcext:value-type="string">
            <text:p>CNR440647042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0148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47" calcext:value-type="float">
            <text:p>64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47M00S" calcext:value-type="time">
            <text:p>22:47:00</text:p>
          </table:table-cell>
          <table:table-cell table:style-name="ce4" office:value-type="string" calcext:value-type="string">
            <text:p>CNR903888959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5738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27" calcext:value-type="float">
            <text:p>32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24M00S" calcext:value-type="time">
            <text:p>9:24:00</text:p>
          </table:table-cell>
          <table:table-cell table:style-name="ce4" office:value-type="string" calcext:value-type="string">
            <text:p>CNR9013209895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678137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Raj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96" calcext:value-type="float">
            <text:p>39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30M00S" calcext:value-type="time">
            <text:p>3:30:00</text:p>
          </table:table-cell>
          <table:table-cell table:style-name="ce4" office:value-type="string" calcext:value-type="string">
            <text:p>CNR435234078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82237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HSR Layout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919" calcext:value-type="float">
            <text:p>91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02M00S" calcext:value-type="time">
            <text:p>1:02:00</text:p>
          </table:table-cell>
          <table:table-cell table:style-name="ce4" office:value-type="string" calcext:value-type="string">
            <text:p>CNR113720373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4128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Kammanahall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26" calcext:value-type="float">
            <text:p>42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32M00S" calcext:value-type="time">
            <text:p>17:32:00</text:p>
          </table:table-cell>
          <table:table-cell table:style-name="ce4" office:value-type="string" calcext:value-type="string">
            <text:p>CNR699694112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14961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83" calcext:value-type="float">
            <text:p>38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27M00S" calcext:value-type="time">
            <text:p>0:27:00</text:p>
          </table:table-cell>
          <table:table-cell table:style-name="ce4" office:value-type="string" calcext:value-type="string">
            <text:p>CNR904802551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4091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Hulimavu</text:p>
          </table:table-cell>
          <table:table-cell table:style-name="ce4" office:value-type="string" calcext:value-type="string">
            <text:p>Padmanabhanagar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61" calcext:value-type="float">
            <text:p>66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06M00S" calcext:value-type="time">
            <text:p>7:06:00</text:p>
          </table:table-cell>
          <table:table-cell table:style-name="ce4" office:value-type="string" calcext:value-type="string">
            <text:p>CNR629219032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4683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Hebbal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4" calcext:value-type="float">
            <text:p>28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54M00S" calcext:value-type="time">
            <text:p>20:54:00</text:p>
          </table:table-cell>
          <table:table-cell table:style-name="ce4" office:value-type="string" calcext:value-type="string">
            <text:p>CNR241338010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276980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Varthur</text:p>
          </table:table-cell>
          <table:table-cell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619" calcext:value-type="float">
            <text:p>61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43M00S" calcext:value-type="time">
            <text:p>18:43:00</text:p>
          </table:table-cell>
          <table:table-cell table:style-name="ce4" office:value-type="string" calcext:value-type="string">
            <text:p>CNR328388831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83658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Electronic City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41M00S" calcext:value-type="time">
            <text:p>23:41:00</text:p>
          </table:table-cell>
          <table:table-cell table:style-name="ce4" office:value-type="string" calcext:value-type="string">
            <text:p>CNR487075913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1244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04" calcext:value-type="float">
            <text:p>60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40M00S" calcext:value-type="time">
            <text:p>8:40:00</text:p>
          </table:table-cell>
          <table:table-cell table:style-name="ce4" office:value-type="string" calcext:value-type="string">
            <text:p>CNR957436509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89054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333" calcext:value-type="float">
            <text:p>233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26M00S" calcext:value-type="time">
            <text:p>20:26:00</text:p>
          </table:table-cell>
          <table:table-cell table:style-name="ce4" office:value-type="string" calcext:value-type="string">
            <text:p>CNR4918280677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229064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Banashankar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76" calcext:value-type="float">
            <text:p>17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10M00S" calcext:value-type="time">
            <text:p>9:10:00</text:p>
          </table:table-cell>
          <table:table-cell table:style-name="ce4" office:value-type="string" calcext:value-type="string">
            <text:p>CNR98405990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67562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RT Nagar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64" calcext:value-type="float">
            <text:p>46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18M00S" calcext:value-type="time">
            <text:p>14:18:00</text:p>
          </table:table-cell>
          <table:table-cell table:style-name="ce4" office:value-type="string" calcext:value-type="string">
            <text:p>CNR971229600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54062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44M00S" calcext:value-type="time">
            <text:p>4:44:00</text:p>
          </table:table-cell>
          <table:table-cell table:style-name="ce4" office:value-type="string" calcext:value-type="string">
            <text:p>CNR516875595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4153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Cox Town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23M00S" calcext:value-type="time">
            <text:p>11:23:00</text:p>
          </table:table-cell>
          <table:table-cell table:style-name="ce4" office:value-type="string" calcext:value-type="string">
            <text:p>CNR155858793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80647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45M00S" calcext:value-type="time">
            <text:p>8:45:00</text:p>
          </table:table-cell>
          <table:table-cell table:style-name="ce4" office:value-type="string" calcext:value-type="string">
            <text:p>CNR929178205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23679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Hulimavu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762" calcext:value-type="float">
            <text:p>176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18M00S" calcext:value-type="time">
            <text:p>23:18:00</text:p>
          </table:table-cell>
          <table:table-cell table:style-name="ce4" office:value-type="string" calcext:value-type="string">
            <text:p>CNR638400090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83393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Vi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Wrong Addres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82" calcext:value-type="float">
            <text:p>38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29M00S" calcext:value-type="time">
            <text:p>20:29:00</text:p>
          </table:table-cell>
          <table:table-cell table:style-name="ce4" office:value-type="string" calcext:value-type="string">
            <text:p>CNR469280765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10078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65" calcext:value-type="float">
            <text:p>165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55M00S" calcext:value-type="time">
            <text:p>15:55:00</text:p>
          </table:table-cell>
          <table:table-cell table:style-name="ce4" office:value-type="string" calcext:value-type="string">
            <text:p>CNR860777477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226935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41" calcext:value-type="float">
            <text:p>14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49M00S" calcext:value-type="time">
            <text:p>9:49:00</text:p>
          </table:table-cell>
          <table:table-cell table:style-name="ce4" office:value-type="string" calcext:value-type="string">
            <text:p>CNR5275953890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409280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Majestic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720" calcext:value-type="float">
            <text:p>272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54M00S" calcext:value-type="time">
            <text:p>17:54:00</text:p>
          </table:table-cell>
          <table:table-cell table:style-name="ce4" office:value-type="string" calcext:value-type="string">
            <text:p>CNR212292652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65718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Basavanagudi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30" calcext:value-type="float">
            <text:p>43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10M00S" calcext:value-type="time">
            <text:p>17:10:00</text:p>
          </table:table-cell>
          <table:table-cell table:style-name="ce4" office:value-type="string" calcext:value-type="string">
            <text:p>CNR505828418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8776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Shantinagar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17M00S" calcext:value-type="time">
            <text:p>8:17:00</text:p>
          </table:table-cell>
          <table:table-cell table:style-name="ce4" office:value-type="string" calcext:value-type="string">
            <text:p>CNR107027850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64698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71" calcext:value-type="float">
            <text:p>37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16M00S" calcext:value-type="time">
            <text:p>19:16:00</text:p>
          </table:table-cell>
          <table:table-cell table:style-name="ce4" office:value-type="string" calcext:value-type="string">
            <text:p>CNR6383375515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06604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Shiv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83" calcext:value-type="float">
            <text:p>18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56M00S" calcext:value-type="time">
            <text:p>10:56:00</text:p>
          </table:table-cell>
          <table:table-cell table:style-name="ce4" office:value-type="string" calcext:value-type="string">
            <text:p>CNR905361619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9794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Koramangala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0" calcext:value-type="float">
            <text:p>13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42M00S" calcext:value-type="time">
            <text:p>5:42:00</text:p>
          </table:table-cell>
          <table:table-cell table:style-name="ce4" office:value-type="string" calcext:value-type="string">
            <text:p>CNR441164763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1155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Cox Town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974" calcext:value-type="float">
            <text:p>97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08M00S" calcext:value-type="time">
            <text:p>4:08:00</text:p>
          </table:table-cell>
          <table:table-cell table:style-name="ce4" office:value-type="string" calcext:value-type="string">
            <text:p>CNR45786024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29288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Padmanabhanagar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83" calcext:value-type="float">
            <text:p>48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04M00S" calcext:value-type="time">
            <text:p>16:04:00</text:p>
          </table:table-cell>
          <table:table-cell table:style-name="ce4" office:value-type="string" calcext:value-type="string">
            <text:p>CNR211749734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46999</text:p>
          </table:table-cell>
          <table:table-cell table:style-name="ce4" office:value-type="string" calcext:value-type="string">
            <text:p>Prime Plus</text:p>
          </table:table-cell>
          <table:table-cell table:number-columns-repeated="2"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42" calcext:value-type="float">
            <text:p>14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27M00S" calcext:value-type="time">
            <text:p>12:27:00</text:p>
          </table:table-cell>
          <table:table-cell table:style-name="ce4" office:value-type="string" calcext:value-type="string">
            <text:p>CNR312167547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4427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Jayanagar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47M00S" calcext:value-type="time">
            <text:p>17:47:00</text:p>
          </table:table-cell>
          <table:table-cell table:style-name="ce4" office:value-type="string" calcext:value-type="string">
            <text:p>CNR558207359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0093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JP Nagar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06" calcext:value-type="float">
            <text:p>60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43M00S" calcext:value-type="time">
            <text:p>19:43:00</text:p>
          </table:table-cell>
          <table:table-cell table:style-name="ce4" office:value-type="string" calcext:value-type="string">
            <text:p>CNR9021997521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72925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Magadi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4" office:value-type="string" calcext:value-type="string">
            <text:p>CNR234654669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5695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MG Road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32" calcext:value-type="float">
            <text:p>263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00M00S" calcext:value-type="time">
            <text:p>2:00:00</text:p>
          </table:table-cell>
          <table:table-cell table:style-name="ce4" office:value-type="string" calcext:value-type="string">
            <text:p>CNR7872750350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166707</text:p>
          </table:table-cell>
          <table:table-cell table:style-name="ce4" office:value-type="string" calcext:value-type="string">
            <text:p>Prime SUV</text:p>
          </table:table-cell>
          <table:table-cell table:number-columns-repeated="2" table:style-name="ce4" office:value-type="string" calcext:value-type="string">
            <text:p>Ramamurthy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07" calcext:value-type="float">
            <text:p>40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39M00S" calcext:value-type="time">
            <text:p>17:39:00</text:p>
          </table:table-cell>
          <table:table-cell table:style-name="ce4" office:value-type="string" calcext:value-type="string">
            <text:p>CNR28222259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8024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22M00S" calcext:value-type="time">
            <text:p>18:22:00</text:p>
          </table:table-cell>
          <table:table-cell table:style-name="ce4" office:value-type="string" calcext:value-type="string">
            <text:p>CNR305261304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3431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RT Nagar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59" calcext:value-type="float">
            <text:p>45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21M00S" calcext:value-type="time">
            <text:p>18:21:00</text:p>
          </table:table-cell>
          <table:table-cell table:style-name="ce4" office:value-type="string" calcext:value-type="string">
            <text:p>CNR971413289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2919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RT Nagar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4" calcext:value-type="float">
            <text:p>47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02M00S" calcext:value-type="time">
            <text:p>0:02:00</text:p>
          </table:table-cell>
          <table:table-cell table:style-name="ce4" office:value-type="string" calcext:value-type="string">
            <text:p>CNR7173736967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87614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Belland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47M00S" calcext:value-type="time">
            <text:p>0:47:00</text:p>
          </table:table-cell>
          <table:table-cell table:style-name="ce4" office:value-type="string" calcext:value-type="string">
            <text:p>CNR5680044164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730647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alleshwaram</text:p>
          </table:table-cell>
          <table:table-cell table:style-name="ce4" office:value-type="string" calcext:value-type="string">
            <text:p>Raj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31M00S" calcext:value-type="time">
            <text:p>9:31:00</text:p>
          </table:table-cell>
          <table:table-cell table:style-name="ce4" office:value-type="string" calcext:value-type="string">
            <text:p>CNR741892301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60240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Mysore Roa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49" calcext:value-type="float">
            <text:p>64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52M00S" calcext:value-type="time">
            <text:p>13:52:00</text:p>
          </table:table-cell>
          <table:table-cell table:style-name="ce4" office:value-type="string" calcext:value-type="string">
            <text:p>CNR976636055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824405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Henn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648" calcext:value-type="float">
            <text:p>164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26M00S" calcext:value-type="time">
            <text:p>10:26:00</text:p>
          </table:table-cell>
          <table:table-cell table:style-name="ce4" office:value-type="string" calcext:value-type="string">
            <text:p>CNR3765893080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573518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Marath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80" calcext:value-type="float">
            <text:p>38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6M00S" calcext:value-type="time">
            <text:p>2:26:00</text:p>
          </table:table-cell>
          <table:table-cell table:style-name="ce4" office:value-type="string" calcext:value-type="string">
            <text:p>CNR672497774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8429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Hebbal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45" calcext:value-type="float">
            <text:p>14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08M00S" calcext:value-type="time">
            <text:p>22:08:00</text:p>
          </table:table-cell>
          <table:table-cell table:style-name="ce4" office:value-type="string" calcext:value-type="string">
            <text:p>CNR69508990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07085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Malleshwaram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01M00S" calcext:value-type="time">
            <text:p>14:01:00</text:p>
          </table:table-cell>
          <table:table-cell table:style-name="ce4" office:value-type="string" calcext:value-type="string">
            <text:p>CNR971832167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779587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Kadugod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77" calcext:value-type="float">
            <text:p>17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7M00S" calcext:value-type="time">
            <text:p>3:17:00</text:p>
          </table:table-cell>
          <table:table-cell table:style-name="ce4" office:value-type="string" calcext:value-type="string">
            <text:p>CNR381746481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27840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36" calcext:value-type="float">
            <text:p>53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39M00S" calcext:value-type="time">
            <text:p>13:39:00</text:p>
          </table:table-cell>
          <table:table-cell table:style-name="ce4" office:value-type="string" calcext:value-type="string">
            <text:p>CNR4848440972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293528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BTM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1599" calcext:value-type="float">
            <text:p>159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4" office:value-type="string" calcext:value-type="string">
            <text:p>CNR411355455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68933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Yeshwanthp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14" calcext:value-type="float">
            <text:p>21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4" office:value-type="string" calcext:value-type="string">
            <text:p>CNR231010568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87899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Vijayanagar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58" calcext:value-type="float">
            <text:p>45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03M00S" calcext:value-type="time">
            <text:p>7:03:00</text:p>
          </table:table-cell>
          <table:table-cell table:style-name="ce4" office:value-type="string" calcext:value-type="string">
            <text:p>CNR276611429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2593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52" calcext:value-type="float">
            <text:p>75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08M00S" calcext:value-type="time">
            <text:p>3:08:00</text:p>
          </table:table-cell>
          <table:table-cell table:style-name="ce4" office:value-type="string" calcext:value-type="string">
            <text:p>CNR978855596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17562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Hennur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8" calcext:value-type="float">
            <text:p>19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13M00S" calcext:value-type="time">
            <text:p>0:13:00</text:p>
          </table:table-cell>
          <table:table-cell table:style-name="ce4" office:value-type="string" calcext:value-type="string">
            <text:p>CNR411718212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19473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Sahakar Nagar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92" calcext:value-type="float">
            <text:p>69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33M00S" calcext:value-type="time">
            <text:p>18:33:00</text:p>
          </table:table-cell>
          <table:table-cell table:style-name="ce4" office:value-type="string" calcext:value-type="string">
            <text:p>CNR14828623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9435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KR Pura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41M00S" calcext:value-type="time">
            <text:p>8:41:00</text:p>
          </table:table-cell>
          <table:table-cell table:style-name="ce4" office:value-type="string" calcext:value-type="string">
            <text:p>CNR184626343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53782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Rajajinagar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433" calcext:value-type="float">
            <text:p>43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08M00S" calcext:value-type="time">
            <text:p>21:08:00</text:p>
          </table:table-cell>
          <table:table-cell table:style-name="ce4" office:value-type="string" calcext:value-type="string">
            <text:p>CNR979285759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860533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HSR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84" calcext:value-type="float">
            <text:p>88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39M00S" calcext:value-type="time">
            <text:p>23:39:00</text:p>
          </table:table-cell>
          <table:table-cell table:style-name="ce4" office:value-type="string" calcext:value-type="string">
            <text:p>CNR636408308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13170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oramangala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87" calcext:value-type="float">
            <text:p>108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32M00S" calcext:value-type="time">
            <text:p>20:32:00</text:p>
          </table:table-cell>
          <table:table-cell table:style-name="ce4" office:value-type="string" calcext:value-type="string">
            <text:p>CNR413211412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27658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058" calcext:value-type="float">
            <text:p>105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8M00S" calcext:value-type="time">
            <text:p>2:28:00</text:p>
          </table:table-cell>
          <table:table-cell table:style-name="ce4" office:value-type="string" calcext:value-type="string">
            <text:p>CNR116429765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3283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Hulimavu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74" calcext:value-type="float">
            <text:p>87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25M00S" calcext:value-type="time">
            <text:p>23:25:00</text:p>
          </table:table-cell>
          <table:table-cell table:style-name="ce4" office:value-type="string" calcext:value-type="string">
            <text:p>CNR510739857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283071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Henn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900" calcext:value-type="float">
            <text:p>90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45M00S" calcext:value-type="time">
            <text:p>3:45:00</text:p>
          </table:table-cell>
          <table:table-cell table:style-name="ce4" office:value-type="string" calcext:value-type="string">
            <text:p>CNR2594649356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988044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Majestic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49" calcext:value-type="float">
            <text:p>34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56M00S" calcext:value-type="time">
            <text:p>8:56:00</text:p>
          </table:table-cell>
          <table:table-cell table:style-name="ce4" office:value-type="string" calcext:value-type="string">
            <text:p>CNR551326415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0146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Vehicle Breakdown</text:p>
          </table:table-cell>
          <table:table-cell table:style-name="ce2" office:value-type="float" office:value="350" calcext:value-type="float">
            <text:p>35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12M00S" calcext:value-type="time">
            <text:p>15:12:00</text:p>
          </table:table-cell>
          <table:table-cell table:style-name="ce4" office:value-type="string" calcext:value-type="string">
            <text:p>CNR7718204224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145915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Ulsoor</text:p>
          </table:table-cell>
          <table:table-cell table:style-name="ce4" office:value-type="string" calcext:value-type="string">
            <text:p>Cox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asked to cancel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55M00S" calcext:value-type="time">
            <text:p>1:55:00</text:p>
          </table:table-cell>
          <table:table-cell table:style-name="ce4" office:value-type="string" calcext:value-type="string">
            <text:p>CNR988428893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54511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Sahakar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19" calcext:value-type="float">
            <text:p>81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15M00S" calcext:value-type="time">
            <text:p>22:15:00</text:p>
          </table:table-cell>
          <table:table-cell table:style-name="ce4" office:value-type="string" calcext:value-type="string">
            <text:p>CNR860411476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26289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Cox Town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84" calcext:value-type="float">
            <text:p>98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55M00S" calcext:value-type="time">
            <text:p>6:55:00</text:p>
          </table:table-cell>
          <table:table-cell table:style-name="ce4" office:value-type="string" calcext:value-type="string">
            <text:p>CNR164861837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1590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Nagarbhavi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918" calcext:value-type="float">
            <text:p>91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18M00S" calcext:value-type="time">
            <text:p>14:18:00</text:p>
          </table:table-cell>
          <table:table-cell table:style-name="ce4" office:value-type="string" calcext:value-type="string">
            <text:p>CNR373564669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9298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Majestic</text:p>
          </table:table-cell>
          <table:table-cell table:style-name="ce4" office:value-type="string" calcext:value-type="string">
            <text:p>Ulsoor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393" calcext:value-type="float">
            <text:p>139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02M00S" calcext:value-type="time">
            <text:p>19:02:00</text:p>
          </table:table-cell>
          <table:table-cell table:style-name="ce4" office:value-type="string" calcext:value-type="string">
            <text:p>CNR569516117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15244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81" calcext:value-type="float">
            <text:p>481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05M00S" calcext:value-type="time">
            <text:p>6:05:00</text:p>
          </table:table-cell>
          <table:table-cell table:style-name="ce4" office:value-type="string" calcext:value-type="string">
            <text:p>CNR370123701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19006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46" calcext:value-type="float">
            <text:p>44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46M00S" calcext:value-type="time">
            <text:p>20:46:00</text:p>
          </table:table-cell>
          <table:table-cell table:style-name="ce4" office:value-type="string" calcext:value-type="string">
            <text:p>CNR786882914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33386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Jayanagar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134" calcext:value-type="float">
            <text:p>1134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25M00S" calcext:value-type="time">
            <text:p>4:25:00</text:p>
          </table:table-cell>
          <table:table-cell table:style-name="ce4" office:value-type="string" calcext:value-type="string">
            <text:p>CNR976547173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79696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Sarjapur Roa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30M00S" calcext:value-type="time">
            <text:p>23:30:00</text:p>
          </table:table-cell>
          <table:table-cell table:style-name="ce4" office:value-type="string" calcext:value-type="string">
            <text:p>CNR765047221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2126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Cox Town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95" calcext:value-type="float">
            <text:p>39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47M00S" calcext:value-type="time">
            <text:p>19:47:00</text:p>
          </table:table-cell>
          <table:table-cell table:style-name="ce4" office:value-type="string" calcext:value-type="string">
            <text:p>CNR469025027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81071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MG Road</text:p>
          </table:table-cell>
          <table:table-cell table:style-name="ce4" office:value-type="string" calcext:value-type="string">
            <text:p>Bannerghatta Road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4" office:value-type="string" calcext:value-type="string">
            <text:p>CNR209596846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67238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11" calcext:value-type="float">
            <text:p>11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4" office:value-type="string" calcext:value-type="string">
            <text:p>CNR3375761138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4728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Majestic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02" calcext:value-type="float">
            <text:p>40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25M00S" calcext:value-type="time">
            <text:p>17:25:00</text:p>
          </table:table-cell>
          <table:table-cell table:style-name="ce4" office:value-type="string" calcext:value-type="string">
            <text:p>CNR948111644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11139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RT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73" calcext:value-type="float">
            <text:p>47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19M00S" calcext:value-type="time">
            <text:p>19:19:00</text:p>
          </table:table-cell>
          <table:table-cell table:style-name="ce4" office:value-type="string" calcext:value-type="string">
            <text:p>CNR869733979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09674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Hosur Road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59" calcext:value-type="float">
            <text:p>15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50M00S" calcext:value-type="time">
            <text:p>3:50:00</text:p>
          </table:table-cell>
          <table:table-cell table:style-name="ce4" office:value-type="string" calcext:value-type="string">
            <text:p>CNR120658101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74550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Yelahanka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40" calcext:value-type="float">
            <text:p>14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0H02M00S" calcext:value-type="time">
            <text:p>10:02:00</text:p>
          </table:table-cell>
          <table:table-cell table:style-name="ce4" office:value-type="string" calcext:value-type="string">
            <text:p>CNR449912823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80584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Basavanagudi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54" calcext:value-type="float">
            <text:p>45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42M00S" calcext:value-type="time">
            <text:p>8:42:00</text:p>
          </table:table-cell>
          <table:table-cell table:style-name="ce4" office:value-type="string" calcext:value-type="string">
            <text:p>CNR129871543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01412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21" calcext:value-type="float">
            <text:p>32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38M00S" calcext:value-type="time">
            <text:p>23:38:00</text:p>
          </table:table-cell>
          <table:table-cell table:style-name="ce4" office:value-type="string" calcext:value-type="string">
            <text:p>CNR431276344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1121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3" calcext:value-type="float">
            <text:p>19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9M00S" calcext:value-type="time">
            <text:p>3:19:00</text:p>
          </table:table-cell>
          <table:table-cell table:style-name="ce4" office:value-type="string" calcext:value-type="string">
            <text:p>CNR134057101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60873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63" calcext:value-type="float">
            <text:p>463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16M00S" calcext:value-type="time">
            <text:p>8:16:00</text:p>
          </table:table-cell>
          <table:table-cell table:style-name="ce4" office:value-type="string" calcext:value-type="string">
            <text:p>CNR684409142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7681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Basavanagudi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78" calcext:value-type="float">
            <text:p>17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53M00S" calcext:value-type="time">
            <text:p>4:53:00</text:p>
          </table:table-cell>
          <table:table-cell table:style-name="ce4" office:value-type="string" calcext:value-type="string">
            <text:p>CNR37415169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92507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Varthur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33M00S" calcext:value-type="time">
            <text:p>20:33:00</text:p>
          </table:table-cell>
          <table:table-cell table:style-name="ce4" office:value-type="string" calcext:value-type="string">
            <text:p>CNR687863313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35898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Whitefield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20M00S" calcext:value-type="time">
            <text:p>7:20:00</text:p>
          </table:table-cell>
          <table:table-cell table:style-name="ce4" office:value-type="string" calcext:value-type="string">
            <text:p>CNR838988040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79884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Yelahanka</text:p>
          </table:table-cell>
          <table:table-cell table:style-name="ce4" office:value-type="string" calcext:value-type="string">
            <text:p>Hosur Road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54M00S" calcext:value-type="time">
            <text:p>13:54:00</text:p>
          </table:table-cell>
          <table:table-cell table:style-name="ce4" office:value-type="string" calcext:value-type="string">
            <text:p>CNR103116473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3492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Richmond Town</text:p>
          </table:table-cell>
          <table:table-cell table:style-name="ce4" office:value-type="string" calcext:value-type="string">
            <text:p>Peenya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68" calcext:value-type="float">
            <text:p>86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29M00S" calcext:value-type="time">
            <text:p>18:29:00</text:p>
          </table:table-cell>
          <table:table-cell table:style-name="ce4" office:value-type="string" calcext:value-type="string">
            <text:p>CNR305591085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4838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asavanagudi</text:p>
          </table:table-cell>
          <table:table-cell table:style-name="ce4" office:value-type="string" calcext:value-type="string">
            <text:p>Nagarbhav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74" calcext:value-type="float">
            <text:p>17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19M00S" calcext:value-type="time">
            <text:p>13:19:00</text:p>
          </table:table-cell>
          <table:table-cell table:style-name="ce4" office:value-type="string" calcext:value-type="string">
            <text:p>CNR344314384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2020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RT Nagar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55M00S" calcext:value-type="time">
            <text:p>14:55:00</text:p>
          </table:table-cell>
          <table:table-cell table:style-name="ce4" office:value-type="string" calcext:value-type="string">
            <text:p>CNR528440272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5527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Rajarajeshwari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35" calcext:value-type="float">
            <text:p>13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18M00S" calcext:value-type="time">
            <text:p>16:18:00</text:p>
          </table:table-cell>
          <table:table-cell table:style-name="ce4" office:value-type="string" calcext:value-type="string">
            <text:p>CNR873627285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47890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JP Nagar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635" calcext:value-type="float">
            <text:p>63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05M00S" calcext:value-type="time">
            <text:p>23:05:00</text:p>
          </table:table-cell>
          <table:table-cell table:style-name="ce4" office:value-type="string" calcext:value-type="string">
            <text:p>CNR852622710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37335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01" calcext:value-type="float">
            <text:p>401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7H48M00S" calcext:value-type="time">
            <text:p>7:48:00</text:p>
          </table:table-cell>
          <table:table-cell table:style-name="ce4" office:value-type="string" calcext:value-type="string">
            <text:p>CNR258625661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9618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Rajajinagar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55" calcext:value-type="float">
            <text:p>155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15M00S" calcext:value-type="time">
            <text:p>5:15:00</text:p>
          </table:table-cell>
          <table:table-cell table:style-name="ce4" office:value-type="string" calcext:value-type="string">
            <text:p>CNR871823754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87617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Nagarbhavi</text:p>
          </table:table-cell>
          <table:table-cell table:style-name="ce4" office:value-type="string" calcext:value-type="string">
            <text:p>Hulimavu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676" calcext:value-type="float">
            <text:p>167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1H08M00S" calcext:value-type="time">
            <text:p>21:08:00</text:p>
          </table:table-cell>
          <table:table-cell table:style-name="ce4" office:value-type="string" calcext:value-type="string">
            <text:p>CNR4747588582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117316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Hennur</text:p>
          </table:table-cell>
          <table:table-cell table:style-name="ce4" office:value-type="string" calcext:value-type="string">
            <text:p>Majestic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672" calcext:value-type="float">
            <text:p>67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42M00S" calcext:value-type="time">
            <text:p>20:42:00</text:p>
          </table:table-cell>
          <table:table-cell table:style-name="ce4" office:value-type="string" calcext:value-type="string">
            <text:p>CNR5372933060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27543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Ramamurthy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63" calcext:value-type="float">
            <text:p>26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44M00S" calcext:value-type="time">
            <text:p>19:44:00</text:p>
          </table:table-cell>
          <table:table-cell table:style-name="ce4" office:value-type="string" calcext:value-type="string">
            <text:p>CNR374204740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89297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Whitefield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27M00S" calcext:value-type="time">
            <text:p>6:27:00</text:p>
          </table:table-cell>
          <table:table-cell table:style-name="ce4" office:value-type="string" calcext:value-type="string">
            <text:p>CNR6451620987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611238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Whitefiel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18M00S" calcext:value-type="time">
            <text:p>19:18:00</text:p>
          </table:table-cell>
          <table:table-cell table:style-name="ce4" office:value-type="string" calcext:value-type="string">
            <text:p>CNR434949824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76493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72" calcext:value-type="float">
            <text:p>297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51M00S" calcext:value-type="time">
            <text:p>9:51:00</text:p>
          </table:table-cell>
          <table:table-cell table:style-name="ce4" office:value-type="string" calcext:value-type="string">
            <text:p>CNR206439803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24260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Kadugodi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54" calcext:value-type="float">
            <text:p>35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38M00S" calcext:value-type="time">
            <text:p>2:38:00</text:p>
          </table:table-cell>
          <table:table-cell table:style-name="ce4" office:value-type="string" calcext:value-type="string">
            <text:p>CNR432623680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28586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Richmond Town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ustomer Demand</text:p>
          </table:table-cell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46M00S" calcext:value-type="time">
            <text:p>22:46:00</text:p>
          </table:table-cell>
          <table:table-cell table:style-name="ce4" office:value-type="string" calcext:value-type="string">
            <text:p>CNR874689510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39090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Langford Town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85" calcext:value-type="float">
            <text:p>2685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4H20M00S" calcext:value-type="time">
            <text:p>4:20:00</text:p>
          </table:table-cell>
          <table:table-cell table:style-name="ce4" office:value-type="string" calcext:value-type="string">
            <text:p>CNR236076481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0789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Kengeri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ther Issue</text:p>
          </table:table-cell>
          <table:table-cell table:style-name="ce2" office:value-type="float" office:value="797" calcext:value-type="float">
            <text:p>79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03M00S" calcext:value-type="time">
            <text:p>17:03:00</text:p>
          </table:table-cell>
          <table:table-cell table:style-name="ce4" office:value-type="string" calcext:value-type="string">
            <text:p>CNR741314190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1410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Banashankari</text:p>
          </table:table-cell>
          <table:table-cell table:style-name="ce4" office:value-type="string" calcext:value-type="string">
            <text:p>Rajajinagar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12M00S" calcext:value-type="time">
            <text:p>23:12:00</text:p>
          </table:table-cell>
          <table:table-cell table:style-name="ce4" office:value-type="string" calcext:value-type="string">
            <text:p>CNR723062069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6572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Sahakar Nagar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97" calcext:value-type="float">
            <text:p>1997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57M00S" calcext:value-type="time">
            <text:p>16:57:00</text:p>
          </table:table-cell>
          <table:table-cell table:style-name="ce4" office:value-type="string" calcext:value-type="string">
            <text:p>CNR694709369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03175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JP Nagar</text:p>
          </table:table-cell>
          <table:table-cell table:style-name="ce4" office:value-type="string" calcext:value-type="string">
            <text:p>Magadi Road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39" calcext:value-type="float">
            <text:p>43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07M00S" calcext:value-type="time">
            <text:p>20:07:00</text:p>
          </table:table-cell>
          <table:table-cell table:style-name="ce4" office:value-type="string" calcext:value-type="string">
            <text:p>CNR479043505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53419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Hulimavu</text:p>
          </table:table-cell>
          <table:table-cell table:style-name="ce4" office:value-type="string" calcext:value-type="string">
            <text:p>Nagarbhav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56" calcext:value-type="float">
            <text:p>45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24M00S" calcext:value-type="time">
            <text:p>2:24:00</text:p>
          </table:table-cell>
          <table:table-cell table:style-name="ce4" office:value-type="string" calcext:value-type="string">
            <text:p>CNR371743108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4478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Vijayanagar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89" calcext:value-type="float">
            <text:p>198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07M00S" calcext:value-type="time">
            <text:p>5:07:00</text:p>
          </table:table-cell>
          <table:table-cell table:style-name="ce4" office:value-type="string" calcext:value-type="string">
            <text:p>CNR1119886411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61400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Rajarajeshwari Nagar</text:p>
          </table:table-cell>
          <table:table-cell table:style-name="ce4" office:value-type="string" calcext:value-type="string">
            <text:p>Peeny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49" calcext:value-type="float">
            <text:p>44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18M00S" calcext:value-type="time">
            <text:p>22:18:00</text:p>
          </table:table-cell>
          <table:table-cell table:style-name="ce4" office:value-type="string" calcext:value-type="string">
            <text:p>CNR7546954350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57191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Chamarajpet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4" calcext:value-type="float">
            <text:p>49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41M00S" calcext:value-type="time">
            <text:p>5:41:00</text:p>
          </table:table-cell>
          <table:table-cell table:style-name="ce4" office:value-type="string" calcext:value-type="string">
            <text:p>CNR8681622859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751314</text:p>
          </table:table-cell>
          <table:table-cell table:style-name="ce4" office:value-type="string" calcext:value-type="string">
            <text:p>Mini</text:p>
          </table:table-cell>
          <table:table-cell table:number-columns-repeated="2" table:style-name="ce4" office:value-type="string" calcext:value-type="string">
            <text:p>Shant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58" calcext:value-type="float">
            <text:p>15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15M00S" calcext:value-type="time">
            <text:p>8:15:00</text:p>
          </table:table-cell>
          <table:table-cell table:style-name="ce4" office:value-type="string" calcext:value-type="string">
            <text:p>CNR391108701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76825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Indiranagar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Vehicle Breakdown</text:p>
          </table:table-cell>
          <table:table-cell table:style-name="ce2" office:value-type="float" office:value="632" calcext:value-type="float">
            <text:p>63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43M00S" calcext:value-type="time">
            <text:p>17:43:00</text:p>
          </table:table-cell>
          <table:table-cell table:style-name="ce4" office:value-type="string" calcext:value-type="string">
            <text:p>CNR665781353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55376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Bannerghatta Road</text:p>
          </table:table-cell>
          <table:table-cell table:style-name="ce4" office:value-type="string" calcext:value-type="string">
            <text:p>Kadugodi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22M00S" calcext:value-type="time">
            <text:p>1:22:00</text:p>
          </table:table-cell>
          <table:table-cell table:style-name="ce4" office:value-type="string" calcext:value-type="string">
            <text:p>CNR8755664720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253924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HSR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969" calcext:value-type="float">
            <text:p>96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2H13M00S" calcext:value-type="time">
            <text:p>2:13:00</text:p>
          </table:table-cell>
          <table:table-cell table:style-name="ce4" office:value-type="string" calcext:value-type="string">
            <text:p>CNR927169490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2206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Sahakar 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was coughing/sick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00" calcext:value-type="float">
            <text:p>30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41M00S" calcext:value-type="time">
            <text:p>9:41:00</text:p>
          </table:table-cell>
          <table:table-cell table:style-name="ce4" office:value-type="string" calcext:value-type="string">
            <text:p>CNR6626953383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998004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Raj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86" calcext:value-type="float">
            <text:p>48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4H26M00S" calcext:value-type="time">
            <text:p>14:26:00</text:p>
          </table:table-cell>
          <table:table-cell table:style-name="ce4" office:value-type="string" calcext:value-type="string">
            <text:p>CNR641069629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32697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Vijayanagar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34" calcext:value-type="float">
            <text:p>43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28M00S" calcext:value-type="time">
            <text:p>6:28:00</text:p>
          </table:table-cell>
          <table:table-cell table:style-name="ce4" office:value-type="string" calcext:value-type="string">
            <text:p>CNR332561010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476333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Vijayanagar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27M00S" calcext:value-type="time">
            <text:p>1:27:00</text:p>
          </table:table-cell>
          <table:table-cell table:style-name="ce4" office:value-type="string" calcext:value-type="string">
            <text:p>CNR716220976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01544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Frazer Town</text:p>
          </table:table-cell>
          <table:table-cell table:style-name="ce4" office:value-type="string" calcext:value-type="string">
            <text:p>Hebbal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52M00S" calcext:value-type="time">
            <text:p>20:52:00</text:p>
          </table:table-cell>
          <table:table-cell table:style-name="ce4" office:value-type="string" calcext:value-type="string">
            <text:p>CNR6109622128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6449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Malleshwara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44" calcext:value-type="float">
            <text:p>14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13M00S" calcext:value-type="time">
            <text:p>11:13:00</text:p>
          </table:table-cell>
          <table:table-cell table:style-name="ce4" office:value-type="string" calcext:value-type="string">
            <text:p>CNR442199485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4378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Hebbal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364" calcext:value-type="float">
            <text:p>36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0H35M00S" calcext:value-type="time">
            <text:p>0:35:00</text:p>
          </table:table-cell>
          <table:table-cell table:style-name="ce4" office:value-type="string" calcext:value-type="string">
            <text:p>CNR1925768452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70482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Electronic City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55" calcext:value-type="float">
            <text:p>35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13M00S" calcext:value-type="time">
            <text:p>1:13:00</text:p>
          </table:table-cell>
          <table:table-cell table:style-name="ce4" office:value-type="string" calcext:value-type="string">
            <text:p>CNR564814350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0334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Peenya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66" calcext:value-type="float">
            <text:p>466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3.4" calcext:value-type="float">
            <text:p>3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38M00S" calcext:value-type="time">
            <text:p>5:38:00</text:p>
          </table:table-cell>
          <table:table-cell table:style-name="ce4" office:value-type="string" calcext:value-type="string">
            <text:p>CNR811526201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05697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Bellandur</text:p>
          </table:table-cell>
          <table:table-cell table:style-name="ce4" office:value-type="string" calcext:value-type="string">
            <text:p>Jayanagar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562" calcext:value-type="float">
            <text:p>562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49M00S" calcext:value-type="time">
            <text:p>6:49:00</text:p>
          </table:table-cell>
          <table:table-cell table:style-name="ce4" office:value-type="string" calcext:value-type="string">
            <text:p>CNR782351677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88003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Ulsoo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04" calcext:value-type="float">
            <text:p>80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27M00S" calcext:value-type="time">
            <text:p>12:27:00</text:p>
          </table:table-cell>
          <table:table-cell table:style-name="ce4" office:value-type="string" calcext:value-type="string">
            <text:p>CNR849335678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22747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Padmanabhanagar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67" calcext:value-type="float">
            <text:p>767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46M00S" calcext:value-type="time">
            <text:p>23:46:00</text:p>
          </table:table-cell>
          <table:table-cell table:style-name="ce4" office:value-type="string" calcext:value-type="string">
            <text:p>CNR3058067820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817628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Kamman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52" calcext:value-type="float">
            <text:p>15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26M00S" calcext:value-type="time">
            <text:p>22:26:00</text:p>
          </table:table-cell>
          <table:table-cell table:style-name="ce4" office:value-type="string" calcext:value-type="string">
            <text:p>CNR4333147707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40436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HSR Layout</text:p>
          </table:table-cell>
          <table:table-cell table:style-name="ce4" office:value-type="string" calcext:value-type="string">
            <text:p>Peeny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More than permitted people in ther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804" calcext:value-type="float">
            <text:p>80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0H24M00S" calcext:value-type="time">
            <text:p>20:24:00</text:p>
          </table:table-cell>
          <table:table-cell table:style-name="ce4" office:value-type="string" calcext:value-type="string">
            <text:p>CNR864151249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304875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Shivajinagar</text:p>
          </table:table-cell>
          <table:table-cell table:style-name="ce4" office:value-type="string" calcext:value-type="string">
            <text:p>Peenya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08" calcext:value-type="float">
            <text:p>408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47M00S" calcext:value-type="time">
            <text:p>1:47:00</text:p>
          </table:table-cell>
          <table:table-cell table:style-name="ce4" office:value-type="string" calcext:value-type="string">
            <text:p>CNR340324345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955257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Electronic City</text:p>
          </table:table-cell>
          <table:table-cell table:style-name="ce4" office:value-type="string" calcext:value-type="string">
            <text:p>Hennu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542" calcext:value-type="float">
            <text:p>54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17M00S" calcext:value-type="time">
            <text:p>19:17:00</text:p>
          </table:table-cell>
          <table:table-cell table:style-name="ce4" office:value-type="string" calcext:value-type="string">
            <text:p>CNR754646064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983643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74" calcext:value-type="float">
            <text:p>47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7H19M00S" calcext:value-type="time">
            <text:p>17:19:00</text:p>
          </table:table-cell>
          <table:table-cell table:style-name="ce4" office:value-type="string" calcext:value-type="string">
            <text:p>CNR8208143819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9495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Chamarajpet</text:p>
          </table:table-cell>
          <table:table-cell table:style-name="ce4" office:value-type="string" calcext:value-type="string">
            <text:p>Raj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33M00S" calcext:value-type="time">
            <text:p>1:33:00</text:p>
          </table:table-cell>
          <table:table-cell table:style-name="ce4" office:value-type="string" calcext:value-type="string">
            <text:p>CNR3158442253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846638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Magadi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Wrong Addres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50" calcext:value-type="float">
            <text:p>350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27M00S" calcext:value-type="time">
            <text:p>5:27:00</text:p>
          </table:table-cell>
          <table:table-cell table:style-name="ce4" office:value-type="string" calcext:value-type="string">
            <text:p>CNR186536918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38268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Mysore Road</text:p>
          </table:table-cell>
          <table:table-cell table:style-name="ce4" office:value-type="string" calcext:value-type="string">
            <text:p>Koramangala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32" calcext:value-type="float">
            <text:p>33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33M00S" calcext:value-type="time">
            <text:p>23:33:00</text:p>
          </table:table-cell>
          <table:table-cell table:style-name="ce4" office:value-type="string" calcext:value-type="string">
            <text:p>CNR7198075514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650773</text:p>
          </table:table-cell>
          <table:table-cell table:style-name="ce4" office:value-type="string" calcext:value-type="string">
            <text:p>eBike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Rajaji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322" calcext:value-type="float">
            <text:p>32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15M00S" calcext:value-type="time">
            <text:p>6:15:00</text:p>
          </table:table-cell>
          <table:table-cell table:style-name="ce4" office:value-type="string" calcext:value-type="string">
            <text:p>CNR589403197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87772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Devanahalli</text:p>
          </table:table-cell>
          <table:table-cell table:style-name="ce4" office:value-type="string" calcext:value-type="string">
            <text:p>Yeshwanthpur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860" calcext:value-type="float">
            <text:p>860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31M00S" calcext:value-type="time">
            <text:p>12:31:00</text:p>
          </table:table-cell>
          <table:table-cell table:style-name="ce4" office:value-type="string" calcext:value-type="string">
            <text:p>CNR6369935063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07065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Rajajinagar</text:p>
          </table:table-cell>
          <table:table-cell table:style-name="ce4" office:value-type="string" calcext:value-type="string">
            <text:p>Marath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991" calcext:value-type="float">
            <text:p>99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00M00S" calcext:value-type="time">
            <text:p>8:00:00</text:p>
          </table:table-cell>
          <table:table-cell table:style-name="ce4" office:value-type="string" calcext:value-type="string">
            <text:p>CNR630210150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280152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Yeshwanthpur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3H51M00S" calcext:value-type="time">
            <text:p>13:51:00</text:p>
          </table:table-cell>
          <table:table-cell table:style-name="ce4" office:value-type="string" calcext:value-type="string">
            <text:p>CNR6911635936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78183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Ramamurthy Nagar</text:p>
          </table:table-cell>
          <table:table-cell table:style-name="ce4" office:value-type="string" calcext:value-type="string">
            <text:p>Kadugod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93" calcext:value-type="float">
            <text:p>49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9H36M00S" calcext:value-type="time">
            <text:p>19:36:00</text:p>
          </table:table-cell>
          <table:table-cell table:style-name="ce4" office:value-type="string" calcext:value-type="string">
            <text:p>CNR821094972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81185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Kammanahalli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9" calcext:value-type="float">
            <text:p>49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02M00S" calcext:value-type="time">
            <text:p>1:02:00</text:p>
          </table:table-cell>
          <table:table-cell table:style-name="ce4" office:value-type="string" calcext:value-type="string">
            <text:p>CNR738983754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4173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Kengeri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759" calcext:value-type="float">
            <text:p>759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31M00S" calcext:value-type="time">
            <text:p>6:31:00</text:p>
          </table:table-cell>
          <table:table-cell table:style-name="ce4" office:value-type="string" calcext:value-type="string">
            <text:p>CNR3731051841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92029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BTM Layout</text:p>
          </table:table-cell>
          <table:table-cell table:style-name="ce4" office:value-type="string" calcext:value-type="string">
            <text:p>HSR Layou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425" calcext:value-type="float">
            <text:p>42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12M00S" calcext:value-type="time">
            <text:p>6:12:00</text:p>
          </table:table-cell>
          <table:table-cell table:style-name="ce4" office:value-type="string" calcext:value-type="string">
            <text:p>CNR5069047408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14118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Jayanagar</text:p>
          </table:table-cell>
          <table:table-cell table:style-name="ce4" office:value-type="string" calcext:value-type="string">
            <text:p>Majestic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441" calcext:value-type="float">
            <text:p>44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6H34M00S" calcext:value-type="time">
            <text:p>6:34:00</text:p>
          </table:table-cell>
          <table:table-cell table:style-name="ce4" office:value-type="string" calcext:value-type="string">
            <text:p>CNR5118920286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33964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KR Puram</text:p>
          </table:table-cell>
          <table:table-cell table:style-name="ce4" office:value-type="string" calcext:value-type="string">
            <text:p>Frazer Tow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Personal &amp; Ca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6H03M00S" calcext:value-type="time">
            <text:p>16:03:00</text:p>
          </table:table-cell>
          <table:table-cell table:style-name="ce4" office:value-type="string" calcext:value-type="string">
            <text:p>CNR216209175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88775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Magadi Road</text:p>
          </table:table-cell>
          <table:table-cell table:style-name="ce4" office:value-type="string" calcext:value-type="string">
            <text:p>BTM Layout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92" calcext:value-type="float">
            <text:p>492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14M00S" calcext:value-type="time">
            <text:p>12:14:00</text:p>
          </table:table-cell>
          <table:table-cell table:style-name="ce4" office:value-type="string" calcext:value-type="string">
            <text:p>CNR7922694663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774019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Sarjap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651" calcext:value-type="float">
            <text:p>651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8H56M00S" calcext:value-type="time">
            <text:p>8:56:00</text:p>
          </table:table-cell>
          <table:table-cell table:style-name="ce4" office:value-type="string" calcext:value-type="string">
            <text:p>CNR1440190398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3659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Whitefiel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Driver is not moving towards pickup location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599" calcext:value-type="float">
            <text:p>59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40M00S" calcext:value-type="time">
            <text:p>1:40:00</text:p>
          </table:table-cell>
          <table:table-cell table:style-name="ce4" office:value-type="string" calcext:value-type="string">
            <text:p>CNR2463579135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493481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Marathahall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142" calcext:value-type="float">
            <text:p>142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1H18M00S" calcext:value-type="time">
            <text:p>11:18:00</text:p>
          </table:table-cell>
          <table:table-cell table:style-name="ce4" office:value-type="string" calcext:value-type="string">
            <text:p>CNR3005238846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906587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Tumkur Road</text:p>
          </table:table-cell>
          <table:table-cell table:style-name="ce4" office:value-type="string" calcext:value-type="string">
            <text:p>Vijayanagar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AC is Not working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688" calcext:value-type="float">
            <text:p>688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11M00S" calcext:value-type="time">
            <text:p>3:11:00</text:p>
          </table:table-cell>
          <table:table-cell table:style-name="ce4" office:value-type="string" calcext:value-type="string">
            <text:p>CNR363918873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4007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Shivajinagar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Credit Car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12M00S" calcext:value-type="time">
            <text:p>22:12:00</text:p>
          </table:table-cell>
          <table:table-cell table:style-name="ce4" office:value-type="string" calcext:value-type="string">
            <text:p>CNR2618079867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993822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Shantinagar</text:p>
          </table:table-cell>
          <table:table-cell table:style-name="ce4" office:value-type="string" calcext:value-type="string">
            <text:p>Chickpe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419" calcext:value-type="float">
            <text:p>419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3H10M00S" calcext:value-type="time">
            <text:p>23:10:00</text:p>
          </table:table-cell>
          <table:table-cell table:style-name="ce4" office:value-type="string" calcext:value-type="string">
            <text:p>CNR1823340719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500946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Indiranagar</text:p>
          </table:table-cell>
          <table:table-cell table:style-name="ce4" office:value-type="string" calcext:value-type="string">
            <text:p>Kammanahalli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18" calcext:value-type="float">
            <text:p>118</text:p>
          </table:table-cell>
          <table:table-cell table:style-name="ce7" office:value-type="string" calcext:value-type="string">
            <text:p>UPI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22H49M00S" calcext:value-type="time">
            <text:p>22:49:00</text:p>
          </table:table-cell>
          <table:table-cell table:style-name="ce4" office:value-type="string" calcext:value-type="string">
            <text:p>CNR322441366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758449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ahakar Nagar</text:p>
          </table:table-cell>
          <table:table-cell table:style-name="ce4" office:value-type="string" calcext:value-type="string">
            <text:p>Marathahall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484" calcext:value-type="float">
            <text:p>48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8H02M00S" calcext:value-type="time">
            <text:p>18:02:00</text:p>
          </table:table-cell>
          <table:table-cell table:style-name="ce4" office:value-type="string" calcext:value-type="string">
            <text:p>CNR1662872056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807730</text:p>
          </table:table-cell>
          <table:table-cell table:style-name="ce4" office:value-type="string" calcext:value-type="string">
            <text:p>Prime SUV</text:p>
          </table:table-cell>
          <table:table-cell table:style-name="ce4" office:value-type="string" calcext:value-type="string">
            <text:p>Sarjapur Road</text:p>
          </table:table-cell>
          <table:table-cell table:style-name="ce4" office:value-type="string" calcext:value-type="string">
            <text:p>Hebbal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1H39M00S" calcext:value-type="time">
            <text:p>1:39:00</text:p>
          </table:table-cell>
          <table:table-cell table:style-name="ce4" office:value-type="string" calcext:value-type="string">
            <text:p>CNR8474959161</text:p>
          </table:table-cell>
          <table:table-cell table:style-name="ce4" office:value-type="string" calcext:value-type="string">
            <text:p>Canceled by Driver</text:p>
          </table:table-cell>
          <table:table-cell table:style-name="ce4" office:value-type="string" calcext:value-type="string">
            <text:p>CID204722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Marathahalli</text:p>
          </table:table-cell>
          <table:table-cell table:style-name="ce4" office:value-type="string" calcext:value-type="string">
            <text:p>Tumk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ustomer related issu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2" office:value-type="float" office:value="1085" calcext:value-type="float">
            <text:p>1085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07M00S" calcext:value-type="time">
            <text:p>5:07:00</text:p>
          </table:table-cell>
          <table:table-cell table:style-name="ce4" office:value-type="string" calcext:value-type="string">
            <text:p>CNR9464678541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83420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Vijayanagar</text:p>
          </table:table-cell>
          <table:table-cell table:style-name="ce4" office:value-type="string" calcext:value-type="string">
            <text:p>Hebbal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182" calcext:value-type="float">
            <text:p>182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5H25M00S" calcext:value-type="time">
            <text:p>5:25:00</text:p>
          </table:table-cell>
          <table:table-cell table:style-name="ce4" office:value-type="string" calcext:value-type="string">
            <text:p>CNR4260523467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45802</text:p>
          </table:table-cell>
          <table:table-cell table:style-name="ce4" office:value-type="string" calcext:value-type="string">
            <text:p>Mini</text:p>
          </table:table-cell>
          <table:table-cell table:style-name="ce4" office:value-type="string" calcext:value-type="string">
            <text:p>Chickpet</text:p>
          </table:table-cell>
          <table:table-cell table:style-name="ce4" office:value-type="string" calcext:value-type="string">
            <text:p>Ramamurthy Nagar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29" calcext:value-type="float">
            <text:p>32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3H40M00S" calcext:value-type="time">
            <text:p>3:40:00</text:p>
          </table:table-cell>
          <table:table-cell table:style-name="ce4" office:value-type="string" calcext:value-type="string">
            <text:p>CNR6403385683</text:p>
          </table:table-cell>
          <table:table-cell table:style-name="ce4" office:value-type="string" calcext:value-type="string">
            <text:p>Canceled by Customer</text:p>
          </table:table-cell>
          <table:table-cell table:style-name="ce4" office:value-type="string" calcext:value-type="string">
            <text:p>CID497942</text:p>
          </table:table-cell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Peenya</text:p>
          </table:table-cell>
          <table:table-cell table:style-name="ce4" office:value-type="string" calcext:value-type="string">
            <text:p>Sarjapur Roa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office:value-type="string" calcext:value-type="string">
            <text:p>Change of plans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2" office:value-type="float" office:value="773" calcext:value-type="float">
            <text:p>773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09H34M00S" calcext:value-type="time">
            <text:p>9:34:00</text:p>
          </table:table-cell>
          <table:table-cell table:style-name="ce4" office:value-type="string" calcext:value-type="string">
            <text:p>CNR7814938683</text:p>
          </table:table-cell>
          <table:table-cell table:style-name="ce4" office:value-type="string" calcext:value-type="string">
            <text:p>Driver Not Found</text:p>
          </table:table-cell>
          <table:table-cell table:style-name="ce4" office:value-type="string" calcext:value-type="string">
            <text:p>CID372236</text:p>
          </table:table-cell>
          <table:table-cell table:style-name="ce4" office:value-type="string" calcext:value-type="string">
            <text:p>Prime Plus</text:p>
          </table:table-cell>
          <table:table-cell table:style-name="ce4" office:value-type="string" calcext:value-type="string">
            <text:p>RT Nagar</text:p>
          </table:table-cell>
          <table:table-cell table:style-name="ce4" office:value-type="string" calcext:value-type="string">
            <text:p>Kadugodi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2" office:value-type="float" office:value="327" calcext:value-type="float">
            <text:p>327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2H45M00S" calcext:value-type="time">
            <text:p>12:45:00</text:p>
          </table:table-cell>
          <table:table-cell table:style-name="ce4" office:value-type="string" calcext:value-type="string">
            <text:p>CNR171261745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621187</text:p>
          </table:table-cell>
          <table:table-cell table:style-name="ce4" office:value-type="string" calcext:value-type="string">
            <text:p>Prime Sedan</text:p>
          </table:table-cell>
          <table:table-cell table:style-name="ce4" office:value-type="string" calcext:value-type="string">
            <text:p>Hebbal</text:p>
          </table:table-cell>
          <table:table-cell table:style-name="ce4" office:value-type="string" calcext:value-type="string">
            <text:p>Vijayanagar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string" calcext:value-type="string">
            <text:p>UP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##########</text:p>
          </table:table-cell>
          <table:table-cell table:style-name="ce3" office:value-type="time" office:time-value="PT15H47M00S" calcext:value-type="time">
            <text:p>15:47:00</text:p>
          </table:table-cell>
          <table:table-cell table:style-name="ce4" office:value-type="string" calcext:value-type="string">
            <text:p>CNR892043053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CID14680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Langford Town</text:p>
          </table:table-cell>
          <table:table-cell table:style-name="ce4" office:value-type="string" calcext:value-type="string">
            <text:p>Majestic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ull</text:p>
          </table:table-cell>
          <table:table-cell table:style-name="ce2" office:value-type="float" office:value="389" calcext:value-type="float">
            <text:p>389</text:p>
          </table:table-cell>
          <table:table-cell table:style-name="ce7" office:value-type="string" calcext:value-type="string">
            <text:p>Cash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5"/>
        </table:table-row>
        <table:table-row table:style-name="ro2" table:number-rows-repeated="1047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10" meta:object-count="0"/>
    <meta:generator>LibreOfficeDev/6.0.5.2$Linux_X86_64 LibreOffice_project/</meta:generator>
  </office:meta>
</office:document-meta>
</file>